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3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6" svg:font-family="'Bitstream Vera Sans'" style:font-pitch="variable"/>
    <style:font-face style:name="OpenSymbol2" svg:font-family="OpenSymbol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Standard">
      <style:paragraph-properties fo:line-height="150%" fo:text-align="start" style:justify-single-word="false"/>
      <style:text-properties style:font-name="Bitstream Vera Sans4" fo:font-size="10pt" officeooo:paragraph-rsid="005ea1a4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officeooo:paragraph-rsid="005ea1a4"/>
    </style:style>
    <style:style style:name="P5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8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Header">
      <style:text-properties fo:font-size="3pt" style:font-size-asian="4pt" style:font-size-complex="4pt"/>
    </style:style>
    <style:style style:name="P12" style:family="paragraph" style:parent-style-name="Header">
      <style:text-properties fo:font-size="14pt" style:font-size-asian="14pt" style:font-size-complex="14pt"/>
    </style:style>
    <style:style style:name="P1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Footer"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text-properties officeooo:rsid="00178920" officeooo:paragraph-rsid="00178920"/>
    </style:style>
    <style:style style:name="P19" style:family="paragraph" style:parent-style-name="Footer">
      <style:text-properties officeooo:paragraph-rsid="002556d8"/>
    </style:style>
    <style:style style:name="P20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_5f_En-tête">
      <style:text-properties fo:font-style="normal" fo:font-weight="bold" officeooo:paragraph-rsid="0027bcad" style:font-style-asian="normal" style:font-weight-asian="bold" style:font-style-complex="normal" style:font-weight-complex="bold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2.646cm"/>
          <style:tab-stop style:position="3.413cm"/>
        </style:tab-stops>
      </style:paragraph-properties>
      <style:text-properties fo:color="#008000" loext:opacity="100%" style:font-name="Bitstream Vera Sans4" fo:font-size="11pt" fo:font-weight="bold" officeooo:paragraph-rsid="005b37ca" style:font-size-asian="11pt" style:font-size-complex="11pt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2.646cm"/>
          <style:tab-stop style:position="3.413cm"/>
        </style:tab-stops>
      </style:paragraph-properties>
      <style:text-properties fo:color="#008000" loext:opacity="100%" style:font-name="Bitstream Vera Sans4" fo:font-size="11pt" fo:font-weight="bold" officeooo:paragraph-rsid="005e7570" style:font-size-asian="11pt" style:font-size-complex="11pt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2.646cm"/>
          <style:tab-stop style:position="3.413cm"/>
        </style:tab-stops>
      </style:paragraph-properties>
      <style:text-properties fo:color="#008000" loext:opacity="100%" style:font-name="Bitstream Vera Sans4" fo:font-size="11pt" fo:text-shadow="none" fo:font-weight="bold" officeooo:paragraph-rsid="0044d1b8" fo:background-color="transparent" style:font-size-asian="11pt" style:font-size-complex="11pt"/>
    </style:style>
    <style:style style:name="P29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4" fo:font-size="10pt" officeooo:paragraph-rsid="00290c92" style:font-size-asian="10pt" style:font-size-complex="10pt"/>
    </style:style>
    <style:style style:name="P30" style:family="paragraph" style:parent-style-name="Text_20_body">
      <style:paragraph-properties fo:margin-top="0cm" fo:margin-bottom="0cm" style:contextual-spacing="false"/>
      <style:text-properties officeooo:paragraph-rsid="00348b87"/>
    </style:style>
    <style:style style:name="P31" style:family="paragraph" style:parent-style-name="Standard">
      <style:paragraph-properties fo:margin-top="0cm" fo:margin-bottom="0.101cm" style:contextual-spacing="false" style:shadow="none"/>
      <style:text-properties style:font-name="Bitstream Vera Sans6" fo:font-size="10pt" fo:font-style="normal" officeooo:paragraph-rsid="002a7319" style:font-size-asian="10pt" style:font-style-asian="normal" style:font-size-complex="10pt" style:font-style-complex="normal"/>
    </style:style>
    <style:style style:name="P32" style:family="paragraph" style:parent-style-name="Standard">
      <style:paragraph-properties fo:margin-top="0cm" fo:margin-bottom="0.101cm" style:contextual-spacing="false" style:shadow="none"/>
      <style:text-properties style:font-name="Bitstream Vera Sans6" fo:font-size="10pt" fo:font-style="normal" officeooo:paragraph-rsid="004d58a8" style:font-size-asian="10pt" style:font-style-asian="normal" style:font-size-complex="10pt" style:font-style-complex="normal"/>
    </style:style>
    <style:style style:name="P33" style:family="paragraph" style:parent-style-name="_5f_Paragraphe_20_livret">
      <style:paragraph-properties fo:margin-top="0.3cm" fo:margin-bottom="0.101cm" style:contextual-spacing="false" fo:line-height="150%" fo:text-align="start" style:justify-single-word="false"/>
      <style:text-properties style:font-name="Bitstream Vera Sans4" fo:font-size="10pt" officeooo:paragraph-rsid="005ea1a4" style:font-size-asian="10pt" style:font-size-complex="10pt"/>
    </style:style>
    <style:style style:name="P34" style:family="paragraph" style:parent-style-name="_5f_Paragraphe_20_livret_20_">
      <style:paragraph-properties fo:margin-top="0.199cm" fo:margin-bottom="0cm" style:contextual-spacing="false" fo:line-height="150%">
        <style:tab-stops>
          <style:tab-stop style:position="0.37cm"/>
          <style:tab-stop style:position="4.001cm" style:type="right" style:leader-style="dotted" style:leader-text="."/>
        </style:tab-stops>
      </style:paragraph-properties>
      <style:text-properties officeooo:paragraph-rsid="005ea1a4"/>
    </style:style>
    <style:style style:name="P35" style:family="paragraph" style:parent-style-name="_5f_Paragraphe_20_livret_20_">
      <style:paragraph-properties fo:margin-top="0.199cm" fo:margin-bottom="0cm" style:contextual-spacing="false" fo:line-height="150%" fo:text-align="justify" style:justify-single-word="false">
        <style:tab-stops>
          <style:tab-stop style:position="0.37cm"/>
          <style:tab-stop style:position="4.001cm" style:type="right" style:leader-style="dotted" style:leader-text="."/>
        </style:tab-stops>
      </style:paragraph-properties>
      <style:text-properties officeooo:paragraph-rsid="005ea1a4"/>
    </style:style>
    <style:style style:name="P36" style:family="paragraph" style:parent-style-name="_5f_Paragraphe_20_livret_20_">
      <style:paragraph-properties fo:margin-top="0.3cm" fo:margin-bottom="0cm" style:contextual-spacing="false" fo:line-height="150%">
        <style:tab-stops>
          <style:tab-stop style:position="0.37cm"/>
          <style:tab-stop style:position="4.001cm" style:type="right" style:leader-style="dotted" style:leader-text="."/>
        </style:tab-stops>
      </style:paragraph-properties>
      <style:text-properties officeooo:paragraph-rsid="005ea1a4"/>
    </style:style>
    <style:style style:name="P37" style:family="paragraph" style:parent-style-name="_5f_Paragraphe_20_livret_20_">
      <style:paragraph-properties fo:margin-top="0.3cm" fo:margin-bottom="0cm" style:contextual-spacing="false" fo:line-height="150%" fo:text-align="justify" style:justify-single-word="false">
        <style:tab-stops>
          <style:tab-stop style:position="0.37cm"/>
          <style:tab-stop style:position="4.001cm" style:type="right" style:leader-style="dotted" style:leader-text="."/>
        </style:tab-stops>
      </style:paragraph-properties>
      <style:text-properties officeooo:paragraph-rsid="005ea1a4"/>
    </style:style>
    <style:style style:name="P38" style:family="paragraph" style:parent-style-name="_5f_Paragraphe_20_livret_20_réponse_20_élève">
      <style:paragraph-properties fo:margin-top="0.3cm" fo:margin-bottom="0cm" style:contextual-spacing="false" style:line-height-at-least="0.7cm" fo:text-align="start" style:justify-single-word="false"/>
      <style:text-properties style:font-name="Bitstream Vera Sans4" fo:font-size="10pt" officeooo:paragraph-rsid="005ea1a4" style:font-size-asian="10pt" style:font-size-complex="10pt"/>
    </style:style>
    <style:style style:name="P39" style:family="paragraph" style:parent-style-name="Exo_5f_Num">
      <style:text-properties officeooo:paragraph-rsid="005ea1a4"/>
    </style:style>
    <style:style style:name="P40" style:family="paragraph" style:parent-style-name="Exo_5f_Num">
      <style:text-properties fo:font-weight="normal" officeooo:paragraph-rsid="005ea1a4" style:font-weight-asian="normal" style:font-weight-complex="normal"/>
    </style:style>
    <style:style style:name="P41" style:family="paragraph" style:parent-style-name="Exo_5f_Num" style:list-style-name="" style:master-page-name="_5f_Fiche_20_éditeur_20_série_20_2_20_une_20_colonne_20_impaire_20__28_G_29_">
      <style:paragraph-properties fo:margin-top="0cm" fo:margin-bottom="0cm" style:contextual-spacing="false" style:page-number="7" fo:break-before="auto" fo:break-after="auto"/>
      <style:text-properties fo:font-weight="normal" style:font-weight-asian="normal" style:font-weight-complex="normal"/>
    </style:style>
    <style:style style:name="P42" style:family="paragraph" style:parent-style-name="Exo_5f_Num">
      <style:paragraph-properties fo:margin-top="0.7cm" fo:margin-bottom="0.199cm" style:contextual-spacing="false"/>
      <style:text-properties fo:font-weight="normal" style:font-weight-asian="normal" style:font-weight-complex="normal"/>
    </style:style>
    <style:style style:name="P43" style:family="paragraph" style:parent-style-name="Exo_5f_Num" style:list-style-name="Num_5f_Exo">
      <style:paragraph-properties fo:margin-top="0.7cm" fo:margin-bottom="0.199cm" style:contextual-spacing="false"/>
      <style:text-properties officeooo:paragraph-rsid="00617829"/>
    </style:style>
    <style:style style:name="P44" style:family="paragraph" style:parent-style-name="Exo_5f_Num">
      <style:paragraph-properties fo:margin-top="0.499cm" fo:margin-bottom="0.199cm" style:contextual-spacing="false"/>
      <style:text-properties fo:font-weight="normal" officeooo:paragraph-rsid="005ea1a4" style:font-weight-asian="normal" style:font-weight-complex="normal"/>
    </style:style>
    <style:style style:name="P45" style:family="paragraph" style:parent-style-name="Exo_5f_Num">
      <style:paragraph-properties fo:margin-top="0.499cm" fo:margin-bottom="0.199cm" style:contextual-spacing="false" fo:break-before="column"/>
      <style:text-properties fo:font-weight="normal" officeooo:paragraph-rsid="005ea1a4" style:font-weight-asian="normal" style:font-weight-complex="normal"/>
    </style:style>
    <style:style style:name="P46" style:family="paragraph" style:parent-style-name="Exo_5f_Num" style:list-style-name="Num_5f_Exo">
      <style:paragraph-properties fo:margin-top="0.4cm" fo:margin-bottom="0.101cm" style:contextual-spacing="false"/>
      <style:text-properties style:use-window-font-color="true" loext:opacity="0%" fo:font-style="normal" fo:font-weight="normal" officeooo:paragraph-rsid="00617829" style:font-style-asian="normal" style:font-weight-asian="normal" style:font-style-complex="normal" style:font-weight-complex="normal"/>
    </style:style>
    <style:style style:name="P47" style:family="paragraph" style:parent-style-name="Exo_5f_Num">
      <style:paragraph-properties fo:margin-top="0.4cm" fo:margin-bottom="0cm" style:contextual-spacing="false"/>
      <style:text-properties fo:font-weight="normal" officeooo:paragraph-rsid="005ea1a4" style:font-weight-asian="normal" style:font-weight-complex="normal"/>
    </style:style>
    <style:style style:name="P48" style:family="paragraph" style:parent-style-name="Exo_5f_Num">
      <style:paragraph-properties fo:margin-top="0.4cm" fo:margin-bottom="0cm" style:contextual-spacing="false"/>
      <style:text-properties officeooo:paragraph-rsid="005ea1a4"/>
    </style:style>
    <style:style style:name="P49" style:family="paragraph" style:parent-style-name="Standard" style:list-style-name="liste_5f_abc">
      <style:paragraph-properties fo:text-align="start" style:justify-single-word="false"/>
      <style:text-properties officeooo:paragraph-rsid="005ea1a4"/>
    </style:style>
    <style:style style:name="P50" style:family="paragraph" style:parent-style-name="Standard" style:list-style-name="_5f_Numérotation_20_des_20_exercices_20_livrets">
      <style:paragraph-properties fo:margin-top="0cm" fo:margin-bottom="0cm" style:contextual-spacing="false" fo:line-height="100%" fo:text-align="start" style:justify-single-word="false"/>
      <style:text-properties style:font-name="Bitstream Vera Sans4" fo:font-size="10pt" officeooo:paragraph-rsid="005ea1a4" style:font-size-asian="10pt" style:font-size-complex="10pt"/>
    </style:style>
    <style:style style:name="P51" style:family="paragraph" style:parent-style-name="Standard" style:list-style-name="_5f_Numérotation_20_des_20_exercices_20_livrets">
      <style:paragraph-properties fo:margin-top="0.6cm" fo:margin-bottom="0cm" style:contextual-spacing="false" fo:line-height="100%" fo:text-align="start" style:justify-single-word="false"/>
      <style:text-properties style:font-name="Bitstream Vera Sans4" fo:font-size="10pt" officeooo:paragraph-rsid="005ea1a4" style:font-size-asian="10pt" style:font-size-complex="10pt"/>
    </style:style>
    <style:style style:name="P52" style:family="paragraph" style:parent-style-name="_5f_Paragraphe_20_livret_20_" style:list-style-name="liste_5f_abc">
      <style:paragraph-properties fo:margin-top="0cm" fo:margin-bottom="0cm" style:contextual-spacing="false" style:line-height-at-least="0.6cm">
        <style:tab-stops>
          <style:tab-stop style:position="0.55cm"/>
        </style:tab-stops>
      </style:paragraph-properties>
      <style:text-properties officeooo:paragraph-rsid="005ea1a4"/>
    </style:style>
    <style:style style:name="P53" style:family="paragraph" style:parent-style-name="_5f_Paragraphe_20_livret_20_" style:list-style-name="liste_5f_abc">
      <style:paragraph-properties fo:margin-top="0cm" fo:margin-bottom="0cm" style:contextual-spacing="false" style:line-height-at-least="0.801cm">
        <style:tab-stops>
          <style:tab-stop style:position="0.55cm"/>
        </style:tab-stops>
      </style:paragraph-properties>
      <style:text-properties officeooo:paragraph-rsid="005ea1a4"/>
    </style:style>
    <style:style style:name="P54" style:family="paragraph" style:parent-style-name="_5f_Paragraphe_20_livret_20_" style:list-style-name="liste_5f_abc">
      <style:paragraph-properties fo:margin-top="0cm" fo:margin-bottom="0cm" style:contextual-spacing="false" style:line-height-at-least="0.6cm" fo:break-before="column">
        <style:tab-stops>
          <style:tab-stop style:position="0.55cm"/>
        </style:tab-stops>
      </style:paragraph-properties>
      <style:text-properties officeooo:paragraph-rsid="005ea1a4"/>
    </style:style>
    <style:style style:name="P55" style:family="paragraph" style:parent-style-name="_5f_Paragraphe_20_livret_20_">
      <style:paragraph-properties fo:margin-top="0.199cm" fo:margin-bottom="0cm" style:contextual-spacing="false" fo:line-height="100%" fo:text-align="justify" style:justify-single-word="false">
        <style:tab-stops>
          <style:tab-stop style:position="0.37cm"/>
          <style:tab-stop style:position="4.001cm" style:type="right" style:leader-style="dotted" style:leader-text="."/>
        </style:tab-stops>
      </style:paragraph-properties>
      <style:text-properties officeooo:paragraph-rsid="00617829"/>
    </style:style>
    <style:style style:name="P56" style:family="paragraph" style:parent-style-name="_5f_Paragraphe_20_livret_20_">
      <style:paragraph-properties fo:margin-top="0.199cm" fo:margin-bottom="0cm" style:contextual-spacing="false" fo:line-height="150%" fo:text-align="justify" style:justify-single-word="false">
        <style:tab-stops>
          <style:tab-stop style:position="0.37cm"/>
          <style:tab-stop style:position="4.001cm" style:type="right" style:leader-style="dotted" style:leader-text="."/>
        </style:tab-stops>
      </style:paragraph-properties>
      <style:text-properties officeooo:paragraph-rsid="00617829"/>
    </style:style>
    <style:style style:name="P57" style:family="paragraph" style:parent-style-name="_5f_Paragraphe_20_livret_20_">
      <style:paragraph-properties fo:margin-top="0.3cm" fo:margin-bottom="0cm" style:contextual-spacing="false" fo:line-height="100%" fo:text-align="justify" style:justify-single-word="false">
        <style:tab-stops>
          <style:tab-stop style:position="0.37cm"/>
          <style:tab-stop style:position="4.001cm" style:type="right" style:leader-style="dotted" style:leader-text="."/>
        </style:tab-stops>
      </style:paragraph-properties>
      <style:text-properties officeooo:paragraph-rsid="005ea1a4"/>
    </style:style>
    <style:style style:name="P58" style:family="paragraph" style:parent-style-name="_5f_Paragraphe_20_livret_20_">
      <style:paragraph-properties fo:margin-top="0.3cm" fo:margin-bottom="0cm" style:contextual-spacing="false" fo:line-height="100%" fo:text-align="justify" style:justify-single-word="false">
        <style:tab-stops>
          <style:tab-stop style:position="0.37cm"/>
          <style:tab-stop style:position="4.001cm" style:type="right" style:leader-style="dotted" style:leader-text="."/>
        </style:tab-stops>
      </style:paragraph-properties>
      <style:text-properties officeooo:paragraph-rsid="00617829"/>
    </style:style>
    <style:style style:name="P59" style:family="paragraph" style:parent-style-name="_5f_Paragraphe_20_livret_20_">
      <style:paragraph-properties fo:margin-top="0.3cm" fo:margin-bottom="0cm" style:contextual-spacing="false" fo:line-height="150%" fo:text-align="justify" style:justify-single-word="false">
        <style:tab-stops>
          <style:tab-stop style:position="0.37cm"/>
          <style:tab-stop style:position="4.001cm" style:type="right" style:leader-style="dotted" style:leader-text="."/>
        </style:tab-stops>
      </style:paragraph-properties>
      <style:text-properties officeooo:paragraph-rsid="00617829"/>
    </style:style>
    <style:style style:name="P60" style:family="paragraph" style:parent-style-name="_5f_Paragraphe_20_livret_20_réponse_20_élève" style:list-style-name="liste_5f_abc">
      <style:text-properties officeooo:paragraph-rsid="005ea1a4"/>
    </style:style>
    <style:style style:name="P61" style:family="paragraph" style:parent-style-name="_5f_Paragraphe_20_livret_20_réponse_20_élève" style:list-style-name="liste_5f_abc">
      <loext:graphic-properties draw:fill-image-width="0cm" draw:fill-image-height="0cm"/>
      <style:paragraph-properties fo:margin-top="0.101cm" fo:margin-bottom="0cm" style:contextual-spacing="false" fo:line-height="150%"/>
      <style:text-properties officeooo:paragraph-rsid="005ea1a4"/>
    </style:style>
    <style:style style:name="P62" style:family="paragraph" style:parent-style-name="_5f_Paragraphe_20_livret_20_réponse_20_élève" style:list-style-name="liste_5f_abc">
      <loext:graphic-properties draw:fill-image-width="0cm" draw:fill-image-height="0cm"/>
      <style:paragraph-properties fo:margin-top="0.101cm" fo:margin-bottom="0cm" style:contextual-spacing="false" fo:line-height="150%" style:shadow="none"/>
      <style:text-properties officeooo:paragraph-rsid="005ea1a4"/>
    </style:style>
    <style:style style:name="P63" style:family="paragraph" style:parent-style-name="_5f_Paragraphe_20_livret_20_réponse_20_élève" style:list-style-name="liste_5f_abc">
      <style:paragraph-properties fo:margin-top="0cm" fo:margin-bottom="0cm" style:contextual-spacing="false" style:line-height-at-least="0.7cm"/>
      <style:text-properties officeooo:paragraph-rsid="005ea1a4"/>
    </style:style>
    <style:style style:name="P64" style:family="paragraph" style:parent-style-name="_5f_Paragraphe_20_livret_20_réponse_20_élève" style:list-style-name="liste_5f_abc">
      <style:paragraph-properties fo:margin-top="0.199cm" fo:margin-bottom="0.101cm" style:contextual-spacing="false" fo:line-height="100%"/>
      <style:text-properties fo:color="#000000" loext:opacity="100%" style:font-name="Bitstream Vera Sans4" fo:font-size="10pt" fo:font-weight="normal" officeooo:paragraph-rsid="005ea1a4" style:font-size-asian="10pt" style:font-weight-asian="normal" style:font-size-complex="10pt" style:font-weight-complex="normal"/>
    </style:style>
    <style:style style:name="P65" style:family="paragraph" style:parent-style-name="_5f_Pied_20_de_20_page" style:list-style-name="">
      <style:paragraph-properties fo:text-align="end" style:justify-single-word="false"/>
    </style:style>
    <style:style style:name="P66" style:family="paragraph" style:parent-style-name="_5f_Pied_20_de_20_page">
      <style:paragraph-properties fo:text-align="end" style:justify-single-word="false"/>
    </style:style>
    <style:style style:name="P67" style:family="paragraph" style:parent-style-name="_5f_Pied_20_de_20_page" style:list-style-name=""/>
    <style:style style:name="P6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9" style:family="paragraph" style:parent-style-name="_5f_paragrpahe_20_réponse_20_élève_20_livret" style:list-style-name="">
      <style:paragraph-properties fo:line-height="150%"/>
      <style:text-properties officeooo:paragraph-rsid="005ea1a4"/>
    </style:style>
    <style:style style:name="P70" style:family="paragraph" style:parent-style-name="_5f_paragrpahe_20_réponse_20_élève_20_livret" style:list-style-name="">
      <style:paragraph-properties fo:line-height="150%" fo:text-align="justify" style:justify-single-word="false">
        <style:tab-stops/>
      </style:paragraph-properties>
      <style:text-properties officeooo:paragraph-rsid="005ea1a4"/>
    </style:style>
    <style:style style:name="P71" style:family="paragraph" style:parent-style-name="_5f_paragrpahe_20_réponse_20_élève_20_livret">
      <style:paragraph-properties fo:line-height="150%" fo:text-align="justify" style:justify-single-word="false">
        <style:tab-stops/>
      </style:paragraph-properties>
      <style:text-properties officeooo:paragraph-rsid="00617829"/>
    </style:style>
    <style:style style:name="P72" style:family="paragraph" style:parent-style-name="_5f_paragrpahe_20_réponse_20_élève_20_livret">
      <style:paragraph-properties fo:line-height="150%"/>
      <style:text-properties officeooo:paragraph-rsid="00617829"/>
    </style:style>
    <style:style style:name="P73" style:family="paragraph" style:parent-style-name="_5f_paragrpahe_20_réponse_20_élève_20_livret" style:list-style-name="">
      <style:paragraph-properties fo:text-align="justify" style:justify-single-word="false">
        <style:tab-stops/>
      </style:paragraph-properties>
      <style:text-properties officeooo:paragraph-rsid="005ea1a4"/>
    </style:style>
    <style:style style:name="P74" style:family="paragraph" style:parent-style-name="_5f_paragrpahe_20_réponse_20_élève_20_livret" style:list-style-name="">
      <style:paragraph-properties fo:text-align="justify" style:justify-single-word="false">
        <style:tab-stops/>
      </style:paragraph-properties>
      <style:text-properties officeooo:paragraph-rsid="00617829"/>
    </style:style>
    <style:style style:name="P75" style:family="paragraph" style:parent-style-name="_5f_paragrpahe_20_réponse_20_élève_20_livret" style:list-style-name="">
      <style:paragraph-properties fo:margin-top="0.101cm" fo:margin-bottom="0cm" style:contextual-spacing="false" fo:line-height="150%" fo:text-align="justify" style:justify-single-word="false">
        <style:tab-stops/>
      </style:paragraph-properties>
      <style:text-properties officeooo:paragraph-rsid="005ea1a4"/>
    </style:style>
    <style:style style:name="P76" style:family="paragraph" style:parent-style-name="_5f_paragrpahe_20_réponse_20_élève_20_livret" style:list-style-name="">
      <style:paragraph-properties fo:margin-top="0.199cm" fo:margin-bottom="0cm" style:contextual-spacing="false" fo:line-height="150%" fo:text-align="justify" style:justify-single-word="false">
        <style:tab-stops/>
      </style:paragraph-properties>
      <style:text-properties officeooo:paragraph-rsid="00617829"/>
    </style:style>
    <style:style style:name="P77" style:family="paragraph" style:parent-style-name="_5f_paragrpahe_20_réponse_20_élève_20_livret" style:list-style-name="">
      <style:paragraph-properties fo:margin-top="0.3cm" fo:margin-bottom="0cm" style:contextual-spacing="false" fo:line-height="150%" fo:text-align="justify" style:justify-single-word="false">
        <style:tab-stops/>
      </style:paragraph-properties>
      <style:text-properties officeooo:paragraph-rsid="00617829"/>
    </style:style>
    <style:style style:name="P78" style:family="paragraph" style:parent-style-name="_5f_paragrpahe_20_réponse_20_élève_20_livret">
      <style:paragraph-properties fo:margin-top="0.3cm" fo:margin-bottom="0cm" style:contextual-spacing="false" fo:line-height="150%" fo:text-align="justify" style:justify-single-word="false">
        <style:tab-stops>
          <style:tab-stop style:position="0.37cm"/>
          <style:tab-stop style:position="4.001cm" style:type="right" style:leader-style="dotted" style:leader-text="."/>
        </style:tab-stops>
      </style:paragraph-properties>
      <style:text-properties officeooo:paragraph-rsid="00617829"/>
    </style:style>
    <style:style style:name="P79" style:family="paragraph">
      <style:paragraph-properties fo:margin-top="0cm" fo:margin-bottom="0.199cm" fo:text-align="center" style:writing-mode="lr-tb"/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P80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P8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style:paragraph-properties fo:text-align="center"/>
    </style:style>
    <style:style style:name="P83" style:family="paragraph">
      <loext:graphic-properties draw:fill="none" draw:fill-color="#ffffff"/>
      <style:paragraph-properties fo:text-align="center" style:writing-mode="lr-tb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P84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1f37b8" style:font-size-asian="20pt" style:font-size-complex="20pt"/>
    </style:style>
    <style:style style:name="T6" style:family="text">
      <style:text-properties officeooo:rsid="001fad5a" style:font-size-asian="20pt" style:font-size-complex="20pt"/>
    </style:style>
    <style:style style:name="T7" style:family="text">
      <style:text-properties officeooo:rsid="0044d1b8" style:font-size-asian="20pt" style:font-size-complex="20pt"/>
    </style:style>
    <style:style style:name="T8" style:family="text">
      <style:text-properties officeooo:rsid="0027bcad"/>
    </style:style>
    <style:style style:name="T9" style:family="text">
      <style:text-properties style:use-window-font-color="true" loext:opacity="0%" style:font-name="Bitstream Vera Sans4" fo:font-size="10pt" fo:language="zxx" fo:country="none" fo:font-style="normal" fo:font-weight="normal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10" style:family="text">
      <style:text-properties style:use-window-font-color="true" loext:opacity="0%" style:font-name="Bitstream Vera Sans4" fo:font-size="10pt" fo:language="zxx" fo:country="none" fo:font-style="normal" fo:font-weight="normal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text-scale="50%" style:font-relief="none"/>
    </style:style>
    <style:style style:name="T11" style:family="text">
      <style:text-properties style:use-window-font-color="true" loext:opacity="0%" style:font-name="Bitstream Vera Sans4" fo:font-size="10pt" fo:language="zxx" fo:country="none" fo:font-style="normal" fo:font-weight="normal" style:font-name-asian="Times New Roman" style:font-size-asian="10pt" style:language-asian="zxx" style:country-asian="none" style:font-style-asian="italic" style:font-weight-asian="normal" style:font-name-complex="Times New Roman" style:font-size-complex="10pt" style:font-style-complex="italic" style:font-weight-complex="normal" style:font-relief="none"/>
    </style:style>
    <style:style style:name="T12" style:family="text">
      <style:text-properties style:use-window-font-color="true" loext:opacity="0%" style:font-name="Bitstream Vera Sans4" fo:font-size="10pt" fo:language="zxx" fo:country="none" fo:font-style="normal" fo:font-weight="normal" fo:background-color="#ffff00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13" style:family="text">
      <style:text-properties style:use-window-font-color="true" loext:opacity="0%" style:font-name="Bitstream Vera Sans4" fo:font-size="10pt" fo:language="zxx" fo:country="none" fo:font-style="normal" style:text-underline-style="none" fo:font-weight="normal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14" style:family="text">
      <style:text-properties style:use-window-font-color="true" loext:opacity="0%" style:font-name="Bitstream Vera Sans4" fo:font-size="10pt" fo:language="zxx" fo:country="none" fo:font-style="normal" fo:text-shadow="none" style:text-underline-style="none" fo:font-weight="normal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15" style:family="text">
      <style:text-properties style:use-window-font-color="true" loext:opacity="0%" style:font-name="Bitstream Vera Sans4" fo:font-size="10pt" fo:language="zxx" fo:country="none" fo:font-style="normal" style:text-underline-style="solid" style:text-underline-width="auto" style:text-underline-color="font-color" fo:font-weight="normal" style:font-name-asian="Times New Roman" style:font-size-asian="10pt" style:language-asian="zxx" style:country-asian="none" style:font-style-asian="italic" style:font-weight-asian="normal" style:font-name-complex="Times New Roman" style:font-size-complex="10pt" style:font-style-complex="italic" style:font-weight-complex="normal" style:font-relief="none"/>
    </style:style>
    <style:style style:name="T16" style:family="text">
      <style:text-properties style:use-window-font-color="true" loext:opacity="0%" style:font-name="Bitstream Vera Sans4" fo:font-size="10pt" fo:language="zxx" fo:country="none" fo:font-style="normal" style:text-underline-style="solid" style:text-underline-width="auto" style:text-underline-color="font-color" fo:font-weight="normal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17" style:family="text">
      <style:text-properties style:use-window-font-color="true" loext:opacity="0%" style:font-name="Bitstream Vera Sans4" fo:font-size="10pt" fo:language="zxx" fo:country="none" fo:font-style="normal" style:text-underline-style="solid" style:text-underline-width="auto" style:text-underline-color="font-color" fo:font-weight="normal" fo:background-color="#ffff00" loext:char-shading-value="0" style:font-name-asian="Times New Roman" style:font-size-asian="10pt" style:language-asian="zxx" style:country-asian="none" style:font-style-asian="italic" style:font-weight-asian="normal" style:font-name-complex="Times New Roman" style:font-size-complex="10pt" style:font-style-complex="italic" style:font-weight-complex="normal" style:font-relief="none"/>
    </style:style>
    <style:style style:name="T18" style:family="text">
      <style:text-properties style:use-window-font-color="true" loext:opacity="0%" style:font-name="Bitstream Vera Sans4" fo:font-size="10pt" fo:language="zxx" fo:country="none" fo:font-style="normal" style:text-underline-style="solid" style:text-underline-width="auto" style:text-underline-color="font-color" fo:font-weight="normal" fo:background-color="#ffff00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19" style:family="text">
      <style:text-properties style:use-window-font-color="true" loext:opacity="0%" style:font-name="Bitstream Vera Sans4" fo:font-size="10pt" fo:font-style="normal" fo:font-weight="normal" officeooo:rsid="00248890" style:font-style-asian="normal" style:font-weight-asian="normal" style:font-style-complex="normal" style:font-weight-complex="normal" style:text-scale="100%"/>
    </style:style>
    <style:style style:name="T20" style:family="text">
      <style:text-properties style:use-window-font-color="true" loext:opacity="0%" style:font-name="Bitstream Vera Sans4" fo:font-size="10pt" fo:font-style="normal" fo:font-weight="normal" officeooo:rsid="00248890" fo:background-color="#ffff00" loext:char-shading-value="0" style:font-style-asian="normal" style:font-weight-asian="normal" style:font-style-complex="normal" style:font-weight-complex="normal" style:text-scale="100%"/>
    </style:style>
    <style:style style:name="T21" style:family="text">
      <style:text-properties style:use-window-font-color="true" loext:opacity="0%" style:font-name="Bitstream Vera Sans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style:use-window-font-color="true" loext:opacity="0%" style:font-name="Bitstream Vera Sans4" fo:font-size="10pt" fo:font-style="normal" fo:font-weight="normal" style:font-size-asian="10pt" style:font-style-asian="normal" style:font-weight-asian="normal" style:font-size-complex="10pt" style:font-style-complex="normal" style:font-weight-complex="normal" style:text-scale="100%"/>
    </style:style>
    <style:style style:name="T23" style:family="text">
      <style:text-properties style:use-window-font-color="true" loext:opacity="0%" style:font-name="Bitstream Vera Sans4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style:use-window-font-color="true" loext:opacity="0%" style:font-name="Bitstream Vera Sans4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scale="100%"/>
    </style:style>
    <style:style style:name="T25" style:family="text">
      <style:text-properties style:use-window-font-color="true" loext:opacity="0%" style:font-name="Bitstream Vera Sans4" fo:font-size="10pt" fo:font-style="normal" style:text-underline-style="solid" style:text-underline-width="auto" style:text-underline-color="font-color" fo:font-weight="normal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style:use-window-font-color="true" loext:opacity="0%" style:font-name="Bitstream Vera Sans4" fo:font-size="10pt" fo:font-style="normal" style:text-underline-style="solid" style:text-underline-width="auto" style:text-underline-color="font-color" fo:font-weight="normal" fo:background-color="#ffff00" loext:char-shading-value="0" style:font-size-asian="10pt" style:font-style-asian="normal" style:font-weight-asian="normal" style:font-size-complex="10pt" style:font-style-complex="normal" style:font-weight-complex="normal" style:text-scale="100%"/>
    </style:style>
    <style:style style:name="T27" style:family="text">
      <style:text-properties style:use-window-font-color="true" loext:opacity="0%" style:font-name="Bitstream Vera Sans4" fo:font-size="10pt" fo:font-style="normal" style:text-underline-style="solid" style:text-underline-width="auto" style:text-underline-color="font-color" fo:font-weight="normal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28" style:family="text">
      <style:text-properties style:use-window-font-color="true" loext:opacity="0%" style:font-name="Bitstream Vera Sans4" fo:font-size="10pt" fo:letter-spacing="-0.011cm" fo:font-style="normal" fo:font-weight="normal" officeooo:rsid="00248890" fo:background-color="transparent" loext:char-shading-value="0" style:font-style-asian="normal" style:font-weight-asian="normal" style:font-style-complex="normal" style:font-weight-complex="normal" style:text-scale="100%"/>
    </style:style>
    <style:style style:name="T29" style:family="text">
      <style:text-properties style:use-window-font-color="true" loext:opacity="0%" style:font-name="Bitstream Vera Sans4" fo:font-size="10pt" fo:font-weight="normal" style:font-size-asian="10pt" style:font-weight-asian="normal" style:font-size-complex="10pt" style:font-weight-complex="normal"/>
    </style:style>
    <style:style style:name="T30" style:family="text">
      <style:text-properties style:use-window-font-color="true" loext:opacity="0%" style:font-name="Bitstream Vera Sans4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31" style:family="text">
      <style:text-properties style:use-window-font-color="true" loext:opacity="0%" style:font-name="Bitstream Vera Sans4" fo:font-size="8pt" fo:language="zxx" fo:country="none" fo:font-style="normal" style:text-underline-style="none" fo:font-weight="normal" officeooo:rsid="0036af2b" style:font-name-asian="Times New Roman" style:font-size-asian="8pt" style:language-asian="zxx" style:country-asian="none" style:font-style-asian="normal" style:font-weight-asian="bold" style:font-name-complex="Times New Roman" style:font-size-complex="8pt" style:font-style-complex="normal" style:font-weight-complex="bold" style:font-relief="none"/>
    </style:style>
    <style:style style:name="T32" style:family="text">
      <style:text-properties style:use-window-font-color="true" loext:opacity="0%" style:font-name="Bitstream Vera Sans4" fo:font-size="8pt" fo:language="zxx" fo:country="none" fo:font-style="normal" style:text-underline-style="none" fo:font-weight="normal" officeooo:rsid="0044d1b8" style:font-name-asian="Times New Roman" style:font-size-asian="8pt" style:language-asian="zxx" style:country-asian="none" style:font-style-asian="normal" style:font-weight-asian="bold" style:font-name-complex="Times New Roman" style:font-size-complex="8pt" style:font-style-complex="normal" style:font-weight-complex="bold" style:font-relief="none"/>
    </style:style>
    <style:style style:name="T33" style:family="text">
      <style:text-properties style:use-window-font-color="true" loext:opacity="0%" style:font-name="Bitstream Vera Sans4" fo:font-size="9pt" fo:font-weight="normal" officeooo:rsid="004c7d7f" fo:background-color="#ffff00" loext:char-shading-value="0" style:font-size-asian="9pt" style:font-style-asian="normal" style:font-weight-asian="normal" style:font-size-complex="9pt" style:font-style-complex="normal" style:font-weight-complex="normal"/>
    </style:style>
    <style:style style:name="T34" style:family="text">
      <style:text-properties style:use-window-font-color="true" loext:opacity="0%" style:font-name="Bitstream Vera Sans4" fo:font-size="11pt" fo:font-style="normal" fo:font-weight="normal" officeooo:rsid="004d348a" fo:background-color="#ffff00" loext:char-shading-value="0" style:font-size-asian="11pt" style:font-style-asian="normal" style:font-weight-asian="normal" style:font-size-complex="11pt" style:font-style-complex="normal" style:font-weight-complex="normal" style:text-scale="100%"/>
    </style:style>
    <style:style style:name="T35" style:family="text">
      <style:text-properties style:use-window-font-color="true" loext:opacity="0%" style:font-name="OpenSymbol1" fo:font-size="10pt" fo:font-style="normal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36" style:family="text">
      <style:text-properties style:use-window-font-color="true" loext:opacity="0%" style:font-name="OpenSymbol1" fo:font-size="10pt" fo:font-style="normal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37" style:family="text">
      <style:text-properties style:use-window-font-color="true" loext:opacity="0%" style:font-name="OpenSymbol1" fo:font-size="10pt" fo:font-style="normal" fo:font-weight="normal" style:font-name-asian="OpenSymbol1" style:font-size-asian="10pt" style:font-weight-asian="normal" style:font-name-complex="OpenSymbol1" style:font-size-complex="10pt" style:font-weight-complex="normal"/>
    </style:style>
    <style:style style:name="T38" style:family="text">
      <style:text-properties style:use-window-font-color="true" loext:opacity="0%" style:font-name="OpenSymbol1" fo:font-size="10pt" fo:font-style="normal" style:text-underline-style="solid" style:text-underline-width="auto" style:text-underline-color="font-color" fo:font-weight="normal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39" style:family="text">
      <style:text-properties style:use-window-font-color="true" loext:opacity="0%" style:font-name="OpenSymbol1" fo:font-size="10pt" fo:font-style="normal" style:text-underline-style="solid" style:text-underline-width="auto" style:text-underline-color="font-color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40" style:family="text">
      <style:text-properties style:use-window-font-color="true" loext:opacity="0%" style:font-name="OpenSymbol1" fo:font-size="10pt" fo:font-style="normal" style:text-underline-style="solid" style:text-underline-width="auto" style:text-underline-color="font-color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41" style:family="text">
      <style:text-properties style:use-window-font-color="true" loext:opacity="0%" style:font-name="OpenSymbol1" fo:font-size="10pt" fo:language="zxx" fo:country="none" fo:font-weight="normal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42" style:family="text">
      <style:text-properties style:use-window-font-color="true" loext:opacity="0%" style:font-name="OpenSymbol1" fo:font-size="10pt" fo:language="zxx" fo:country="none" fo:font-weight="normal" style:font-name-asian="Times New Roman" style:font-size-asian="10pt" style:language-asian="zxx" style:country-asian="none" style:font-style-asian="italic" style:font-weight-asian="normal" style:font-name-complex="Times New Roman" style:font-size-complex="10pt" style:font-style-complex="italic" style:font-weight-complex="normal" style:font-relief="none"/>
    </style:style>
    <style:style style:name="T43" style:family="text">
      <style:text-properties style:use-window-font-color="true" loext:opacity="0%" style:font-name="OpenSymbol1" fo:font-size="10pt" fo:language="zxx" fo:country="none" fo:font-weight="normal" fo:background-color="#ffff00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44" style:family="text">
      <style:text-properties style:use-window-font-color="true" loext:opacity="0%" style:font-name="OpenSymbol1" fo:font-size="10pt" fo:language="zxx" fo:country="none" style:text-underline-style="solid" style:text-underline-width="auto" style:text-underline-color="font-color" fo:font-weight="normal" style:font-name-asian="Times New Roman" style:font-size-asian="10pt" style:language-asian="zxx" style:country-asian="none" style:font-style-asian="italic" style:font-weight-asian="normal" style:font-name-complex="Times New Roman" style:font-size-complex="10pt" style:font-style-complex="italic" style:font-weight-complex="normal" style:font-relief="none"/>
    </style:style>
    <style:style style:name="T45" style:family="text">
      <style:text-properties style:use-window-font-color="true" loext:opacity="0%" style:font-name="OpenSymbol1" fo:font-size="10pt" fo:language="zxx" fo:country="none" style:text-underline-style="solid" style:text-underline-width="auto" style:text-underline-color="font-color" fo:font-weight="normal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46" style:family="text">
      <style:text-properties style:use-window-font-color="true" loext:opacity="0%" style:font-name="OpenSymbol1" fo:font-size="10pt" fo:language="zxx" fo:country="none" style:text-underline-style="solid" style:text-underline-width="auto" style:text-underline-color="font-color" fo:font-weight="normal" fo:background-color="#ffff00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47" style:family="text">
      <style:text-properties style:use-window-font-color="true" loext:opacity="0%" style:font-name="OpenSymbol1" fo:font-size="10pt" style:text-underline-style="solid" style:text-underline-width="auto" style:text-underline-color="font-color" fo:font-weight="normal" style:font-weight-asian="normal" style:font-weight-complex="normal"/>
    </style:style>
    <style:style style:name="T48" style:family="text">
      <style:text-properties style:use-window-font-color="true" loext:opacity="0%" style:font-name="OpenSymbol1" fo:font-size="10pt" style:text-underline-style="solid" style:text-underline-width="auto" style:text-underline-color="font-color" fo:font-weight="normal" fo:background-color="#ffff00" loext:char-shading-value="0" style:font-weight-asian="normal" style:font-weight-complex="normal"/>
    </style:style>
    <style:style style:name="T49" style:family="text">
      <style:text-properties style:use-window-font-color="true" loext:opacity="0%" style:font-name="OpenSymbol1" fo:font-size="10pt" style:text-underline-style="solid" style:text-underline-width="auto" style:text-underline-color="font-color" fo:font-weight="normal" fo:background-color="#ffff00" loext:char-shading-value="0" style:font-size-asian="10pt" style:font-style-asian="normal" style:font-weight-asian="normal" style:font-size-complex="10pt" style:font-style-complex="normal" style:font-weight-complex="normal" style:text-scale="100%"/>
    </style:style>
    <style:style style:name="T50" style:family="text">
      <style:text-properties style:use-window-font-color="true" loext:opacity="0%" style:font-name="OpenSymbol1" fo:font-size="10pt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scale="100%"/>
    </style:style>
    <style:style style:name="T51" style:family="text">
      <style:text-properties style:use-window-font-color="true" loext:opacity="0%" style:font-name="OpenSymbol1" fo:font-size="10pt" fo:font-weight="normal" style:font-weight-asian="normal" style:font-weight-complex="normal"/>
    </style:style>
    <style:style style:name="T52" style:family="text">
      <style:text-properties style:use-window-font-color="true" loext:opacity="0%" style:font-name="OpenSymbol1" fo:font-size="10pt" fo:font-weight="normal" style:font-size-asian="10pt" style:font-weight-asian="normal" style:font-size-complex="10pt" style:font-weight-complex="normal"/>
    </style:style>
    <style:style style:name="T53" style:family="text">
      <style:text-properties style:use-window-font-color="true" loext:opacity="0%" style:font-name="OpenSymbol1" fo:font-size="10pt" fo:font-weight="normal" style:font-size-asian="10pt" style:font-weight-asian="normal" style:font-size-complex="10pt" style:font-weight-complex="normal" style:text-scale="100%"/>
    </style:style>
    <style:style style:name="T54" style:family="text">
      <style:text-properties style:use-window-font-color="true" loext:opacity="0%" style:font-name="OpenSymbol1" fo:font-size="10pt" fo:font-weight="normal" style:font-size-asian="10pt" style:font-style-asian="normal" style:font-weight-asian="normal" style:font-size-complex="10pt" style:font-style-complex="normal" style:font-weight-complex="normal"/>
    </style:style>
    <style:style style:name="T55" style:family="text">
      <style:text-properties style:use-window-font-color="true" loext:opacity="0%" style:font-name="OpenSymbol1" fo:font-size="10pt" fo:font-weight="normal" style:font-size-asian="10pt" style:font-style-asian="normal" style:font-weight-asian="normal" style:font-size-complex="10pt" style:font-style-complex="normal" style:font-weight-complex="normal" style:text-scale="100%"/>
    </style:style>
    <style:style style:name="T56" style:family="text">
      <style:text-properties style:use-window-font-color="true" loext:opacity="0%" fo:language="zxx" fo:country="none" style:text-underline-style="none" fo:font-weight="normal" style:font-name-asian="OpenSymbol1" style:font-size-asian="10pt" style:language-asian="zxx" style:country-asian="none" style:font-style-asian="normal" style:font-weight-asian="bold" style:font-name-complex="OpenSymbol1" style:font-size-complex="10pt" style:font-style-complex="normal" style:font-weight-complex="bold" style:text-scale="100%" style:font-relief="none"/>
    </style:style>
    <style:style style:name="T57" style:family="text">
      <style:text-properties style:use-window-font-color="true" loext:opacity="0%" fo:language="zxx" fo:country="none" fo:font-style="normal" fo:font-weight="normal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58" style:family="text">
      <style:text-properties style:use-window-font-color="true" loext:opacity="0%" fo:language="zxx" fo:country="none" fo:font-style="normal" fo:font-weight="normal" fo:background-color="#ffff00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59" style:family="text">
      <style:text-properties style:use-window-font-color="true" loext:opacity="0%" style:text-outline="false" style:text-line-through-style="none" style:text-line-through-type="none" style:font-name="Bitstream Vera Sans4" fo:font-size="10pt" fo:language="zxx" fo:country="none" fo:text-shadow="none" style:text-underline-style="none" fo:font-weight="normal" fo:background-color="transparent" loext:char-shading-value="0" style:font-name-asian="Bitstream Vera Sans4" style:font-size-asian="10pt" style:font-weight-asian="normal" style:font-name-complex="Bitstream Vera Sans4" style:font-weight-complex="normal" style:text-emphasize="none" style:font-relief="none"/>
    </style:style>
    <style:style style:name="T60" style:family="text">
      <style:text-properties style:use-window-font-color="true" loext:opacity="0%" style:text-outline="false" style:text-line-through-style="none" style:text-line-through-type="none" style:font-name="Bitstream Vera Sans4" fo:font-size="10pt" fo:language="zxx" fo:country="none" fo:text-shadow="none" style:text-underline-style="none" fo:font-weight="normal" fo:background-color="transparent" loext:char-shading-value="0" style:font-name-asian="Bitstream Vera Sans4" style:font-size-asian="10pt" style:language-asian="zxx" style:country-asian="none" style:font-weight-asian="normal" style:font-name-complex="Bitstream Vera Sans4" style:font-weight-complex="normal" style:text-emphasize="none" style:font-relief="none"/>
    </style:style>
    <style:style style:name="T61" style:family="text">
      <style:text-properties style:use-window-font-color="true" loext:opacity="0%" style:text-outline="false" style:text-line-through-style="none" style:text-line-through-type="none" style:font-name="Bitstream Vera Sans4" fo:font-size="10pt" fo:language="zxx" fo:country="none" fo:text-shadow="none" style:text-underline-style="none" fo:font-weight="normal" fo:background-color="transparent" loext:char-shading-value="0" style:font-name-asian="Times New Roman" style:font-size-asian="10pt" style:language-asian="zxx" style:country-asian="none" style:font-style-asian="italic" style:font-weight-asian="normal" style:font-name-complex="Times New Roman" style:font-style-complex="italic" style:font-weight-complex="normal" style:text-emphasize="none" style:font-relief="none"/>
    </style:style>
    <style:style style:name="T62" style:family="text">
      <style:text-properties style:use-window-font-color="true" loext:opacity="0%" style:text-outline="false" style:text-line-through-style="none" style:text-line-through-type="none" style:font-name="Bitstream Vera Sans4" fo:font-size="10pt" fo:language="zxx" fo:country="none" fo:text-shadow="none" style:text-underline-style="none" fo:font-weight="normal" fo:background-color="transparent" loext:char-shading-value="0" style:font-name-asian="Times New Roman" style:font-size-asian="10pt" style:language-asian="zxx" style:country-asian="none" style:font-weight-asian="normal" style:font-name-complex="Times New Roman" style:font-weight-complex="normal" style:text-emphasize="none" style:font-relief="none"/>
    </style:style>
    <style:style style:name="T63" style:family="text">
      <style:text-properties style:use-window-font-color="true" loext:opacity="0%" style:text-outline="false" style:text-line-through-style="none" style:text-line-through-type="none" style:font-name="Bitstream Vera Sans4" fo:font-size="10pt" fo:language="zxx" fo:country="none" fo:font-style="normal" fo:text-shadow="none" style:text-underline-style="none" fo:font-weight="normal" fo:background-color="transparent" loext:char-shading-value="0" style:font-name-asian="Bitstream Vera Sans4" style:font-size-asian="10pt" style:language-asian="zxx" style:country-asian="none" style:font-style-asian="normal" style:font-weight-asian="normal" style:font-name-complex="Bitstream Vera Sans4" style:font-size-complex="10pt" style:font-style-complex="normal" style:font-weight-complex="normal" style:text-emphasize="none" style:font-relief="none"/>
    </style:style>
    <style:style style:name="T64" style:family="text">
      <style:text-properties style:use-window-font-color="true" loext:opacity="0%" style:text-outline="false" style:text-line-through-style="none" style:text-line-through-type="none" style:font-name="Bitstream Vera Sans4" fo:font-size="10pt" fo:language="zxx" fo:country="none" fo:font-style="normal" fo:text-shadow="none" style:text-underline-style="none" fo:font-weight="normal" officeooo:rsid="00348b87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text-emphasize="none" style:font-relief="none"/>
    </style:style>
    <style:style style:name="T65" style:family="text">
      <style:text-properties style:use-window-font-color="true" loext:opacity="0%" style:text-outline="false" style:text-line-through-style="none" style:text-line-through-type="none" style:font-name="Bitstream Vera Sans4" fo:font-size="10pt" fo:language="zxx" fo:country="none" fo:font-style="normal" fo:text-shadow="none" style:text-underline-style="none" fo:font-weight="normal" officeooo:rsid="0036af2b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text-emphasize="none" style:font-relief="none"/>
    </style:style>
    <style:style style:name="T66" style:family="text">
      <style:text-properties style:use-window-font-color="true" loext:opacity="0%" style:text-outline="false" style:text-line-through-style="none" style:text-line-through-type="none" style:font-name="Bitstream Vera Sans4" fo:font-size="10pt" fo:language="zxx" fo:country="none" fo:font-style="normal" style:text-underline-style="none" fo:font-weight="normal" style:font-name-asian="Bitstream Vera Sans4" style:font-size-asian="10pt" style:language-asian="zxx" style:country-asian="none" style:font-style-asian="normal" style:font-weight-asian="normal" style:font-name-complex="Bitstream Vera Sans4" style:font-size-complex="10pt" style:font-style-complex="normal" style:font-weight-complex="normal" style:text-emphasize="none" style:font-relief="none"/>
    </style:style>
    <style:style style:name="T67" style:family="text">
      <style:text-properties style:use-window-font-color="true" loext:opacity="0%" style:text-outline="false" style:text-line-through-style="none" style:text-line-through-type="none" style:font-name="Bitstream Vera Sans4" fo:font-size="10pt" fo:language="zxx" fo:country="none" fo:font-style="normal" style:text-underline-style="none" fo:font-weight="normal" officeooo:rsid="00348b87" fo:background-color="transparent" loext:char-shading-value="0" style:font-name-asian="Bitstream Vera Sans4" style:font-size-asian="10pt" style:language-asian="zxx" style:country-asian="none" style:font-style-asian="normal" style:font-weight-asian="normal" style:font-name-complex="Bitstream Vera Sans4" style:font-size-complex="10pt" style:font-style-complex="normal" style:font-weight-complex="normal" style:text-emphasize="none" style:font-relief="none"/>
    </style:style>
    <style:style style:name="T68" style:family="text">
      <style:text-properties style:use-window-font-color="true" loext:opacity="0%" style:text-outline="false" style:text-line-through-style="none" style:text-line-through-type="none" style:font-name="OpenSymbol1" fo:font-size="10pt" fo:language="zxx" fo:country="none" fo:text-shadow="none" style:text-underline-style="none" fo:font-weight="normal" fo:background-color="transparent" loext:char-shading-value="0" style:font-name-asian="Bitstream Vera Sans4" style:font-weight-asian="normal" style:font-name-complex="Bitstream Vera Sans4" style:font-weight-complex="normal" style:text-emphasize="none" style:font-relief="none"/>
    </style:style>
    <style:style style:name="T69" style:family="text">
      <style:text-properties style:use-window-font-color="true" loext:opacity="0%" style:text-outline="false" style:text-line-through-style="none" style:text-line-through-type="none" style:font-name="OpenSymbol1" fo:font-size="10pt" fo:language="zxx" fo:country="none" fo:font-style="normal" fo:text-shadow="none" style:text-underline-style="none" fo:font-weight="normal" fo:background-color="transparent" loext:char-shading-value="0" style:font-name-asian="Bitstream Vera Sans4" style:font-size-asian="10pt" style:language-asian="zxx" style:country-asian="none" style:font-style-asian="normal" style:font-weight-asian="normal" style:font-name-complex="Bitstream Vera Sans4" style:font-size-complex="10pt" style:font-style-complex="normal" style:font-weight-complex="normal" style:text-emphasize="none" style:font-relief="none"/>
    </style:style>
    <style:style style:name="T70" style:family="text">
      <style:text-properties style:use-window-font-color="true" loext:opacity="0%" style:text-outline="false" style:text-line-through-style="none" style:text-line-through-type="none" style:font-name="OpenSymbol1" fo:font-size="10pt" fo:language="zxx" fo:country="none" fo:font-style="normal" style:text-underline-style="none" fo:font-weight="normal" fo:background-color="transparent" loext:char-shading-value="0" style:font-name-asian="Bitstream Vera Sans4" style:font-size-asian="10pt" style:language-asian="zxx" style:country-asian="none" style:font-style-asian="normal" style:font-weight-asian="normal" style:font-name-complex="Bitstream Vera Sans4" style:font-size-complex="10pt" style:font-style-complex="normal" style:font-weight-complex="normal" style:text-emphasize="none" style:font-relief="none"/>
    </style:style>
    <style:style style:name="T71" style:family="text">
      <style:text-properties style:use-window-font-color="true" loext:opacity="0%" style:text-outline="false" style:text-line-through-style="none" style:text-line-through-type="none" fo:language="zxx" fo:country="none" fo:text-shadow="none" style:text-underline-style="none" fo:font-weight="normal" fo:background-color="transparent" loext:char-shading-value="0" style:font-name-asian="OpenSymbol1" style:language-asian="zxx" style:country-asian="none" style:font-style-asian="italic" style:font-weight-asian="normal" style:font-name-complex="OpenSymbol1" style:font-style-complex="italic" style:font-weight-complex="normal" style:text-emphasize="none" style:font-relief="none"/>
    </style:style>
    <style:style style:name="T72" style:family="text">
      <style:text-properties style:use-window-font-color="true" loext:opacity="0%" style:text-outline="false" style:text-line-through-style="none" style:text-line-through-type="none" fo:language="zxx" fo:country="none" fo:text-shadow="none" style:text-underline-style="none" fo:font-weight="normal" fo:background-color="transparent" loext:char-shading-value="0" style:font-name-asian="OpenSymbol1" style:language-asian="zxx" style:country-asian="none" style:font-weight-asian="normal" style:font-name-complex="OpenSymbol1" style:font-weight-complex="normal" style:text-emphasize="none" style:text-scale="100%" style:font-relief="none"/>
    </style:style>
    <style:style style:name="T73" style:family="text">
      <style:text-properties style:use-window-font-color="true" loext:opacity="0%" fo:letter-spacing="-0.011cm" fo:font-weight="normal" officeooo:rsid="00248890" fo:background-color="transparent" loext:char-shading-value="0" style:font-style-asian="normal" style:font-weight-asian="normal" style:font-style-complex="normal" style:font-weight-complex="normal" style:text-scale="100%"/>
    </style:style>
    <style:style style:name="T74" style:family="text">
      <style:text-properties style:use-window-font-color="true" loext:opacity="0%" style:text-underline-style="solid" style:text-underline-width="auto" style:text-underline-color="font-color" fo:font-weight="normal" fo:background-color="#ffff00" loext:char-shading-value="0" style:font-weight-asian="normal" style:font-weight-complex="normal"/>
    </style:style>
    <style:style style:name="T75" style:family="text">
      <style:text-properties style:use-window-font-color="true" loext:opacity="0%" style:text-underline-style="solid" style:text-underline-width="auto" style:text-underline-color="font-color" fo:font-weight="normal" fo:background-color="#ffff00" loext:char-shading-value="0" style:font-weight-asian="normal" style:font-weight-complex="normal" style:text-scale="100%"/>
    </style:style>
    <style:style style:name="T76" style:family="text">
      <style:text-properties style:use-window-font-color="true" loext:opacity="0%" style:text-underline-style="solid" style:text-underline-width="auto" style:text-underline-color="font-color" fo:font-weight="normal" style:font-weight-asian="normal" style:font-weight-complex="normal"/>
    </style:style>
    <style:style style:name="T77" style:family="text">
      <style:text-properties style:use-window-font-color="true" loext:opacity="0%" style:text-underline-style="solid" style:text-underline-width="auto" style:text-underline-color="font-color" fo:font-weight="normal" style:font-weight-asian="normal" style:font-weight-complex="normal" style:text-scale="100%"/>
    </style:style>
    <style:style style:name="T78" style:family="text">
      <style:text-properties style:use-window-font-color="true" loext:opacity="0%" fo:font-size="9pt" fo:font-weight="normal" style:font-size-asian="9pt" style:font-weight-asian="normal" style:font-size-complex="9pt" style:font-weight-complex="normal"/>
    </style:style>
    <style:style style:name="T79" style:family="text">
      <style:text-properties style:use-window-font-color="true" loext:opacity="0%" fo:font-size="9pt" fo:font-weight="normal" officeooo:rsid="004c7d7f" fo:background-color="#ffff00" loext:char-shading-value="0" style:font-size-asian="9pt" style:font-style-asian="normal" style:font-weight-asian="normal" style:font-size-complex="9pt" style:font-style-complex="normal" style:font-weight-complex="normal"/>
    </style:style>
    <style:style style:name="T80" style:family="text">
      <style:text-properties style:use-window-font-color="true" loext:opacity="0%" fo:font-weight="normal" style:font-weight-asian="normal" style:font-weight-complex="normal"/>
    </style:style>
    <style:style style:name="T81" style:family="text">
      <style:text-properties style:use-window-font-color="true" loext:opacity="0%" fo:font-weight="normal" style:font-weight-asian="normal" style:font-weight-complex="normal" style:text-scale="100%"/>
    </style:style>
    <style:style style:name="T82" style:family="text">
      <style:text-properties style:use-window-font-color="true" loext:opacity="0%" fo:font-weight="normal" officeooo:rsid="00214b1e" style:font-weight-asian="normal" style:font-weight-complex="normal"/>
    </style:style>
    <style:style style:name="T83" style:family="text">
      <style:text-properties style:use-window-font-color="true" loext:opacity="0%" fo:font-weight="normal" officeooo:rsid="003b20c0" style:font-weight-asian="normal" style:font-weight-complex="normal"/>
    </style:style>
    <style:style style:name="T84" style:family="text">
      <style:text-properties style:use-window-font-color="true" loext:opacity="0%" fo:font-weight="normal" fo:background-color="#ffff00" loext:char-shading-value="0" style:font-weight-asian="normal" style:font-weight-complex="normal"/>
    </style:style>
    <style:style style:name="T85" style:family="text">
      <style:text-properties style:use-window-font-color="true" loext:opacity="0%" fo:font-weight="normal" officeooo:rsid="004c7d7f" fo:background-color="#ffff00" loext:char-shading-value="0" style:font-weight-asian="normal" style:font-weight-complex="normal"/>
    </style:style>
    <style:style style:name="T86" style:family="text">
      <style:text-properties style:use-window-font-color="true" loext:opacity="0%" fo:font-weight="normal" officeooo:rsid="0040ecb1" fo:background-color="#ffff00" loext:char-shading-value="0" style:font-weight-asian="normal" style:font-weight-complex="normal" style:text-scale="100%"/>
    </style:style>
    <style:style style:name="T87" style:family="text">
      <style:text-properties style:use-window-font-color="true" loext:opacity="0%" fo:font-weight="normal" officeooo:rsid="004c7d7f" fo:background-color="#ffff00" loext:char-shading-value="0" style:font-style-asian="normal" style:font-weight-asian="normal" style:font-style-complex="normal" style:font-weight-complex="normal" style:text-scale="100%"/>
    </style:style>
    <style:style style:name="T88" style:family="text">
      <style:text-properties style:use-window-font-color="true" loext:opacity="0%" fo:font-weight="normal" officeooo:rsid="00248890" fo:background-color="#ffff00" loext:char-shading-value="0" style:font-style-asian="normal" style:font-weight-asian="normal" style:font-style-complex="normal" style:font-weight-complex="normal" style:text-scale="100%"/>
    </style:style>
    <style:style style:name="T89" style:family="text">
      <style:text-properties style:use-window-font-color="true" loext:opacity="0%" fo:font-weight="normal" officeooo:rsid="004c7d7f" fo:background-color="#ffff00" loext:char-shading-value="0" style:font-style-asian="normal" style:font-weight-asian="normal" style:font-style-complex="normal" style:font-weight-complex="normal"/>
    </style:style>
    <style:style style:name="T90" style:family="text">
      <style:text-properties style:use-window-font-color="true" loext:opacity="0%" fo:font-weight="normal" style:font-size-asian="10pt" style:font-weight-asian="normal" style:font-size-complex="10pt" style:font-weight-complex="normal" style:text-scale="100%"/>
    </style:style>
    <style:style style:name="T91" style:family="text">
      <style:text-properties style:use-window-font-color="true" loext:opacity="0%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92" style:family="text">
      <style:text-properties style:use-window-font-color="true" loext:opacity="0%" fo:font-weight="normal" officeooo:rsid="00248890" style:font-style-asian="normal" style:font-weight-asian="normal" style:font-style-complex="normal" style:font-weight-complex="normal" style:text-scale="100%"/>
    </style:style>
    <style:style style:name="T93" style:family="text">
      <style:text-properties style:font-name="Bitstream Vera Sans4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4" style:family="text">
      <style:text-properties style:font-name="Bitstream Vera Sans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5" style:family="text">
      <style:text-properties style:font-name="Bitstream Vera Sans4" fo:font-size="10pt" fo:font-weight="normal" style:font-size-asian="10pt" style:font-weight-asian="normal" style:font-size-complex="10pt" style:font-weight-complex="normal"/>
    </style:style>
    <style:style style:name="T96" style:family="text">
      <style:text-properties style:font-name="Bitstream Vera Sans4" fo:font-size="10pt" fo:font-weight="normal" style:font-size-asian="10pt" style:font-style-asian="normal" style:font-weight-asian="normal" style:font-size-complex="10pt" style:font-style-complex="normal" style:font-weight-complex="normal"/>
    </style:style>
    <style:style style:name="T97" style:family="text">
      <style:text-properties style:font-name="Bitstream Vera Sans4" fo:font-size="8pt" style:font-size-asian="8pt" style:font-size-complex="8pt"/>
    </style:style>
    <style:style style:name="T98" style:family="text">
      <style:text-properties style:font-name="Bitstream Vera Sans4" fo:font-size="8pt" fo:font-style="normal" style:font-size-asian="8pt" style:font-style-asian="normal" style:font-size-complex="8pt" style:font-style-complex="normal"/>
    </style:style>
    <style:style style:name="T99" style:family="text">
      <style:text-properties style:font-name="Bitstream Vera Sans4" fo:font-size="8pt" fo:font-style="normal" officeooo:rsid="0044d1b8" style:font-size-asian="8pt" style:font-style-asian="normal" style:font-size-complex="8pt" style:font-style-complex="normal"/>
    </style:style>
    <style:style style:name="T100" style:family="text">
      <style:text-properties style:font-name="Bitstream Vera Sans4" fo:letter-spacing="-0.011cm" fo:font-style="normal" fo:font-weight="normal" officeooo:rsid="004d348a" fo:background-color="#ffff00" loext:char-shading-value="0" style:font-size-asian="11pt" style:font-style-asian="normal" style:font-weight-asian="normal" style:font-size-complex="11pt" style:font-style-complex="normal" style:font-weight-complex="normal" style:text-scale="100%"/>
    </style:style>
    <style:style style:name="T101" style:family="text">
      <style:text-properties style:font-name="OpenSymbol1" fo:font-size="10pt" fo:font-style="normal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02" style:family="text">
      <style:text-properties style:font-name="OpenSymbol1" fo:font-size="10pt" style:text-underline-style="solid" style:text-underline-width="auto" style:text-underline-color="font-color" fo:font-weight="normal" style:font-weight-asian="normal" style:font-weight-complex="normal"/>
    </style:style>
    <style:style style:name="T103" style:family="text">
      <style:text-properties style:font-name="OpenSymbol1" fo:font-size="10pt" fo:font-weight="normal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style:font-name="OpenSymbol1" fo:font-size="10pt" fo:font-weight="normal" style:font-weight-asian="normal" style:font-weight-complex="normal"/>
    </style:style>
    <style:style style:name="T105" style:family="text">
      <style:text-properties style:font-name="Bitstream Vera Sans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6" style:family="text">
      <style:text-properties style:font-name="Bitstream Vera Sans6" fo:font-size="10pt" fo:font-style="normal" fo:font-weight="normal" style:font-size-asian="10pt" style:font-style-asian="normal" style:font-weight-asian="normal" style:font-size-complex="10pt" style:font-style-complex="normal" style:font-weight-complex="normal" style:text-scale="100%"/>
    </style:style>
    <style:style style:name="T107" style:family="text">
      <style:text-properties fo:color="#b3b3b3" loext:opacity="100%" style:font-name="Bitstream Vera Sans4" fo:font-size="10pt" fo:font-style="normal" fo:font-weight="normal" officeooo:rsid="00248890" style:font-style-asian="normal" style:font-weight-asian="normal" style:font-style-complex="normal" style:font-weight-complex="normal" style:text-scale="100%"/>
    </style:style>
    <style:style style:name="T108" style:family="text">
      <style:text-properties fo:color="#b3b3b3" loext:opacity="100%" style:font-name="Bitstream Vera Sans4" fo:font-size="10pt" fo:letter-spacing="-0.011cm" fo:font-style="normal" fo:font-weight="normal" officeooo:rsid="00248890" fo:background-color="#ffff00" loext:char-shading-value="0" style:font-style-asian="normal" style:font-weight-asian="normal" style:font-style-complex="normal" style:font-weight-complex="normal" style:text-scale="100%"/>
    </style:style>
    <style:style style:name="T109" style:family="text">
      <style:text-properties fo:color="#000000" loext:opacity="100%" style:font-name="Bitstream Vera Sans4" fo:font-size="10pt" fo:font-style="normal" fo:font-weight="normal" officeooo:rsid="0040d2c3" fo:background-color="#ff99ff" loext:char-shading-value="0" style:font-size-asian="9pt" style:font-style-asian="normal" style:font-weight-asian="normal" style:font-size-complex="9pt" style:font-style-complex="normal" style:font-weight-complex="normal"/>
    </style:style>
    <style:style style:name="T110" style:family="text">
      <style:text-properties fo:color="#000000" loext:opacity="100%" style:font-name="Bitstream Vera Sans4" fo:font-size="10pt" fo:font-style="normal" fo:font-weight="normal" officeooo:rsid="004c804b" fo:background-color="#ff99ff" loext:char-shading-value="0" style:font-style-asian="normal" style:font-weight-asian="normal" style:font-style-complex="normal" style:font-weight-complex="normal"/>
    </style:style>
    <style:style style:name="T111" style:family="text">
      <style:text-properties fo:color="#000000" loext:opacity="100%" style:font-name="Bitstream Vera Sans4" fo:font-size="10pt" fo:font-style="normal" fo:font-weight="normal" fo:background-color="#ffff00" loext:char-shading-value="0" style:font-style-asian="normal" style:font-weight-asian="normal" style:font-style-complex="normal" style:font-weight-complex="normal"/>
    </style:style>
    <style:style style:name="T112" style:family="text">
      <style:text-properties fo:color="#000000" loext:opacity="100%" style:font-name="Bitstream Vera Sans4" fo:font-size="10pt" fo:font-style="normal" fo:font-weight="normal" officeooo:rsid="004c7d7f" fo:background-color="#ffff00" loext:char-shading-value="0" style:font-style-asian="normal" style:font-weight-asian="normal" style:font-style-complex="normal" style:font-weight-complex="normal"/>
    </style:style>
    <style:style style:name="T113" style:family="text">
      <style:text-properties fo:color="#000000" loext:opacity="100%" style:font-name="Bitstream Vera Sans4" fo:font-size="10pt" fo:font-style="normal" fo:font-weight="normal" officeooo:rsid="0040d2c3" fo:background-color="#ffff00" loext:char-shading-value="0" style:font-style-asian="normal" style:font-weight-asian="normal" style:font-style-complex="normal" style:font-weight-complex="normal" style:text-scale="100%"/>
    </style:style>
    <style:style style:name="T114" style:family="text">
      <style:text-properties fo:color="#000000" loext:opacity="100%" style:font-name="Bitstream Vera Sans4" fo:font-size="10pt" fo:font-style="normal" fo:font-weight="normal" officeooo:rsid="004c7d7f" fo:background-color="#ffff00" loext:char-shading-value="0" style:font-style-asian="normal" style:font-weight-asian="normal" style:font-style-complex="normal" style:font-weight-complex="normal" style:text-scale="100%"/>
    </style:style>
    <style:style style:name="T115" style:family="text">
      <style:text-properties fo:color="#000000" loext:opacity="100%" style:font-name="Bitstream Vera Sans4" fo:font-size="10pt" fo:font-style="normal" fo:font-weight="normal" officeooo:rsid="004c804b" fo:background-color="#ffff00" loext:char-shading-value="0" style:font-style-asian="normal" style:font-weight-asian="normal" style:font-style-complex="normal" style:font-weight-complex="normal"/>
    </style:style>
    <style:style style:name="T116" style:family="text">
      <style:text-properties fo:color="#000000" loext:opacity="100%" style:font-name="Bitstream Vera Sans4" fo:font-size="10pt" fo:font-style="normal" fo:font-weight="normal" officeooo:rsid="00223117" style:font-size-asian="10pt" style:font-style-asian="normal" style:font-weight-asian="normal" style:font-size-complex="10pt" style:font-style-complex="normal" style:font-weight-complex="normal" style:text-scale="100%"/>
    </style:style>
    <style:style style:name="T117" style:family="text">
      <style:text-properties fo:color="#000000" loext:opacity="100%" style:font-name="Bitstream Vera Sans4" fo:font-size="10pt" fo:font-style="normal" fo:font-weight="normal" officeooo:rsid="0023f132" style:font-style-asian="normal" style:font-weight-asian="normal" style:font-style-complex="normal" style:font-weight-complex="normal" style:text-scale="100%"/>
    </style:style>
    <style:style style:name="T118" style:family="text">
      <style:text-properties fo:color="#000000" loext:opacity="100%" style:font-name="Bitstream Vera Sans4" fo:font-size="10pt" fo:font-style="normal" fo:font-weight="normal" officeooo:rsid="00248890" style:font-style-asian="normal" style:font-weight-asian="normal" style:font-style-complex="normal" style:font-weight-complex="normal" style:text-scale="100%"/>
    </style:style>
    <style:style style:name="T119" style:family="text">
      <style:text-properties fo:color="#000000" loext:opacity="100%" style:font-name="Bitstream Vera Sans4" fo:font-size="10pt" fo:font-weight="normal" officeooo:rsid="0023f132" fo:background-color="#ffff00" loext:char-shading-value="0" style:font-name-asian="OpenSymbol3" style:font-weight-asian="normal" style:font-name-complex="OpenSymbol3" style:font-weight-complex="normal"/>
    </style:style>
    <style:style style:name="T120" style:family="text">
      <style:text-properties fo:color="#000000" loext:opacity="100%" style:font-name="Bitstream Vera Sans4" fo:font-size="10pt" fo:font-weight="normal" officeooo:rsid="0040ecb1" fo:background-color="#ffff00" loext:char-shading-value="0" style:font-name-asian="OpenSymbol3" style:font-weight-asian="normal" style:font-name-complex="OpenSymbol3" style:font-weight-complex="normal"/>
    </style:style>
    <style:style style:name="T121" style:family="text">
      <style:text-properties fo:color="#000000" loext:opacity="100%" style:font-name="Bitstream Vera Sans4" fo:font-size="10pt" fo:font-weight="normal" officeooo:rsid="0040d2c3" fo:background-color="#ffff00" loext:char-shading-value="0" style:font-name-asian="OpenSymbol3" style:font-size-asian="12pt" style:font-style-asian="normal" style:font-weight-asian="normal" style:font-name-complex="OpenSymbol3" style:font-size-complex="12pt" style:font-style-complex="normal" style:font-weight-complex="normal"/>
    </style:style>
    <style:style style:name="T122" style:family="text">
      <style:text-properties fo:color="#000000" loext:opacity="100%" style:font-name="Bitstream Vera Sans4" fo:font-size="10pt" fo:font-weight="normal" officeooo:rsid="0023f132" fo:background-color="#ffff00" loext:char-shading-value="0" style:font-name-asian="OpenSymbol3" style:font-style-asian="normal" style:font-weight-asian="normal" style:font-name-complex="OpenSymbol3" style:font-style-complex="normal" style:font-weight-complex="normal"/>
    </style:style>
    <style:style style:name="T123" style:family="text">
      <style:text-properties fo:color="#000000" loext:opacity="100%" style:font-name="Bitstream Vera Sans4" fo:font-size="10pt" fo:font-weight="normal" officeooo:rsid="0040d2c3" fo:background-color="#ffff00" loext:char-shading-value="0" style:font-name-asian="OpenSymbol3" style:font-style-asian="normal" style:font-weight-asian="normal" style:font-name-complex="OpenSymbol3" style:font-style-complex="normal" style:font-weight-complex="normal"/>
    </style:style>
    <style:style style:name="T124" style:family="text">
      <style:text-properties fo:color="#000000" loext:opacity="100%" style:font-name="Bitstream Vera Sans4" fo:font-size="10pt" fo:font-weight="normal" officeooo:rsid="004c7d7f" fo:background-color="#ffff00" loext:char-shading-value="0" style:font-style-asian="normal" style:font-weight-asian="normal" style:font-style-complex="normal" style:font-weight-complex="normal" style:text-scale="100%"/>
    </style:style>
    <style:style style:name="T125" style:family="text">
      <style:text-properties fo:color="#000000" loext:opacity="100%" style:font-name="Bitstream Vera Sans4" fo:font-size="10pt" fo:font-weight="normal" style:font-size-asian="10pt" style:font-weight-asian="normal" style:font-size-complex="10pt" style:font-weight-complex="normal"/>
    </style:style>
    <style:style style:name="T126" style:family="text">
      <style:text-properties fo:color="#000000" loext:opacity="100%" style:font-name="Bitstream Vera Sans4" fo:font-size="10pt" fo:font-weight="normal" fo:background-color="#ff99ff" loext:char-shading-value="0" style:font-size-asian="10pt" style:font-weight-asian="normal" style:font-size-complex="10pt" style:font-weight-complex="normal"/>
    </style:style>
    <style:style style:name="T127" style:family="text">
      <style:text-properties fo:color="#000000" loext:opacity="100%" style:font-name="Bitstream Vera Sans4" fo:font-size="9pt" fo:font-style="normal" style:text-underline-style="none" fo:font-weight="normal" officeooo:rsid="0040ecb1" fo:background-color="#ff99ff" loext:char-shading-value="0" style:font-size-asian="9pt" style:font-style-asian="normal" style:font-weight-asian="normal" style:font-size-complex="9pt" style:font-style-complex="normal" style:font-weight-complex="normal"/>
    </style:style>
    <style:style style:name="T128" style:family="text">
      <style:text-properties fo:color="#000000" loext:opacity="100%" style:font-name="Bitstream Vera Sans4" fo:font-size="9pt" fo:font-style="normal" fo:font-weight="normal" officeooo:rsid="004c804b" fo:background-color="#ff99ff" loext:char-shading-value="0" style:font-size-asian="9pt" style:font-style-asian="normal" style:font-weight-asian="normal" style:font-size-complex="9pt" style:font-style-complex="normal" style:font-weight-complex="normal"/>
    </style:style>
    <style:style style:name="T129" style:family="text">
      <style:text-properties fo:color="#000000" loext:opacity="100%" style:font-name="Bitstream Vera Sans4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30" style:family="text">
      <style:text-properties fo:color="#000000" loext:opacity="100%" style:font-name="Bitstream Vera Sans4" fo:font-size="9pt" fo:font-style="normal" fo:font-weight="normal" fo:background-color="#ffff00" loext:char-shading-value="0" style:font-size-asian="9pt" style:font-style-asian="normal" style:font-weight-asian="normal" style:font-size-complex="9pt" style:font-style-complex="normal" style:font-weight-complex="normal"/>
    </style:style>
    <style:style style:name="T131" style:family="text">
      <style:text-properties fo:color="#000000" loext:opacity="100%" style:font-name="Bitstream Vera Sans4" fo:font-size="9pt" fo:font-style="normal" fo:font-weight="normal" officeooo:rsid="004c7d7f" fo:background-color="#ffff00" loext:char-shading-value="0" style:font-size-asian="9pt" style:font-style-asian="normal" style:font-weight-asian="normal" style:font-size-complex="9pt" style:font-style-complex="normal" style:font-weight-complex="normal"/>
    </style:style>
    <style:style style:name="T132" style:family="text">
      <style:text-properties fo:color="#000000" loext:opacity="100%" style:text-position="sub 58%" style:font-name="Bitstream Vera Sans4" fo:font-size="10pt" fo:font-style="normal" fo:font-weight="normal" officeooo:rsid="00223117" style:font-size-asian="10pt" style:font-style-asian="normal" style:font-weight-asian="normal" style:font-size-complex="10pt" style:font-style-complex="normal" style:font-weight-complex="normal" style:text-scale="100%"/>
    </style:style>
    <style:style style:name="T133" style:family="text">
      <style:text-properties fo:color="#000000" loext:opacity="100%" style:font-name="Bitstream Vera Sans5" fo:font-style="normal" fo:font-weight="normal" officeooo:rsid="005b8bab" style:font-style-asian="normal" style:font-weight-asian="normal" style:font-weight-complex="normal"/>
    </style:style>
    <style:style style:name="T134" style:family="text">
      <style:text-properties fo:color="#000000" loext:opacity="100%" style:font-name="OpenSymbol3" fo:font-size="12pt" fo:font-weight="normal" officeooo:rsid="0040d2c3" fo:background-color="#ffff00" loext:char-shading-value="0" style:font-name-asian="OpenSymbol3" style:font-size-asian="12pt" style:font-weight-asian="normal" style:font-name-complex="OpenSymbol3" style:font-size-complex="12pt" style:font-weight-complex="normal"/>
    </style:style>
    <style:style style:name="T135" style:family="text">
      <style:text-properties fo:color="#000000" loext:opacity="100%" style:font-name="OpenSymbol3" fo:font-size="12pt" fo:font-weight="normal" officeooo:rsid="0040d2c3" fo:background-color="#ffff00" loext:char-shading-value="0" style:font-name-asian="OpenSymbol3" style:font-size-asian="12pt" style:font-style-asian="normal" style:font-weight-asian="normal" style:font-name-complex="OpenSymbol3" style:font-size-complex="12pt" style:font-style-complex="normal" style:font-weight-complex="normal"/>
    </style:style>
    <style:style style:name="T136" style:family="text">
      <style:text-properties fo:color="#000000" loext:opacity="100%" style:font-name="OpenSymbol3" fo:font-size="10pt" fo:font-weight="normal" officeooo:rsid="0023f132" fo:background-color="#ffff00" loext:char-shading-value="0" style:font-name-asian="OpenSymbol3" style:font-style-asian="normal" style:font-weight-asian="normal" style:font-name-complex="OpenSymbol3" style:font-style-complex="normal" style:font-weight-complex="normal"/>
    </style:style>
    <style:style style:name="T137" style:family="text">
      <style:text-properties fo:color="#000000" loext:opacity="100%" fo:font-size="9pt" fo:font-weight="normal" style:font-size-asian="9pt" style:font-weight-asian="normal" style:font-size-complex="9pt" style:font-weight-complex="normal"/>
    </style:style>
    <style:style style:name="T138" style:family="text">
      <style:text-properties fo:color="#000000" loext:opacity="100%" fo:font-weight="normal" style:font-weight-asian="normal" style:font-weight-complex="normal"/>
    </style:style>
    <style:style style:name="T139" style:family="text">
      <style:text-properties fo:color="#000000" loext:opacity="100%" fo:font-weight="normal" officeooo:rsid="0023f132" style:font-weight-asian="normal" style:font-weight-complex="normal"/>
    </style:style>
    <style:style style:name="T140" style:family="text">
      <style:text-properties fo:color="#000000" loext:opacity="100%" fo:font-weight="normal" fo:background-color="#ffff00" loext:char-shading-value="0" style:font-weight-asian="normal" style:font-weight-complex="normal"/>
    </style:style>
    <style:style style:name="T141" style:family="text">
      <style:text-properties fo:color="#000000" loext:opacity="100%" fo:font-weight="normal" officeooo:rsid="0040ecb1" fo:background-color="#ffff00" loext:char-shading-value="0" style:font-weight-asian="normal" style:font-weight-complex="normal"/>
    </style:style>
    <style:style style:name="T142" style:family="text">
      <style:text-properties fo:color="#000000" loext:opacity="100%" fo:font-weight="normal" officeooo:rsid="004c7d7f" fo:background-color="#ffff00" loext:char-shading-value="0" style:font-weight-asian="normal" style:font-weight-complex="normal"/>
    </style:style>
    <style:style style:name="T143" style:family="text">
      <style:text-properties style:text-outline="false" style:text-line-through-style="none" style:text-line-through-type="none" style:font-name="OpenSymbol1" fo:font-size="10pt" fo:language="zxx" fo:country="none" fo:font-style="normal" fo:text-shadow="none" fo:font-weight="normal" fo:background-color="transparent" loext:char-shading-value="0" style:font-name-asian="OpenSymbol1" style:font-weight-asian="normal" style:font-name-complex="OpenSymbol1" style:font-weight-complex="normal" style:text-emphasize="none" style:font-relief="none"/>
    </style:style>
    <style:style style:name="T144" style:family="text">
      <style:text-properties style:text-outline="false" style:text-line-through-style="none" style:text-line-through-type="none" style:font-name="OpenSymbol1" fo:font-size="10pt" fo:language="zxx" fo:country="none" fo:font-style="normal" fo:text-shadow="none" fo:font-weight="normal" fo:background-color="transparent" loext:char-shading-value="0" style:font-name-asian="OpenSymbol1" style:font-size-asian="10pt" style:language-asian="zxx" style:country-asian="none" style:font-style-asian="normal" style:font-weight-asian="normal" style:font-name-complex="OpenSymbol1" style:font-size-complex="10pt" style:font-style-complex="normal" style:font-weight-complex="normal" style:text-emphasize="none" style:font-relief="none"/>
    </style:style>
    <style:style style:name="T145" style:family="text">
      <style:text-properties style:text-outline="false" style:text-line-through-style="none" style:text-line-through-type="none" fo:language="zxx" fo:country="none" fo:text-shadow="none" style:text-underline-style="none" officeooo:rsid="002a7319" fo:background-color="transparent" loext:char-shading-value="0" style:font-name-asian="Times New Roman" style:language-asian="zxx" style:country-asian="none" style:font-weight-asian="normal" style:font-name-complex="Times New Roman" style:font-weight-complex="normal" style:text-emphasize="none" style:font-relief="none"/>
    </style:style>
    <style:style style:name="T146" style:family="text">
      <style:text-properties style:text-underline-style="none" fo:font-weight="normal" style:font-size-asian="10pt" style:font-style-asian="normal" style:font-weight-asian="normal" style:font-size-complex="10pt" style:font-style-complex="normal" style:font-weight-complex="normal" style:text-scale="100%"/>
    </style:style>
    <style:style style:name="T147" style:family="text">
      <style:text-properties fo:color="#1ca2b8" loext:opacity="100%" style:font-name="Bitstream Vera Sans4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148" style:family="text">
      <style:text-properties fo:color="#1ca2b8" loext:opacity="100%" style:text-outline="false" style:text-line-through-style="none" style:text-line-through-type="none" style:font-name="Bitstream Vera Sans4" fo:font-size="10pt" fo:language="zxx" fo:country="none" fo:font-style="normal" fo:text-shadow="none" style:text-underline-style="solid" style:text-underline-width="auto" style:text-underline-color="font-color" fo:font-weight="normal" fo:background-color="transparent" loext:char-shading-value="0" style:font-name-asian="Bitstream Vera Sans4" style:font-size-asian="10pt" style:language-asian="zxx" style:country-asian="none" style:font-style-asian="normal" style:font-weight-asian="normal" style:font-name-complex="Bitstream Vera Sans4" style:font-size-complex="10pt" style:font-style-complex="normal" style:font-weight-complex="normal" style:text-emphasize="none" style:font-relief="none"/>
    </style:style>
    <style:style style:name="T149" style:family="text">
      <style:text-properties fo:color="#1ca2b8" loext:opacity="100%" style:text-outline="false" style:text-line-through-style="none" style:text-line-through-type="none" style:font-name="Bitstream Vera Sans4" fo:font-size="10pt" fo:language="zxx" fo:country="none" fo:font-style="normal" fo:text-shadow="none" style:text-underline-style="solid" style:text-underline-width="auto" style:text-underline-color="font-color" fo:font-weight="normal" fo:background-color="transparent" loext:char-shading-value="0" style:font-name-asian="Times New Roman" style:font-size-asian="10pt" style:language-asian="zxx" style:country-asian="none" style:font-style-asian="italic" style:font-weight-asian="normal" style:font-name-complex="Times New Roman" style:font-size-complex="10pt" style:font-style-complex="italic" style:font-weight-complex="normal" style:text-emphasize="none" style:font-relief="none"/>
    </style:style>
    <style:style style:name="T150" style:family="text">
      <style:text-properties fo:color="#1ca2b8" loext:opacity="100%" style:text-outline="false" style:text-line-through-style="none" style:text-line-through-type="none" fo:language="zxx" fo:country="none" fo:text-shadow="none" style:text-underline-style="solid" style:text-underline-width="auto" style:text-underline-color="font-color" fo:font-weight="bold" fo:background-color="transparent" loext:char-shading-value="0" style:font-name-asian="OpenSymbol1" style:font-size-asian="10pt" style:language-asian="zxx" style:country-asian="none" style:font-style-asian="italic" style:font-weight-asian="bold" style:font-name-complex="OpenSymbol1" style:font-size-complex="10pt" style:font-style-complex="italic" style:font-weight-complex="bold" style:text-emphasize="none" style:font-relief="none"/>
    </style:style>
    <style:style style:name="T151" style:family="text">
      <style:text-properties fo:color="#c74028" loext:opacity="100%" style:text-outline="false" style:text-line-through-style="none" style:text-line-through-type="none" style:font-name="Bitstream Vera Sans4" fo:font-size="10pt" fo:language="zxx" fo:country="none" fo:font-style="normal" style:text-underline-style="solid" style:text-underline-width="auto" style:text-underline-color="font-color" fo:font-weight="bold" officeooo:rsid="00348b87" style:font-name-asian="Bitstream Vera Sans4" style:font-size-asian="10pt" style:language-asian="zxx" style:country-asian="none" style:font-style-asian="normal" style:font-weight-asian="bold" style:font-name-complex="Bitstream Vera Sans4" style:font-size-complex="10pt" style:font-style-complex="normal" style:font-weight-complex="bold" style:text-emphasize="none" style:font-relief="none"/>
    </style:style>
    <style:style style:name="T152" style:family="text">
      <style:text-properties fo:color="#c74028" loext:opacity="100%" style:text-outline="false" style:text-line-through-style="none" style:text-line-through-type="none" style:font-name="Bitstream Vera Sans4" fo:font-size="10pt" fo:language="zxx" fo:country="none" fo:font-style="normal" style:text-underline-style="solid" style:text-underline-width="auto" style:text-underline-color="font-color" fo:font-weight="normal" style:font-name-asian="Bitstream Vera Sans4" style:font-size-asian="10pt" style:language-asian="zxx" style:country-asian="none" style:font-style-asian="normal" style:font-weight-asian="normal" style:font-name-complex="Bitstream Vera Sans4" style:font-size-complex="10pt" style:font-style-complex="normal" style:font-weight-complex="normal" style:text-emphasize="none" style:font-relief="none"/>
    </style:style>
    <style:style style:name="T153" style:family="text">
      <style:text-properties fo:color="#c74028" loext:opacity="100%" style:text-outline="false" style:text-line-through-style="none" style:text-line-through-type="none" style:font-name="Bitstream Vera Sans4" fo:font-size="10pt" fo:language="zxx" fo:country="none" fo:font-style="normal" style:text-underline-style="none" fo:font-weight="normal" style:font-name-asian="Bitstream Vera Sans4" style:font-size-asian="10pt" style:language-asian="zxx" style:country-asian="none" style:font-style-asian="normal" style:font-weight-asian="normal" style:font-name-complex="Bitstream Vera Sans4" style:font-size-complex="10pt" style:font-style-complex="normal" style:font-weight-complex="normal" style:text-emphasize="none" style:font-relief="none"/>
    </style:style>
    <style:style style:name="T154" style:family="text">
      <style:text-properties fo:color="#c74028" loext:opacity="100%" style:text-outline="false" style:text-line-through-style="none" style:text-line-through-type="none" style:font-name="OpenSymbol1" fo:font-size="10pt" fo:language="zxx" fo:country="none" fo:font-style="normal" style:text-underline-style="solid" style:text-underline-width="auto" style:text-underline-color="font-color" style:font-name-asian="OpenSymbol1" style:font-size-asian="10pt" style:language-asian="zxx" style:country-asian="none" style:font-style-asian="normal" style:font-weight-asian="bold" style:font-name-complex="OpenSymbol1" style:font-size-complex="10pt" style:font-style-complex="normal" style:font-weight-complex="bold" style:text-emphasize="none" style:font-relief="none"/>
    </style:style>
    <style:style style:name="T155" style:family="text">
      <style:text-properties fo:color="#c74028" loext:opacity="100%" style:font-name="Bitstream Vera Sans4" fo:font-size="10pt" fo:language="zxx" fo:country="none" fo:font-style="normal" style:text-underline-style="solid" style:text-underline-width="auto" style:text-underline-color="font-color" fo:font-weight="bold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156" style:family="text">
      <style:text-properties fo:color="#7fb241" loext:opacity="100%" style:font-name="Bitstream Vera Sans4" fo:font-size="10pt" fo:language="zxx" fo:country="none" fo:font-style="normal" fo:text-shadow="none" style:text-underline-style="solid" style:text-underline-width="auto" style:text-underline-color="font-color" fo:font-weight="bold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157" style:family="text">
      <style:text-properties fo:color="#7fb241" loext:opacity="100%" style:font-name="Bitstream Vera Sans4" fo:font-size="10pt" fo:language="zxx" fo:country="none" fo:font-style="normal" fo:text-shadow="none" style:text-underline-style="solid" style:text-underline-width="auto" style:text-underline-color="font-color" fo:font-weight="bold" officeooo:rsid="00348b87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158" style:family="text">
      <style:text-properties fo:color="#7fb241" loext:opacity="100%" style:font-name="Bitstream Vera Sans4" fo:font-size="10pt" fo:language="zxx" fo:country="none" fo:font-style="normal" fo:text-shadow="none" style:text-underline-style="solid" style:text-underline-width="auto" style:text-underline-color="font-color" fo:font-weight="normal" officeooo:rsid="00348b87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159" style:family="text">
      <style:text-properties fo:color="#7fb241" loext:opacity="100%" style:font-name="Bitstream Vera Sans4" fo:font-size="10pt" fo:language="zxx" fo:country="none" fo:font-style="normal" fo:text-shadow="none" style:text-underline-style="solid" style:text-underline-width="auto" style:text-underline-color="font-color" fo:font-weight="normal" officeooo:rsid="00348b87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text-scale="100%" style:font-relief="none"/>
    </style:style>
    <style:style style:name="T160" style:family="text">
      <style:text-properties fo:color="#7fb241" loext:opacity="100%" fo:language="zxx" fo:country="none" fo:text-shadow="none" style:text-underline-style="solid" style:text-underline-width="auto" style:text-underline-color="font-color" fo:background-color="transparent" loext:char-shading-value="0" style:font-name-asian="OpenSymbol1" style:font-size-asian="10pt" style:language-asian="zxx" style:country-asian="none" style:font-style-asian="normal" style:font-weight-asian="bold" style:font-name-complex="OpenSymbol1" style:font-size-complex="10pt" style:font-style-complex="normal" style:font-weight-complex="bold" style:text-scale="100%" style:font-relief="none"/>
    </style:style>
    <style:style style:name="T161" style:family="text">
      <style:text-properties fo:color="#7fb241" loext:opacity="100%" style:text-outline="false" style:text-line-through-style="none" style:text-line-through-type="none" style:font-name="Bitstream Vera Sans4" fo:font-size="10pt" fo:language="zxx" fo:country="none" fo:font-style="normal" fo:text-shadow="none" style:text-underline-style="none" fo:font-weight="normal" officeooo:rsid="00348b87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text-emphasize="none" style:font-relief="none"/>
    </style:style>
    <style:style style:name="T162" style:family="text">
      <style:text-properties style:text-position="0% 100%" style:font-name="Bitstream Vera Sans4" fo:font-size="8pt" fo:font-style="normal" style:font-size-asian="8pt" style:font-style-asian="normal" style:font-size-complex="8pt" style:font-style-complex="normal"/>
    </style:style>
    <style:style style:name="T163" style:family="text">
      <style:text-properties style:text-position="0% 100%" style:font-name="Bitstream Vera Sans4" fo:font-size="8pt" fo:font-style="normal" officeooo:rsid="0044d1b8" style:font-size-asian="8pt" style:font-style-asian="normal" style:font-size-complex="8pt" style:font-style-complex="normal"/>
    </style:style>
    <style:style style:name="T164" style:family="text">
      <style:text-properties style:font-name="Symbol" fo:font-size="10pt" fo:font-style="normal" style:text-underline-style="none" fo:font-weight="normal" officeooo:rsid="0044d1b8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T165" style:family="text">
      <style:text-properties style:font-name="Symbol" fo:font-size="10pt" fo:language="zxx" fo:country="none" fo:font-style="normal" style:text-underline-style="none" fo:font-weight="normal" officeooo:rsid="0044d1b8" style:font-name-asian="Symbol" style:font-size-asian="10pt" style:language-asian="zxx" style:country-asian="none" style:font-style-asian="normal" style:font-weight-asian="normal" style:font-name-complex="Symbol" style:font-size-complex="10pt" style:font-style-complex="normal" style:font-weight-complex="normal" style:font-relief="none"/>
    </style:style>
    <style:style style:name="T166" style:family="text">
      <style:text-properties fo:letter-spacing="-0.011cm"/>
    </style:style>
    <style:style style:name="T167" style:family="text">
      <style:text-properties fo:letter-spacing="-0.011cm" fo:font-weight="normal" style:font-weight-asian="normal" style:font-weight-complex="normal"/>
    </style:style>
    <style:style style:name="T16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9" style:family="text">
      <style:text-properties fo:font-weight="normal" style:font-weight-asian="normal" style:font-weight-complex="normal"/>
    </style:style>
    <style:style style:name="T170" style:family="text">
      <style:text-properties fo:font-weight="normal" style:font-weight-asian="normal" style:font-weight-complex="normal" style:text-scale="100%"/>
    </style:style>
    <style:style style:name="T171" style:family="text">
      <style:text-properties fo:font-weight="normal" fo:background-color="#ffff00" loext:char-shading-value="0" style:font-weight-asian="normal" style:font-weight-complex="normal"/>
    </style:style>
    <style:style style:name="T172" style:family="text">
      <style:text-properties fo:font-weight="normal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173" style:family="text">
      <style:text-properties fo:font-weight="normal" style:font-size-asian="10pt" style:font-weight-asian="normal" style:font-size-complex="10pt" style:font-weight-complex="normal" style:text-scale="100%"/>
    </style:style>
    <style:style style:name="T174" style:family="text">
      <style:text-properties fo:font-weight="normal" style:font-size-asian="10pt" style:font-style-asian="normal" style:font-weight-asian="normal" style:font-size-complex="10pt" style:font-style-complex="normal" style:font-weight-complex="normal"/>
    </style:style>
    <style:style style:name="T175" style:family="text">
      <style:text-properties fo:font-weight="normal" style:font-size-asian="10pt" style:font-style-asian="normal" style:font-weight-asian="normal" style:font-size-complex="10pt" style:font-style-complex="normal" style:font-weight-complex="normal" style:text-scale="100%"/>
    </style:style>
    <style:style style:name="T176" style:family="text"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T177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_5f_Formule_5f_corrigée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1" text:outline-level="1"><draw:g text:anchor-type="paragraph" draw:z-index="16" draw:name="Forme5" draw:style-name="gr1"><draw:custom-shape draw:style-name="gr2" draw:text-style-name="P80" svg:width="3.964cm" svg:height="0.641cm" draw:transform="skewX (0.00279252680319092) rotate (0.0872664625997165) translate (-0.370416666666667cm -0.0934861111111111cm)"><text:p text:style-name="P79"><text:span text:style-name="T176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17"><draw:text-box fo:min-height="3.93cm"><text:section text:style-name="Sect1" text:name="Section7"><text:p text:style-name="P29"/><text:p text:style-name="P32"><text:span text:style-name="_5f_Niveau_5f_jaune"><text:span text:style-name="T59">Calcule A </text:span></text:span><text:span text:style-name="_5f_opensymbol"><text:span text:style-name="T68"></text:span></text:span><text:span text:style-name="_5f_Niveau_5f_jaune"><text:span text:style-name="T59"> 7 </text:span></text:span><text:span text:style-name="_5f_Consigne"><text:span text:style-name="T143"></text:span></text:span><text:span text:style-name="_5f_Niveau_5f_jaune"><text:span text:style-name="T59"> 2 </text:span></text:span><text:span text:style-name="_5f_opensymbol"><text:span text:style-name="T71">×</text:span></text:span><text:span text:style-name="_5f_Niveau_5f_jaune"><text:span text:style-name="T61"> </text:span></text:span><text:span text:style-name="_5f_Niveau_5f_jaune"><text:span text:style-name="T62">5</text:span></text:span><text:span text:style-name="_5f_Niveau_5f_jaune"><text:span text:style-name="T60"> </text:span></text:span><text:span text:style-name="_5f_opensymbol"><text:span text:style-name="T72">−</text:span></text:span><text:span text:style-name="_5f_Niveau_5f_jaune"><text:span text:style-name="T62"> 5.</text:span></text:span></text:p><text:p text:style-name="P31"><text:span text:style-name="Bold_5f_niv1"><text:span text:style-name="T145">Correction</text:span></text:span></text:p><text:p text:style-name="P30"><text:span text:style-name="_5f_variables"><text:span text:style-name="T93">A</text:span></text:span><text:span text:style-name="_5f_variables"><text:span text:style-name="T63"> </text:span></text:span><text:span text:style-name="_5f_Niveau_5f_jaune"><text:span text:style-name="T69"></text:span></text:span><text:span text:style-name="_5f_variables"><text:span text:style-name="T63"> </text:span></text:span><text:span text:style-name="_5f_variables"><text:span text:style-name="T93">7</text:span></text:span><text:span text:style-name="_5f_variables"><text:span text:style-name="T63"> </text:span></text:span><text:span text:style-name="_5f_Consigne"><text:span text:style-name="T144"></text:span></text:span><text:span text:style-name="_5f_variables"><text:span text:style-name="T63"> </text:span></text:span><text:span text:style-name="_5f_variables"><text:span text:style-name="T147">2</text:span></text:span><text:span text:style-name="_5f_variables"><text:span text:style-name="T148"> </text:span></text:span><text:span text:style-name="_5f_opensymbol"><text:span text:style-name="T150">×</text:span></text:span><text:span text:style-name="_5f_variables"><text:span text:style-name="T149"> </text:span></text:span><text:span text:style-name="_5f_variables"><text:span text:style-name="T147">5</text:span></text:span><text:span text:style-name="_5f_Niveau_5f_jaune"><text:span text:style-name="T63"> </text:span></text:span><text:span text:style-name="_5f_opensymbol"><text:span text:style-name="T146">−</text:span></text:span><text:span text:style-name="_5f_variables"><text:span text:style-name="T93"> 5 </text:span></text:span><text:span text:style-name="_5f_variables"><text:span text:style-name="T164"></text:span></text:span><text:span text:style-name="_5f_variables"><text:span text:style-name="T97"> </text:span></text:span><text:span text:style-name="_5f_variables"><text:span text:style-name="T99">L</text:span></text:span><text:span text:style-name="_5f_variables"><text:span text:style-name="T98">e produit s’effectue en</text:span></text:span><text:span text:style-name="_5f_variables"><text:span text:style-name="T162"> </text:span></text:span><text:span text:style-name="_5f_variables"><text:span text:style-name="T163">premier.</text:span></text:span></text:p><text:p text:style-name="P28"><text:span text:style-name="_5f_variables"><text:span text:style-name="T13">A</text:span></text:span><text:span text:style-name="_5f_variables"><text:span text:style-name="T66"> </text:span></text:span><text:span text:style-name="_5f_Niveau_5f_jaune"><text:span text:style-name="T70"></text:span></text:span><text:span text:style-name="_5f_variables"><text:span text:style-name="T153"> </text:span></text:span><text:span text:style-name="_5f_variables"><text:span text:style-name="T155">7</text:span></text:span><text:span text:style-name="_5f_variables"><text:span text:style-name="T152"> </text:span></text:span><text:span text:style-name="_5f_Consigne"><text:span text:style-name="T154"></text:span></text:span><text:span text:style-name="_5f_variables"><text:span text:style-name="T152"> </text:span></text:span><text:span text:style-name="_5f_variables"><text:span text:style-name="T151">10</text:span></text:span><text:span text:style-name="_5f_Niveau_5f_jaune"><text:span text:style-name="T67"> </text:span></text:span><text:span text:style-name="_5f_opensymbol"><text:span text:style-name="T56">−</text:span></text:span><text:span text:style-name="_5f_variables"><text:span text:style-name="T13"> 5 </text:span></text:span><text:span text:style-name="_5f_variables"><text:span text:style-name="T165"></text:span></text:span><text:span text:style-name="_5f_variables"><text:span text:style-name="T13"> </text:span></text:span><text:span text:style-name="_5f_variables"><text:span text:style-name="T32">I</text:span></text:span><text:span text:style-name="_5f_variables"><text:span text:style-name="T31">l n’y a que des additions ou soustractions : les calculs se font de gauche à droite.</text:span></text:span></text:p><text:p text:style-name="P27"><text:span text:style-name="_5f_variables"><text:span text:style-name="T14">A</text:span></text:span><text:span text:style-name="_5f_variables"><text:span text:style-name="T63"> </text:span></text:span><text:span text:style-name="_5f_Niveau_5f_jaune"><text:span text:style-name="T69"></text:span></text:span><text:span text:style-name="_5f_variables"><text:span text:style-name="T161"> </text:span></text:span><text:span text:style-name="_5f_variables"><text:span text:style-name="T157">17</text:span></text:span><text:span text:style-name="_5f_variables"><text:span text:style-name="T158"> </text:span></text:span><text:span text:style-name="_5f_opensymbol"><text:span text:style-name="T160">−</text:span></text:span><text:span text:style-name="_5f_variables"><text:span text:style-name="T159"> </text:span></text:span><text:span text:style-name="_5f_variables"><text:span text:style-name="T156">5</text:span></text:span></text:p><text:p text:style-name="P26"><text:span text:style-name="_5f_variables"><text:span text:style-name="T65">donc A</text:span></text:span><text:span text:style-name="_5f_variables"><text:span text:style-name="T63"> </text:span></text:span><text:span text:style-name="_5f_Niveau_5f_jaune"><text:span text:style-name="T69"></text:span></text:span><text:span text:style-name="_5f_variables"><text:span text:style-name="T63"> </text:span></text:span><text:span text:style-name="_5f_variables"><text:span text:style-name="T64">12</text:span></text:span></text:p></text:section></draw:text-box></draw:frame></text:h>
      <text:list xml:id="list723460392" text:style-name="Num_5f_Exo">
        <text:list-item>
          <text:h text:style-name="P42" text:outline-level="1"> <text:span text:style-name="T166">E</text:span>ffectue les calculs suivants en soulignant le calcul en cours.</text:h>
        </text:list-item>
      </text:list>
      <text:section text:style-name="Sect2" text:name="Section4">
        <text:p text:style-name="P34"><text:span text:style-name="corps"><text:span text:style-name="T21">A </text:span></text:span><text:span text:style-name="_5f_opensymbol"><text:span text:style-name="T54">=</text:span></text:span><text:span text:style-name="corps"><text:span text:style-name="T21"> </text:span></text:span><text:span text:style-name="_5f_Consigne"><text:span text:style-name="T23">14</text:span></text:span><text:span text:style-name="_5f_pointillés_20_gris"><text:span text:style-name="T77"> </text:span></text:span><text:span text:style-name="_5f_opensymbol"><text:span text:style-name="T50">−</text:span></text:span><text:span text:style-name="_5f_Consigne"><text:span text:style-name="T24"> </text:span></text:span><text:span text:style-name="_5f_Consigne"><text:span text:style-name="T23">5</text:span></text:span><text:span text:style-name="_5f_Consigne"><text:span text:style-name="T21"> </text:span></text:span><text:span text:style-name="_5f_Consigne"><text:span text:style-name="T35"></text:span></text:span><text:span text:style-name="_5f_Consigne"><text:span text:style-name="T21"> 3</text:span></text:span></text:p>
        <text:h text:style-name="P69" text:outline-level="1"><text:span text:style-name="_5f_Consigne"><text:span text:style-name="T21">A </text:span></text:span><text:span text:style-name="_5f_opensymbol"><text:span text:style-name="T54">=</text:span></text:span><text:span text:style-name="_5f_Consigne"><text:span text:style-name="T21"> </text:span></text:span><text:span text:style-name="_5f_Consigne"><text:span text:style-name="T25">9</text:span></text:span><text:span text:style-name="_5f_Consigne"><text:span text:style-name="T27"> </text:span></text:span><text:span text:style-name="_5f_Consigne"><text:span text:style-name="T38"></text:span></text:span><text:span text:style-name="_5f_Consigne"><text:span text:style-name="T25"> 3</text:span></text:span></text:h>
        <text:h text:style-name="P69" text:outline-level="1"><text:span text:style-name="_5f_Consigne"><text:span text:style-name="T9">A </text:span></text:span><text:span text:style-name="_5f_opensymbol"><text:span text:style-name="T41">=</text:span></text:span><text:span text:style-name="_5f_Consigne"><text:span text:style-name="T9"> </text:span></text:span><text:span text:style-name="_5f_Consigne"><text:span text:style-name="T12">12</text:span></text:span></text:h>
        <text:p text:style-name="P36"><text:span text:style-name="corps"><text:span text:style-name="T21">B </text:span></text:span><text:span text:style-name="_5f_opensymbol"><text:span text:style-name="T54">=</text:span></text:span><text:span text:style-name="corps"><text:span text:style-name="T21"> </text:span></text:span><text:span text:style-name="_5f_Consigne"><text:span text:style-name="T23">14 </text:span></text:span><text:span text:style-name="_5f_Consigne"><text:span text:style-name="T39"></text:span></text:span><text:span text:style-name="_5f_Consigne"><text:span text:style-name="T23"> 5</text:span></text:span><text:span text:style-name="_5f_pointillés_20_gris"><text:span text:style-name="T81"> </text:span></text:span><text:span text:style-name="_5f_opensymbol"><text:span text:style-name="T55">−</text:span></text:span><text:span text:style-name="_5f_Consigne"><text:span text:style-name="T22"> </text:span></text:span><text:span text:style-name="_5f_Consigne"><text:span text:style-name="T21">3</text:span></text:span></text:p>
        <text:h text:style-name="P70" text:outline-level="1"><text:span text:style-name="_5f_Consigne"><text:span text:style-name="T21">B </text:span></text:span><text:span text:style-name="_5f_opensymbol"><text:span text:style-name="T54">=</text:span></text:span><text:span text:style-name="_5f_Consigne"><text:span text:style-name="T21"> </text:span></text:span><text:span text:style-name="_5f_Consigne"><text:span text:style-name="T25">19</text:span></text:span><text:span text:style-name="_5f_pointillés_20_gris"><text:span text:style-name="T75"> </text:span></text:span><text:span text:style-name="_5f_opensymbol"><text:span text:style-name="T49">−</text:span></text:span><text:span text:style-name="_5f_Consigne"><text:span text:style-name="T26"> </text:span></text:span><text:span text:style-name="_5f_Consigne"><text:span text:style-name="T25">3</text:span></text:span></text:h>
        <text:h text:style-name="P70" text:outline-level="1"><text:span text:style-name="_5f_Consigne"><text:span text:style-name="T9">B </text:span></text:span><text:span text:style-name="_5f_opensymbol"><text:span text:style-name="T41">=</text:span></text:span><text:span text:style-name="_5f_Consigne"><text:span text:style-name="T9"> </text:span></text:span><text:span text:style-name="_5f_Consigne"><text:span text:style-name="T12">16</text:span></text:span></text:h>
        <text:p text:style-name="P35"><text:span text:style-name="corps"><text:span text:style-name="T21">C </text:span></text:span><text:span text:style-name="_5f_opensymbol"><text:span text:style-name="T54">=</text:span></text:span><text:span text:style-name="corps"><text:span text:style-name="T21"> </text:span></text:span><text:span text:style-name="_5f_Consigne"><text:span text:style-name="T23">14 </text:span></text:span><text:span text:style-name="_5f_Consigne"><text:span text:style-name="T39"></text:span></text:span><text:span text:style-name="_5f_Consigne"><text:span text:style-name="T23"> 5</text:span></text:span><text:span text:style-name="_5f_Consigne"><text:span text:style-name="T21"> </text:span></text:span><text:span text:style-name="_5f_Consigne"><text:span text:style-name="T35"></text:span></text:span><text:span text:style-name="_5f_Consigne"><text:span text:style-name="T21"> 3</text:span></text:span></text:p>
        <text:h text:style-name="P70" text:outline-level="1"><text:span text:style-name="_5f_Consigne"><text:span text:style-name="T21">C </text:span></text:span><text:span text:style-name="_5f_opensymbol"><text:span text:style-name="T54">=</text:span></text:span><text:span text:style-name="_5f_Consigne"><text:span text:style-name="T21"> </text:span></text:span><text:span text:style-name="_5f_Consigne"><text:span text:style-name="T25">19</text:span></text:span><text:span text:style-name="_5f_Consigne"><text:span text:style-name="T27"> </text:span></text:span><text:span text:style-name="_5f_Consigne"><text:span text:style-name="T38"></text:span></text:span><text:span text:style-name="_5f_Consigne"><text:span text:style-name="T25"> 3</text:span></text:span></text:h>
        <text:h text:style-name="P70" text:outline-level="1"><text:span text:style-name="_5f_Consigne"><text:span text:style-name="T9">C </text:span></text:span><text:span text:style-name="_5f_opensymbol"><text:span text:style-name="T41">=</text:span></text:span><text:span text:style-name="_5f_Consigne"><text:span text:style-name="T9"> </text:span></text:span><text:span text:style-name="_5f_Consigne"><text:span text:style-name="T12">22</text:span></text:span></text:h>
        <text:p text:style-name="P37"><text:span text:style-name="_5f_Consigne"><text:span text:style-name="T21">D </text:span></text:span><text:span text:style-name="_5f_opensymbol"><text:span text:style-name="T54">=</text:span></text:span><text:span text:style-name="_5f_Consigne"><text:span text:style-name="T21"> </text:span></text:span><text:span text:style-name="_5f_Consigne"><text:span text:style-name="T23">24</text:span></text:span><text:span text:style-name="_5f_Consigne"><text:span text:style-name="T24"> </text:span></text:span><text:span text:style-name="_5f_Consigne"><text:span text:style-name="T40"></text:span></text:span><text:span text:style-name="_5f_Consigne"><text:span text:style-name="T24"> </text:span></text:span><text:span text:style-name="_5f_Consigne"><text:span text:style-name="T23">19</text:span></text:span><text:span text:style-name="_5f_pointillés_20_gris"><text:span text:style-name="T81"> </text:span></text:span><text:span text:style-name="_5f_opensymbol"><text:span text:style-name="T55">−</text:span></text:span><text:span text:style-name="_5f_Consigne"><text:span text:style-name="T22"> </text:span></text:span><text:span text:style-name="_5f_Consigne"><text:span text:style-name="T21">5</text:span></text:span></text:p>
        <text:h text:style-name="P70" text:outline-level="1"><text:span text:style-name="_5f_Consigne"><text:span text:style-name="T21">D </text:span></text:span><text:span text:style-name="_5f_opensymbol"><text:span text:style-name="T54">=</text:span></text:span><text:span text:style-name="_5f_Consigne"><text:span text:style-name="T21"> </text:span></text:span><text:span text:style-name="_5f_Consigne"><text:span text:style-name="T25">43</text:span></text:span><text:span text:style-name="_5f_Consigne"><text:span text:style-name="T27"> </text:span></text:span><text:span text:style-name="_5f_Consigne"><text:span text:style-name="T38">−</text:span></text:span><text:span text:style-name="_5f_Consigne"><text:span text:style-name="T27"> </text:span></text:span><text:span text:style-name="_5f_Consigne"><text:span text:style-name="T25">5</text:span></text:span></text:h>
        <text:h text:style-name="P70" text:outline-level="1"><text:span text:style-name="_5f_Consigne"><text:span text:style-name="T9">D </text:span></text:span><text:span text:style-name="_5f_opensymbol"><text:span text:style-name="T41">=</text:span></text:span><text:span text:style-name="_5f_Consigne"><text:span text:style-name="T9"> </text:span></text:span><text:span text:style-name="_5f_Consigne"><text:span text:style-name="T12">38</text:span></text:span></text:h>
        <text:p text:style-name="P35"><text:span text:style-name="corps"><text:span text:style-name="T11">E </text:span></text:span><text:span text:style-name="_5f_opensymbol"><text:span text:style-name="T42">=</text:span></text:span><text:span text:style-name="corps"><text:span text:style-name="T11"> </text:span></text:span><text:span text:style-name="_5f_Consigne"><text:span text:style-name="T23">24</text:span></text:span><text:span text:style-name="_5f_pointillés_20_gris"><text:span text:style-name="T77"> </text:span></text:span><text:span text:style-name="_5f_opensymbol"><text:span text:style-name="T50">−</text:span></text:span><text:span text:style-name="_5f_Consigne"><text:span text:style-name="T24"> </text:span></text:span><text:span text:style-name="_5f_Consigne"><text:span text:style-name="T23">19</text:span></text:span><text:span text:style-name="_5f_Consigne"><text:span text:style-name="T21"> </text:span></text:span><text:span text:style-name="_5f_opensymbol"><text:span text:style-name="T55">−</text:span></text:span><text:span text:style-name="_5f_Consigne"><text:span text:style-name="T21"> 5</text:span></text:span></text:p>
        <text:h text:style-name="P70" text:outline-level="1"><text:span text:style-name="_5f_Consigne"><text:span text:style-name="T21">E </text:span></text:span><text:span text:style-name="_5f_opensymbol"><text:span text:style-name="T54">=</text:span></text:span><text:span text:style-name="_5f_Consigne"><text:span text:style-name="T21"> </text:span></text:span><text:span text:style-name="_5f_Consigne"><text:span text:style-name="T25">5 </text:span></text:span><text:span text:style-name="_5f_opensymbol"><text:span text:style-name="T49">−</text:span></text:span><text:span text:style-name="_5f_Consigne"><text:span text:style-name="T25"> 5</text:span></text:span></text:h>
        <text:h text:style-name="P70" text:outline-level="1"><text:span text:style-name="_5f_Consigne"><text:span text:style-name="T9">E </text:span></text:span><text:span text:style-name="_5f_opensymbol"><text:span text:style-name="T41">=</text:span></text:span><text:span text:style-name="_5f_Consigne"><text:span text:style-name="T9"> </text:span></text:span><text:span text:style-name="_5f_Consigne"><text:span text:style-name="T12">0</text:span></text:span></text:h>
        <text:p text:style-name="P37"><text:span text:style-name="corps"><text:span text:style-name="T29">F </text:span></text:span><text:span text:style-name="_5f_opensymbol"><text:span text:style-name="T52">=</text:span></text:span><text:span text:style-name="corps"><text:span text:style-name="T29"> </text:span></text:span><text:span text:style-name="corps"><text:span text:style-name="T30">3 </text:span></text:span><text:span text:style-name="_5f_opensymbol"><text:span text:style-name="T44">×</text:span></text:span><text:span text:style-name="corps"><text:span text:style-name="T15"> 2</text:span></text:span><text:span text:style-name="corps"><text:span text:style-name="T11"> </text:span></text:span><text:span text:style-name="_5f_opensymbol"><text:span text:style-name="T42">×</text:span></text:span><text:span text:style-name="corps"><text:span text:style-name="T11"> 11</text:span></text:span></text:p>
        <text:h text:style-name="P70" text:outline-level="1"><text:span text:style-name="_5f_Consigne"><text:span text:style-name="T21">F </text:span></text:span><text:span text:style-name="_5f_opensymbol"><text:span text:style-name="T54">=</text:span></text:span><text:span text:style-name="_5f_Consigne"><text:span text:style-name="T21"> </text:span></text:span><text:span text:style-name="_5f_Consigne"><text:span text:style-name="T25">6</text:span></text:span><text:span text:style-name="_5f_Consigne"><text:span text:style-name="T27"> </text:span></text:span><text:span text:style-name="_5f_Consigne"><text:span text:style-name="T38">×</text:span></text:span><text:span text:style-name="_5f_Consigne"><text:span text:style-name="T25"> </text:span></text:span><text:span text:style-name="corps"><text:span text:style-name="T17">11</text:span></text:span></text:h>
        <text:h text:style-name="P70" text:outline-level="1"><text:span text:style-name="_5f_Consigne"><text:span text:style-name="T9">F </text:span></text:span><text:span text:style-name="_5f_opensymbol"><text:span text:style-name="T41">=</text:span></text:span><text:span text:style-name="_5f_Consigne"><text:span text:style-name="T9"> </text:span></text:span><text:span text:style-name="_5f_Consigne"><text:span text:style-name="T12">66</text:span></text:span></text:h>
        <text:p text:style-name="P35"><text:span text:style-name="corps"><text:span text:style-name="T29">G </text:span></text:span><text:span text:style-name="_5f_opensymbol"><text:span text:style-name="T52">=</text:span></text:span><text:span text:style-name="corps"><text:span text:style-name="T29"> </text:span></text:span><text:span text:style-name="corps"><text:span text:style-name="T16">2 </text:span></text:span><text:span text:style-name="_5f_opensymbol"><text:span text:style-name="T44">×</text:span></text:span><text:span text:style-name="corps"><text:span text:style-name="T15"> </text:span></text:span><text:span text:style-name="corps"><text:span text:style-name="T16">4</text:span></text:span><text:span text:style-name="corps"><text:span text:style-name="T9"> </text:span></text:span><text:span text:style-name="_5f_opensymbol"><text:span text:style-name="T41">÷</text:span></text:span><text:span text:style-name="corps"><text:span text:style-name="T9"> 4</text:span></text:span><text:span text:style-name="corps"><text:span text:style-name="T10"> </text:span></text:span></text:p>
        <text:h text:style-name="P70" text:outline-level="1"><text:span text:style-name="_5f_Consigne"><text:span text:style-name="T21">G </text:span></text:span><text:span text:style-name="_5f_opensymbol"><text:span text:style-name="T54">=</text:span></text:span><text:span text:style-name="_5f_Consigne"><text:span text:style-name="T21"> </text:span></text:span><text:span text:style-name="_5f_Consigne"><text:span text:style-name="T25">8</text:span></text:span><text:span text:style-name="_5f_Consigne"><text:span text:style-name="T27"> </text:span></text:span><text:span text:style-name="_5f_Consigne"><text:span text:style-name="T38">÷</text:span></text:span><text:span text:style-name="_5f_Consigne"><text:span text:style-name="T25"> </text:span></text:span><text:span text:style-name="corps"><text:span text:style-name="T18">4</text:span></text:span></text:h>
        <text:h text:style-name="P70" text:outline-level="1"><text:span text:style-name="_5f_Consigne"><text:span text:style-name="T9">G </text:span></text:span><text:span text:style-name="_5f_opensymbol"><text:span text:style-name="T41">=</text:span></text:span><text:span text:style-name="_5f_Consigne"><text:span text:style-name="T9"> </text:span></text:span><text:span text:style-name="_5f_Consigne"><text:span text:style-name="T12">2</text:span></text:span></text:h>
        <text:p text:style-name="P37"><text:span text:style-name="corps"><text:span text:style-name="T29">H </text:span></text:span><text:span text:style-name="_5f_opensymbol"><text:span text:style-name="T52">=</text:span></text:span><text:span text:style-name="corps"><text:span text:style-name="T29"> </text:span></text:span><text:span text:style-name="corps"><text:span text:style-name="T30">15 </text:span></text:span><text:span text:style-name="_5f_opensymbol"><text:span text:style-name="T44">×</text:span></text:span><text:span text:style-name="corps"><text:span text:style-name="T15"> 4</text:span></text:span><text:span text:style-name="corps"><text:span text:style-name="T11"> </text:span></text:span><text:span text:style-name="_5f_opensymbol"><text:span text:style-name="T41">÷</text:span></text:span><text:span text:style-name="corps"><text:span text:style-name="T9"> 3</text:span></text:span></text:p>
        <text:h text:style-name="P70" text:outline-level="1"><text:span text:style-name="_5f_Consigne"><text:span text:style-name="T21">H </text:span></text:span><text:span text:style-name="_5f_opensymbol"><text:span text:style-name="T54">=</text:span></text:span><text:span text:style-name="_5f_Consigne"><text:span text:style-name="T21"> </text:span></text:span><text:span text:style-name="_5f_Consigne"><text:span text:style-name="T25">60</text:span></text:span><text:span text:style-name="_5f_Consigne"><text:span text:style-name="T27"> </text:span></text:span><text:span text:style-name="_5f_Consigne"><text:span text:style-name="T38">÷</text:span></text:span><text:span text:style-name="_5f_Consigne"><text:span text:style-name="T25"> </text:span></text:span><text:span text:style-name="corps"><text:span text:style-name="T18">3</text:span></text:span></text:h>
        <text:h text:style-name="P70" text:outline-level="1"><text:span text:style-name="_5f_Consigne"><text:span text:style-name="T9">H </text:span></text:span><text:span text:style-name="_5f_opensymbol"><text:span text:style-name="T41">=</text:span></text:span><text:span text:style-name="_5f_Consigne"><text:span text:style-name="T9"> </text:span></text:span><text:span text:style-name="_5f_Consigne"><text:span text:style-name="T12">20</text:span></text:span></text:h>
        <text:p text:style-name="P35"><text:span text:style-name="corps"><text:span text:style-name="T9">I </text:span></text:span><text:span text:style-name="_5f_opensymbol"><text:span text:style-name="T41">=</text:span></text:span><text:span text:style-name="corps"><text:span text:style-name="T9"> </text:span></text:span><text:span text:style-name="corps"><text:span text:style-name="T16">45 </text:span></text:span><text:span text:style-name="_5f_opensymbol"><text:span text:style-name="T45">÷</text:span></text:span><text:span text:style-name="corps"><text:span text:style-name="T16"> 5</text:span></text:span><text:span text:style-name="corps"><text:span text:style-name="T9"> </text:span></text:span><text:span text:style-name="_5f_opensymbol"><text:span text:style-name="T42">×</text:span></text:span><text:span text:style-name="corps"><text:span text:style-name="T11"> 8</text:span></text:span></text:p>
        <text:h text:style-name="P70" text:outline-level="1"><text:span text:style-name="_5f_Consigne"><text:span text:style-name="T21">I </text:span></text:span><text:span text:style-name="_5f_opensymbol"><text:span text:style-name="T54">=</text:span></text:span><text:span text:style-name="_5f_Consigne"><text:span text:style-name="T21"> </text:span></text:span><text:span text:style-name="_5f_Consigne"><text:span text:style-name="T25">9</text:span></text:span><text:span text:style-name="_5f_Consigne"><text:span text:style-name="T27"> </text:span></text:span><text:span text:style-name="_5f_Consigne"><text:span text:style-name="T38">×</text:span></text:span><text:span text:style-name="_5f_Consigne"><text:span text:style-name="T25"> </text:span></text:span><text:span text:style-name="corps"><text:span text:style-name="T17">8</text:span></text:span></text:h>
        <text:h text:style-name="P70" text:outline-level="1"><text:span text:style-name="_5f_Consigne"><text:span text:style-name="T9">I </text:span></text:span><text:span text:style-name="_5f_opensymbol"><text:span text:style-name="T41">=</text:span></text:span><text:span text:style-name="_5f_Consigne"><text:span text:style-name="T9"> </text:span></text:span><text:span text:style-name="_5f_Consigne"><text:span text:style-name="T12">72</text:span></text:span></text:h>
        <text:p text:style-name="P37"><text:span text:style-name="corps"><text:span text:style-name="T11">J </text:span></text:span><text:span text:style-name="_5f_opensymbol"><text:span text:style-name="T42">=</text:span></text:span><text:span text:style-name="corps"><text:span text:style-name="T11"> </text:span></text:span><text:span text:style-name="corps"><text:span text:style-name="T15">20 </text:span></text:span><text:span text:style-name="_5f_opensymbol"><text:span text:style-name="T44">×</text:span></text:span><text:span text:style-name="corps"><text:span text:style-name="T15"> 5</text:span></text:span><text:span text:style-name="corps"><text:span text:style-name="T11"> </text:span></text:span><text:span text:style-name="_5f_opensymbol"><text:span text:style-name="T41">÷</text:span></text:span><text:span text:style-name="corps"><text:span text:style-name="T9"> 4</text:span></text:span></text:p>
        <text:h text:style-name="P70" text:outline-level="1"><text:span text:style-name="_5f_Consigne"><text:span text:style-name="T21">J </text:span></text:span><text:span text:style-name="_5f_opensymbol"><text:span text:style-name="T54">=</text:span></text:span><text:span text:style-name="_5f_Consigne"><text:span text:style-name="T21"> </text:span></text:span><text:span text:style-name="_5f_Consigne"><text:span text:style-name="T25">100</text:span></text:span><text:span text:style-name="_5f_Consigne"><text:span text:style-name="T27"> </text:span></text:span><text:span text:style-name="_5f_Consigne"><text:span text:style-name="T38">÷</text:span></text:span><text:span text:style-name="_5f_Consigne"><text:span text:style-name="T25"> </text:span></text:span><text:span text:style-name="corps"><text:span text:style-name="T18">4</text:span></text:span></text:h>
        <text:h text:style-name="P75" text:outline-level="1"><text:span text:style-name="_5f_Consigne"><text:span text:style-name="T9">J </text:span></text:span><text:span text:style-name="_5f_opensymbol"><text:span text:style-name="T41">=</text:span></text:span><text:span text:style-name="_5f_Consigne"><text:span text:style-name="T9"> </text:span></text:span><text:span text:style-name="_5f_Consigne"><text:span text:style-name="T12">25</text:span></text:span></text:h>
      </text:section>
      <text:list xml:id="list113144514130218" text:continue-numbering="true" text:style-name="Num_5f_Exo">
        <text:list-header>
          <text:h text:style-name="P44" text:outline-level="1"/>
        </text:list-header>
        <text:list-item>
          <text:h text:style-name="P45" text:outline-level="1"> Entoure le signe opératoire de l'opération prioritaire. (Il peut y en avoir plusieurs.)</text:h>
        </text:list-item>
      </text:list>
      <text:section text:style-name="Sect2" text:name="Section1">
        <text:list xml:id="list2172759309" text:style-name="liste_5f_abc">
          <text:list-item>
            <text:p text:style-name="P61"><text:span text:style-name="T169">252 </text:span><text:span text:style-name="_5f_Consigne"><text:span text:style-name="T101"></text:span></text:span><text:span text:style-name="T169"> 21</text:span><text:span text:style-name="T171"> </text:span><text:span text:style-name="_5f_opensymbol"><text:span text:style-name="T171">×</text:span></text:span><text:span text:style-name="T169"> 41</text:span></text:p>
          </text:list-item>
          <text:list-item>
            <text:p text:style-name="P61"><text:span text:style-name="T169">6,3</text:span><text:span text:style-name="_5f_pointillés_20_gris"><text:span text:style-name="T170"> </text:span></text:span><text:span text:style-name="_5f_opensymbol"><text:span text:style-name="T173">−</text:span></text:span><text:span text:style-name="T170"> </text:span><text:span text:style-name="T169">2,1 </text:span><text:span text:style-name="_5f_opensymbol"><text:span text:style-name="T171">÷</text:span></text:span><text:span text:style-name="T171"> </text:span><text:span text:style-name="T169">7</text:span></text:p>
          </text:list-item>
          <text:list-item>
            <text:p text:style-name="P61"><text:span text:style-name="T169">3 </text:span><text:span text:style-name="_5f_Consigne"><text:span text:style-name="T101"></text:span></text:span><text:span text:style-name="T169"> 0,3 </text:span><text:span text:style-name="_5f_opensymbol"><text:span text:style-name="T171">×</text:span></text:span><text:span text:style-name="T169"> 0,3</text:span><text:span text:style-name="_5f_pointillés_20_gris"><text:span text:style-name="T170"> </text:span></text:span><text:span text:style-name="_5f_opensymbol"><text:span text:style-name="T173">−</text:span></text:span><text:span text:style-name="T170"> </text:span><text:span text:style-name="T169">3 </text:span></text:p>
          </text:list-item>
          <text:list-item>
            <text:p text:style-name="P61"><text:span text:style-name="T169">2 </text:span><text:span text:style-name="_5f_opensymbol"><text:span text:style-name="T171">×</text:span></text:span><text:span text:style-name="T171"> </text:span><text:span text:style-name="T169">2</text:span><text:span text:style-name="_5f_pointillés_20_gris"><text:span text:style-name="T170"> </text:span></text:span><text:span text:style-name="_5f_opensymbol"><text:span text:style-name="T173">−</text:span></text:span><text:span text:style-name="T170"> </text:span><text:span text:style-name="T169">2 </text:span><text:span text:style-name="_5f_opensymbol"><text:span text:style-name="T171">÷</text:span></text:span><text:span text:style-name="T171"> </text:span><text:span text:style-name="T169">2 </text:span></text:p>
          </text:list-item>
          <text:list-item>
            <text:p text:style-name="P61"><text:span text:style-name="T169">17</text:span><text:span text:style-name="_5f_pointillés_20_gris"><text:span text:style-name="T170"> </text:span></text:span><text:span text:style-name="_5f_opensymbol"><text:span text:style-name="T173">−</text:span></text:span><text:span text:style-name="T170"> </text:span><text:span text:style-name="T169">15</text:span><text:span text:style-name="T171"> </text:span><text:span text:style-name="_5f_opensymbol"><text:span text:style-name="T171">÷</text:span></text:span><text:span text:style-name="T169"> 3 </text:span><text:span text:style-name="_5f_Consigne"><text:span text:style-name="T101"></text:span></text:span><text:span text:style-name="T169"> 1</text:span></text:p>
          </text:list-item>
          <text:list-item>
            <text:p text:style-name="P61"><text:span text:style-name="T169">50 </text:span><text:span text:style-name="_5f_Consigne"><text:span text:style-name="T101"></text:span></text:span><text:span text:style-name="T169"> 3 </text:span><text:span text:style-name="_5f_Consigne"><text:span text:style-name="T101"></text:span></text:span><text:span text:style-name="T169"> 2</text:span><text:span text:style-name="T171"> </text:span><text:span text:style-name="_5f_opensymbol"><text:span text:style-name="T171">×</text:span></text:span><text:span text:style-name="T169"> 10</text:span></text:p>
          </text:list-item>
          <text:list-item>
            <text:p text:style-name="P61"><text:span text:style-name="T169">0,204 </text:span><text:span text:style-name="_5f_opensymbol"><text:span text:style-name="T171">×</text:span></text:span><text:span text:style-name="T169"> 99</text:span><text:span text:style-name="_5f_pointillés_20_gris"><text:span text:style-name="T170"> </text:span></text:span><text:span text:style-name="_5f_opensymbol"><text:span text:style-name="T173">−</text:span></text:span><text:span text:style-name="T170"> </text:span><text:span text:style-name="T169">5,4</text:span></text:p>
          </text:list-item>
          <text:list-item>
            <text:p text:style-name="P62"><text:span text:style-name="T105">9 </text:span><text:span text:style-name="_5f_Consigne"><text:span text:style-name="T101"></text:span></text:span><text:span text:style-name="T105"> 12 </text:span><text:span text:style-name="_5f_opensymbol"><text:span text:style-name="T172">×</text:span></text:span><text:span text:style-name="T105"> 11 </text:span><text:span text:style-name="_5f_opensymbol"><text:span text:style-name="T174">÷</text:span></text:span><text:span text:style-name="T105"> 8</text:span></text:p>
          </text:list-item>
        </text:list>
      </text:section>
      <text:list xml:id="list113145974202567" text:continue-list="list113144514130218" text:style-name="Num_5f_Exo">
        <text:list-item>
          <text:h text:style-name="P43" text:outline-level="1"><text:span text:style-name="T169"> </text:span><text:span text:style-name="T167">E</text:span><text:span text:style-name="T169">ffectue les calculs suivants en soulignant le calcul en cours.</text:span></text:h>
        </text:list-item>
      </text:list>
      <text:section text:style-name="Sect2" text:name="Section8">
        <text:p text:style-name="P55"><text:span text:style-name="T169">K </text:span><text:span text:style-name="_5f_opensymbol"><text:span text:style-name="T104">=</text:span></text:span><text:span text:style-name="T169"> 24 </text:span><text:span text:style-name="_5f_Consigne"><text:span text:style-name="T101"></text:span></text:span><text:span text:style-name="T169"> </text:span><text:span text:style-name="T168">3 </text:span><text:span text:style-name="_5f_opensymbol"><text:span text:style-name="T102">×</text:span></text:span><text:span text:style-name="T168"> 7</text:span></text:p>
        <text:h text:style-name="P74" text:outline-level="1"><text:span text:style-name="T80">K </text:span><text:span text:style-name="_5f_opensymbol"><text:span text:style-name="T51">=</text:span></text:span><text:span text:style-name="T80"> </text:span><text:span text:style-name="T74">24 </text:span><text:span text:style-name="_5f_Correction_5f_symboles"><text:span text:style-name="T47"></text:span></text:span><text:span text:style-name="T74"> 21</text:span></text:h>
        <text:h text:style-name="P76" text:outline-level="1"><text:span text:style-name="_5f_Consigne"><text:span text:style-name="T12">K </text:span></text:span><text:span text:style-name="_5f_opensymbol"><text:span text:style-name="T43">=</text:span></text:span><text:span text:style-name="_5f_Consigne"><text:span text:style-name="T12"> </text:span></text:span><text:span text:style-name="_5f_Correction_5f_surligné"><text:span text:style-name="T57">45</text:span></text:span></text:h>
        <text:p text:style-name="P58"><text:span text:style-name="T80">L </text:span><text:span text:style-name="_5f_opensymbol"><text:span text:style-name="T51">=</text:span></text:span><text:span text:style-name="T80"> </text:span><text:span text:style-name="T76">15 </text:span><text:span text:style-name="_5f_opensymbol"><text:span text:style-name="T47">÷</text:span></text:span><text:span text:style-name="T76"> 5</text:span><text:span text:style-name="T80"> </text:span><text:span text:style-name="_5f_opensymbol"><text:span text:style-name="T80">–</text:span></text:span><text:span text:style-name="T80"> 2</text:span></text:p>
        <text:h text:style-name="P74" text:outline-level="1"><text:span text:style-name="T80">L </text:span><text:span text:style-name="_5f_opensymbol"><text:span text:style-name="T51">=</text:span></text:span><text:span text:style-name="T80"> </text:span><text:span text:style-name="_5f_Correction_5f_surligné"><text:span text:style-name="T74">3 </text:span></text:span><text:span text:style-name="_5f_Correction_5f_symboles"><text:span text:style-name="T76">–</text:span></text:span><text:span text:style-name="_5f_Correction_5f_surligné"><text:span text:style-name="T74"> 2</text:span></text:span></text:h>
        <text:h text:style-name="P77" text:outline-level="1"><text:span text:style-name="_5f_Consigne"><text:span text:style-name="T12">L </text:span></text:span><text:span text:style-name="_5f_opensymbol"><text:span text:style-name="T43">=</text:span></text:span><text:span text:style-name="_5f_Consigne"><text:span text:style-name="T12"> </text:span></text:span><text:span text:style-name="_5f_Correction_5f_surligné"><text:span text:style-name="T58">1</text:span></text:span></text:h>
        <text:p text:style-name="P55"><text:span text:style-name="T80">P </text:span><text:span text:style-name="_5f_opensymbol"><text:span text:style-name="T51">=</text:span></text:span><text:span text:style-name="T80"> 60</text:span><text:span text:style-name="_5f_pointillés_20_gris"><text:span text:style-name="T81"> </text:span></text:span><text:span text:style-name="_5f_opensymbol"><text:span text:style-name="T53">−</text:span></text:span><text:span text:style-name="T81"> </text:span><text:span text:style-name="T80">14 </text:span><text:span text:style-name="_5f_Consigne"><text:span text:style-name="T35"></text:span></text:span><text:span text:style-name="T80"> </text:span><text:span text:style-name="T76">5 </text:span><text:span text:style-name="_5f_opensymbol"><text:span text:style-name="T47">×</text:span></text:span><text:span text:style-name="T76"> 3</text:span><text:span text:style-name="T80"> </text:span><text:span text:style-name="_5f_Consigne"><text:span text:style-name="T35"></text:span></text:span><text:span text:style-name="T80"> 2</text:span></text:p>
        <text:h text:style-name="P74" text:outline-level="1"><text:span text:style-name="T80">P </text:span><text:span text:style-name="_5f_opensymbol"><text:span text:style-name="T51">=</text:span></text:span><text:span text:style-name="T80"> </text:span><text:span text:style-name="_5f_Correction_5f_surligné"><text:span text:style-name="T74">60 </text:span></text:span><text:span text:style-name="_5f_Correction_5f_symboles"><text:span text:style-name="T76">–</text:span></text:span><text:span text:style-name="_5f_Correction_5f_surligné"><text:span text:style-name="T74"> 14</text:span></text:span><text:span text:style-name="_5f_Correction_5f_surligné"><text:span text:style-name="T84"> </text:span></text:span><text:span text:style-name="_5f_Correction_5f_symboles"><text:span text:style-name="T51"></text:span></text:span><text:span text:style-name="_5f_Correction_5f_surligné"><text:span text:style-name="T84"> 15 </text:span></text:span><text:span text:style-name="_5f_Correction_5f_symboles"><text:span text:style-name="T51"></text:span></text:span><text:span text:style-name="_5f_Correction_5f_surligné"><text:span text:style-name="T84"> 2</text:span></text:span></text:h>
        <text:h text:style-name="P74" text:outline-level="1"><text:span text:style-name="T80">P </text:span><text:span text:style-name="_5f_opensymbol"><text:span text:style-name="T51">=</text:span></text:span><text:span text:style-name="T80"> </text:span><text:span text:style-name="_5f_Correction_5f_surligné"><text:span text:style-name="T76">46 </text:span></text:span><text:span text:style-name="_5f_Correction_5f_symboles"><text:span text:style-name="T47"></text:span></text:span><text:span text:style-name="_5f_Correction_5f_surligné"><text:span text:style-name="T76"> 15</text:span></text:span><text:span text:style-name="_5f_Correction_5f_surligné"><text:span text:style-name="T80"> </text:span></text:span><text:span text:style-name="_5f_Correction_5f_symboles"><text:span text:style-name="T51"></text:span></text:span><text:span text:style-name="_5f_Correction_5f_surligné"><text:span text:style-name="T80"> 2</text:span></text:span></text:h>
        <text:h text:style-name="P74" text:outline-level="1"><text:span text:style-name="T80">P </text:span><text:span text:style-name="_5f_opensymbol"><text:span text:style-name="T51">=</text:span></text:span><text:span text:style-name="T80"> </text:span><text:span text:style-name="T74">61 </text:span><text:span text:style-name="_5f_Correction_5f_symboles"><text:span text:style-name="T47"></text:span></text:span><text:span text:style-name="T74"> 2</text:span></text:h>
        <text:h text:style-name="P76" text:outline-level="1"><text:span text:style-name="_5f_Consigne"><text:span text:style-name="T12">P </text:span></text:span><text:span text:style-name="_5f_opensymbol"><text:span text:style-name="T43">=</text:span></text:span><text:span text:style-name="_5f_Consigne"><text:span text:style-name="T12"> </text:span></text:span><text:span text:style-name="_5f_Correction_5f_surligné"><text:span text:style-name="T57">63</text:span></text:span></text:h>
        <text:p text:style-name="P55"><text:span text:style-name="T80">M </text:span><text:span text:style-name="_5f_opensymbol"><text:span text:style-name="T51">=</text:span></text:span><text:span text:style-name="T80"> </text:span><text:span text:style-name="T76">720 </text:span><text:span text:style-name="_5f_opensymbol"><text:span text:style-name="T47">÷</text:span></text:span><text:span text:style-name="T76"> 9</text:span><text:span text:style-name="T80"> </text:span><text:span text:style-name="_5f_Consigne"><text:span text:style-name="T35"></text:span></text:span><text:span text:style-name="T80"> 4 </text:span></text:p>
        <text:h text:style-name="P74" text:outline-level="1"><text:span text:style-name="T80">M </text:span><text:span text:style-name="_5f_opensymbol"><text:span text:style-name="T51">=</text:span></text:span><text:span text:style-name="T80"> </text:span><text:span text:style-name="_5f_Correction_5f_surligné"><text:span text:style-name="T76">80 </text:span></text:span><text:span text:style-name="_5f_Correction_5f_symboles"><text:span text:style-name="T47"></text:span></text:span><text:span text:style-name="_5f_Correction_5f_surligné"><text:span text:style-name="T76"> 4</text:span></text:span></text:h>
        <text:h text:style-name="P76" text:outline-level="1"><text:span text:style-name="_5f_Consigne"><text:span text:style-name="T12">M </text:span></text:span><text:span text:style-name="_5f_opensymbol"><text:span text:style-name="T43">=</text:span></text:span><text:span text:style-name="_5f_Consigne"><text:span text:style-name="T12"> </text:span></text:span><text:span text:style-name="_5f_Correction_5f_surligné"><text:span text:style-name="T57">84</text:span></text:span></text:h>
        <text:p text:style-name="P58"><text:span text:style-name="T80">N </text:span><text:span text:style-name="_5f_opensymbol"><text:span text:style-name="T51">=</text:span></text:span><text:span text:style-name="T80"> 20 </text:span><text:span text:style-name="_5f_opensymbol"><text:span text:style-name="T80">–</text:span></text:span><text:span text:style-name="T80"> </text:span><text:span text:style-name="T76">0,1 </text:span><text:span text:style-name="_5f_opensymbol"><text:span text:style-name="T47">×</text:span></text:span><text:span text:style-name="T76"> 38</text:span></text:p>
        <text:h text:style-name="P74" text:outline-level="1"><text:span text:style-name="T80">N </text:span><text:span text:style-name="_5f_opensymbol"><text:span text:style-name="T51">=</text:span></text:span><text:span text:style-name="T80"> </text:span><text:span text:style-name="_5f_Correction_5f_surligné"><text:span text:style-name="T76">20 </text:span></text:span><text:span text:style-name="_5f_Correction_5f_symboles"><text:span text:style-name="T76">–</text:span></text:span><text:span text:style-name="_5f_Correction_5f_surligné"><text:span text:style-name="T76"> 3,8</text:span></text:span></text:h>
        <text:h text:style-name="P77" text:outline-level="1"><text:span text:style-name="_5f_Consigne"><text:span text:style-name="T12">N </text:span></text:span><text:span text:style-name="_5f_opensymbol"><text:span text:style-name="T43">=</text:span></text:span><text:span text:style-name="_5f_Consigne"><text:span text:style-name="T12"> </text:span></text:span><text:span text:style-name="_5f_Correction_5f_surligné"><text:span text:style-name="T57">16,2</text:span></text:span></text:h>
        <text:p text:style-name="P55"><text:span text:style-name="T80">R </text:span><text:span text:style-name="_5f_opensymbol"><text:span text:style-name="T51">=</text:span></text:span><text:span text:style-name="T80"> </text:span><text:span text:style-name="T76">8 </text:span><text:span text:style-name="_5f_opensymbol"><text:span text:style-name="T47">×</text:span></text:span><text:span text:style-name="T76"> 3</text:span><text:span text:style-name="_5f_pointillés_20_gris"><text:span text:style-name="T81"> </text:span></text:span><text:span text:style-name="_5f_opensymbol"><text:span text:style-name="T53">−</text:span></text:span><text:span text:style-name="T81"> </text:span><text:span text:style-name="T76">5 </text:span><text:span text:style-name="_5f_opensymbol"><text:span text:style-name="T47">×</text:span></text:span><text:span text:style-name="T76"> 4</text:span><text:span text:style-name="T80"> </text:span><text:span text:style-name="_5f_opensymbol"><text:span text:style-name="T51">×</text:span></text:span><text:span text:style-name="T80"> 0,2</text:span></text:p>
        <text:h text:style-name="P74" text:outline-level="1"><text:span text:style-name="T80">R </text:span><text:span text:style-name="_5f_opensymbol"><text:span text:style-name="T51">=</text:span></text:span><text:span text:style-name="T80"> </text:span><text:span text:style-name="T84">24 </text:span><text:span text:style-name="_5f_Correction_5f_symboles"><text:span text:style-name="T80">–</text:span></text:span><text:span text:style-name="T84"> </text:span><text:span text:style-name="T74">20 </text:span><text:span text:style-name="_5f_Correction_5f_symboles"><text:span text:style-name="T47">×</text:span></text:span><text:span text:style-name="T74"> 0,2</text:span></text:h>
        <text:h text:style-name="P74" text:outline-level="1"><text:span text:style-name="T80">R </text:span><text:span text:style-name="_5f_opensymbol"><text:span text:style-name="T51">=</text:span></text:span><text:span text:style-name="T80"> </text:span><text:span text:style-name="_5f_Correction_5f_surligné"><text:span text:style-name="T74">24 </text:span></text:span><text:span text:style-name="_5f_Correction_5f_symboles"><text:span text:style-name="T76">–</text:span></text:span><text:span text:style-name="_5f_Correction_5f_surligné"><text:span text:style-name="T74"> 4</text:span></text:span></text:h>
        <text:list xml:id="list113145143632924" text:continue-numbering="true" text:style-name="Num_5f_Exo">
          <text:list-header>
            <text:h text:style-name="P78" text:outline-level="1"><text:span text:style-name="_5f_Consigne"><text:span text:style-name="T18">R </text:span></text:span><text:span text:style-name="_5f_opensymbol"><text:span text:style-name="T46">=</text:span></text:span><text:span text:style-name="_5f_Consigne"><text:span text:style-name="T18"> 20</text:span></text:span></text:h>
          </text:list-header>
        </text:list>
      </text:section>
      <text:list xml:id="list113146036056655" text:continue-numbering="true" text:style-name="Num_5f_Exo">
        <text:list-item>
          <text:h text:style-name="P46" text:outline-level="1"> Calcule mentalement.</text:h>
        </text:list-item>
      </text:list>
      <text:section text:style-name="Sect2" text:name="Section3">
        <text:list xml:id="list113145533249362" text:continue-list="list2172759309" text:style-name="liste_5f_abc">
          <text:list-item text:start-value="1">
            <text:p text:style-name="P63"><text:span text:style-name="T169">16 </text:span><text:span text:style-name="_5f_opensymbol"><text:span text:style-name="T169">×</text:span></text:span><text:span text:style-name="T169"> 2</text:span><text:span text:style-name="_5f_pointillés_20_gris"><text:span text:style-name="T170"> </text:span></text:span><text:span text:style-name="_5f_opensymbol"><text:span text:style-name="T173">−</text:span></text:span><text:span text:style-name="T170"> </text:span><text:span text:style-name="T169">22 </text:span><text:span text:style-name="_5f_opensymbol"><text:span text:style-name="T169">=</text:span></text:span><text:span text:style-name="T169"> </text:span><text:span text:style-name="_5f_Correction_5f_surligné"><text:span text:style-name="T169">10</text:span></text:span></text:p>
          </text:list-item>
          <text:list-item>
            <text:p text:style-name="P63"><text:span text:style-name="T169">40</text:span><text:span text:style-name="_5f_pointillés_20_gris"><text:span text:style-name="T170"> </text:span></text:span><text:span text:style-name="_5f_opensymbol"><text:span text:style-name="T173">−</text:span></text:span><text:span text:style-name="T170"> </text:span><text:span text:style-name="T169">12 </text:span><text:span text:style-name="_5f_opensymbol"><text:span text:style-name="T169">÷</text:span></text:span><text:span text:style-name="T169"> 6 </text:span><text:span text:style-name="_5f_opensymbol"><text:span text:style-name="T169">=</text:span></text:span><text:span text:style-name="_5f_pointillés_20_gris"><text:span text:style-name="T169"> </text:span></text:span><text:span text:style-name="_5f_Correction_5f_surligné"><text:span text:style-name="T169">38</text:span></text:span></text:p>
          </text:list-item>
          <text:list-item>
            <text:p text:style-name="P63"><text:span text:style-name="T169">17</text:span><text:span text:style-name="_5f_pointillés_20_gris"><text:span text:style-name="T170"> </text:span></text:span><text:span text:style-name="_5f_opensymbol"><text:span text:style-name="T173">−</text:span></text:span><text:span text:style-name="T170"> </text:span><text:span text:style-name="T169">5 </text:span><text:span text:style-name="_5f_opensymbol"><text:span text:style-name="T169">×</text:span></text:span><text:span text:style-name="T169"> 3 </text:span><text:span text:style-name="_5f_opensymbol"><text:span text:style-name="T169">=</text:span></text:span><text:span text:style-name="T169"> </text:span><text:span text:style-name="_5f_pointillés_20_gris"><text:span text:style-name="T169"> </text:span></text:span><text:span text:style-name="_5f_Correction_5f_surligné"><text:span text:style-name="T169">2</text:span></text:span></text:p>
          </text:list-item>
          <text:list-item>
            <text:p text:style-name="P63"><text:span text:style-name="T169">56 </text:span><text:span text:style-name="_5f_opensymbol"><text:span text:style-name="T169">÷</text:span></text:span><text:span text:style-name="T169"> 7 </text:span><text:span text:style-name="_5f_Consigne"><text:span text:style-name="T101"></text:span></text:span><text:span text:style-name="T169"> 5 </text:span><text:span text:style-name="_5f_opensymbol"><text:span text:style-name="T169">=</text:span></text:span><text:span text:style-name="_5f_pointillés_20_gris"><text:span text:style-name="T169"> </text:span></text:span><text:span text:style-name="_5f_Correction_5f_surligné"><text:span text:style-name="T169">13</text:span></text:span></text:p>
          </text:list-item>
          <text:list-item>
            <text:p text:style-name="P63"><text:span text:style-name="T169">8 </text:span><text:span text:style-name="_5f_Consigne"><text:span text:style-name="T101"></text:span></text:span><text:span text:style-name="T169"> 8 </text:span><text:span text:style-name="_5f_opensymbol"><text:span text:style-name="T169">×</text:span></text:span><text:span text:style-name="T169"> 7 </text:span><text:span text:style-name="_5f_opensymbol"><text:span text:style-name="T104">=</text:span></text:span><text:span text:style-name="_5f_pointillés_20_gris"><text:span text:style-name="T169"> </text:span></text:span><text:span text:style-name="_5f_Correction_5f_surligné"><text:span text:style-name="T169">64</text:span></text:span></text:p>
          </text:list-item>
          <text:list-item>
            <text:p text:style-name="P63"><text:span text:style-name="T105">9</text:span><text:span text:style-name="_5f_pointillés_20_gris"><text:span text:style-name="T170"> </text:span></text:span><text:span text:style-name="_5f_opensymbol"><text:span text:style-name="T175">−</text:span></text:span><text:span text:style-name="T106"> </text:span><text:span text:style-name="T105">49 </text:span><text:span text:style-name="_5f_opensymbol"><text:span text:style-name="T174">÷</text:span></text:span><text:span text:style-name="T105"> 7 </text:span><text:span text:style-name="_5f_opensymbol"><text:span text:style-name="T103">=</text:span></text:span><text:span text:style-name="_5f_pointillés_20_gris"><text:span text:style-name="T174"> </text:span></text:span><text:span text:style-name="_5f_Correction_5f_surligné"><text:span text:style-name="T174">2</text:span></text:span></text:p>
          </text:list-item>
        </text:list>
      </text:section>
      <text:list xml:id="list113144775234399" text:continue-list="list113146036056655" text:style-name="Num_5f_Exo">
        <text:list-item>
          <text:h text:style-name="P47" text:outline-level="1"> Avec la calculatrice, calcule les expressions suivantes sans noter les résultats intermédiaires.</text:h>
        </text:list-item>
      </text:list>
      <text:list xml:id="list113144592578315" text:continue-list="list113145533249362" text:style-name="liste_5f_abc">
        <text:list-item text:start-value="1">
          <text:p text:style-name="P60"><text:span text:style-name="T169">43</text:span><text:span text:style-name="T80">,21</text:span><text:span text:style-name="_5f_pointillés_20_gris"><text:span text:style-name="T81"> </text:span></text:span><text:span text:style-name="_5f_opensymbol"><text:span text:style-name="T90">−</text:span></text:span><text:span text:style-name="T81"> </text:span><text:span text:style-name="T80">17,03 </text:span><text:span text:style-name="_5f_Consigne"><text:span text:style-name="T35"></text:span></text:span><text:span text:style-name="T80"> 132,11</text:span><text:span text:style-name="_5f_pointillés_20_gris"><text:span text:style-name="T81"> </text:span></text:span><text:span text:style-name="_5f_opensymbol"><text:span text:style-name="T90">−</text:span></text:span><text:span text:style-name="T81"> </text:span><text:span text:style-name="T80">61,45 </text:span><text:span text:style-name="_5f_opensymbol"><text:span text:style-name="T51">=</text:span></text:span><text:span text:style-name="_5f_pointillés_20_gris"><text:span text:style-name="T80"> </text:span></text:span><text:span text:style-name="_5f_Correction_5f_surligné"><text:span text:style-name="T80">96,84</text:span></text:span></text:p>
        </text:list-item>
        <text:list-item>
          <text:p text:style-name="P60"><text:span text:style-name="T80">3,15 </text:span><text:span text:style-name="_5f_opensymbol"><text:span text:style-name="T80">×</text:span></text:span><text:span text:style-name="T80"> 5,2 </text:span><text:span text:style-name="_5f_opensymbol"><text:span text:style-name="T80">×</text:span></text:span><text:span text:style-name="T80"> 2,5 </text:span><text:span text:style-name="_5f_opensymbol"><text:span text:style-name="T80">=</text:span></text:span><text:span text:style-name="_5f_pointillés_20_gris"><text:span text:style-name="T80"> </text:span></text:span><text:span text:style-name="_5f_Correction_5f_surligné"><text:span text:style-name="T80">40,95</text:span></text:span></text:p>
        </text:list-item>
        <text:list-item>
          <text:p text:style-name="P60"><text:span text:style-name="T80">6,21 </text:span><text:span text:style-name="_5f_opensymbol"><text:span text:style-name="T80">×</text:span></text:span><text:span text:style-name="T80"> 3 </text:span><text:span text:style-name="_5f_Consigne"><text:span text:style-name="T35"></text:span></text:span><text:span text:style-name="T80"> 4,01 </text:span><text:span text:style-name="_5f_opensymbol"><text:span text:style-name="T80">×</text:span></text:span><text:span text:style-name="T80"> 1,5 </text:span><text:span text:style-name="_5f_opensymbol"><text:span text:style-name="T51">=</text:span></text:span><text:span text:style-name="_5f_pointillés_20_gris"><text:span text:style-name="T80"> </text:span></text:span><text:span text:style-name="_5f_Correction_5f_surligné"><text:span text:style-name="T80">24,645</text:span></text:span></text:p>
        </text:list-item>
        <text:list-item>
          <text:p text:style-name="P60"><text:span text:style-name="_5f_pointillés_20_gris"><text:span text:style-name="T80">3,15 </text:span></text:span><text:span text:style-name="_5f_opensymbol"><text:span text:style-name="T80">÷</text:span></text:span><text:span text:style-name="_5f_pointillés_20_gris"><text:span text:style-name="T80"> </text:span></text:span><text:span text:style-name="_5f_pointillés_20_gris"><text:span text:style-name="T82">0,</text:span></text:span><text:span text:style-name="_5f_pointillés_20_gris"><text:span text:style-name="T80">5 </text:span></text:span><text:span text:style-name="_5f_opensymbol"><text:span text:style-name="T80">÷</text:span></text:span><text:span text:style-name="_5f_pointillés_20_gris"><text:span text:style-name="T80"> 2,5 </text:span></text:span><text:span text:style-name="_5f_opensymbol"><text:span text:style-name="T80">=</text:span></text:span><text:span text:style-name="_5f_pointillés_20_gris"><text:span text:style-name="T80"> </text:span></text:span><text:span text:style-name="_5f_Correction_5f_surligné"><text:span text:style-name="T83">2,52</text:span></text:span></text:p>
        </text:list-item>
        <text:list-item>
          <text:p text:style-name="P60"><text:span text:style-name="_5f_pointillés_20_gris"><text:span text:style-name="T82">9</text:span></text:span><text:span text:style-name="_5f_pointillés_20_gris"><text:span text:style-name="T80">,21 </text:span></text:span><text:span text:style-name="_5f_opensymbol"><text:span text:style-name="T80">÷</text:span></text:span><text:span text:style-name="_5f_pointillés_20_gris"><text:span text:style-name="T80"> 3</text:span></text:span><text:span text:style-name="_5f_pointillés_20_gris"><text:span text:style-name="T91"> </text:span></text:span><text:span text:style-name="_5f_opensymbol"><text:span text:style-name="T91">−</text:span></text:span><text:span text:style-name="_5f_Consigne"><text:span text:style-name="T36"> </text:span></text:span><text:span text:style-name="_5f_pointillés_20_gris"><text:span text:style-name="T80">4,0</text:span></text:span><text:span text:style-name="_5f_pointillés_20_gris"><text:span text:style-name="T82">2</text:span></text:span><text:span text:style-name="_5f_pointillés_20_gris"><text:span text:style-name="T80"> </text:span></text:span><text:span text:style-name="_5f_opensymbol"><text:span text:style-name="T80">÷</text:span></text:span><text:span text:style-name="_5f_pointillés_20_gris"><text:span text:style-name="T80"> 1,5 </text:span></text:span><text:span text:style-name="_5f_opensymbol"><text:span text:style-name="T80">=</text:span></text:span><text:span text:style-name="_5f_pointillés_20_gris"><text:span text:style-name="T80"> </text:span></text:span><text:span text:style-name="_5f_Correction_5f_surligné"><text:span text:style-name="T83">0,39</text:span></text:span></text:p>
        </text:list-item>
      </text:list>
      <text:list xml:id="list113144644965655" text:continue-list="list113144775234399" text:style-name="Num_5f_Exo">
        <text:list-item>
          <text:h text:style-name="P39" text:outline-level="1"><text:span text:style-name="T80"> Complète avec les signes </text:span><text:span text:style-name="_5f_Consigne"><text:span text:style-name="T37"></text:span></text:span><text:span text:style-name="T80">, </text:span><text:span text:style-name="_5f_opensymbol"><text:span text:style-name="T90">−</text:span></text:span><text:span text:style-name="T80">, </text:span><text:span text:style-name="_5f_opensymbol"><text:span text:style-name="T80">× </text:span></text:span><text:span text:style-name="T80">ou </text:span><text:span text:style-name="_5f_opensymbol"><text:span text:style-name="T80">÷</text:span></text:span><text:span text:style-name="T80"> pour que les égalités soient vraies.</text:span></text:h>
        </text:list-item>
      </text:list>
      <text:section text:style-name="Sect2" text:name="Section5">
        <text:list xml:id="list113144288712382" text:continue-list="list113144592578315" text:style-name="liste_5f_abc">
          <text:list-item>
            <text:list>
              <text:list-item text:start-value="1">
                <text:p text:style-name="P52"><text:span text:style-name="T95">5 </text:span><text:span text:style-name="_5f_Correction_5f_symboles"><text:span text:style-name="T95">×</text:span></text:span><text:span text:style-name="_5f_pointillés_20_gris"><text:span text:style-name="T95"> </text:span></text:span><text:span text:style-name="T95">8 </text:span><text:span text:style-name="_5f_Correction_5f_symboles"><text:span text:style-name="T95">÷</text:span></text:span><text:span text:style-name="_5f_pointillés_20_gris"><text:span text:style-name="T95"> </text:span></text:span><text:span text:style-name="T95">2 </text:span><text:span text:style-name="_5f_opensymbol"><text:span text:style-name="T95">=</text:span></text:span><text:span text:style-name="T95"> 20</text:span></text:p>
              </text:list-item>
              <text:list-item>
                <text:p text:style-name="P53"><text:span text:style-name="T95">7 </text:span><text:span text:style-name="_5f_Correction_5f_surligné"><text:span text:style-name="T95">–</text:span></text:span><text:span text:style-name="_5f_pointillés_20_gris"><text:span text:style-name="T95"> </text:span></text:span><text:span text:style-name="T95">5 </text:span><text:span text:style-name="_5f_Correction_5f_symboles"><text:span text:style-name="T95">÷</text:span></text:span><text:span text:style-name="_5f_pointillés_20_gris"><text:span text:style-name="T95"> </text:span></text:span><text:span text:style-name="T95">5 </text:span><text:span text:style-name="_5f_opensymbol"><text:span text:style-name="T95">=</text:span></text:span><text:span text:style-name="T95"> 6</text:span></text:p>
              </text:list-item>
              <text:list-item>
                <text:p text:style-name="P54"><text:span text:style-name="T95">8 </text:span><text:span text:style-name="_5f_Correction_5f_symboles"><text:span text:style-name="T95">×</text:span></text:span><text:span text:style-name="_5f_pointillés_20_gris"><text:span text:style-name="T95"> </text:span></text:span><text:span text:style-name="T95">6 </text:span><text:span text:style-name="_5f_Correction_5f_symboles"><text:span text:style-name="T95">÷</text:span></text:span><text:span text:style-name="_5f_pointillés_20_gris"><text:span text:style-name="T95"> </text:span></text:span><text:span text:style-name="T95">2 </text:span><text:span text:style-name="_5f_opensymbol"><text:span text:style-name="T95">=</text:span></text:span><text:span text:style-name="T95"> 24</text:span></text:p>
              </text:list-item>
              <text:list-item>
                <text:p text:style-name="P53"><text:span text:style-name="T94">8 </text:span><text:span text:style-name="_5f_Correction_5f_symboles"><text:span text:style-name="T95">÷</text:span></text:span><text:span text:style-name="_5f_pointillés_20_gris"><text:span text:style-name="T96"> </text:span></text:span><text:span text:style-name="T94">2 </text:span><text:span text:style-name="_5f_Correction_5f_symboles"><text:span text:style-name="T95">×</text:span></text:span><text:span text:style-name="_5f_pointillés_20_gris"><text:span text:style-name="T96"> </text:span></text:span><text:span text:style-name="T94">81 </text:span><text:span text:style-name="_5f_opensymbol"><text:span text:style-name="T96">=</text:span></text:span><text:span text:style-name="T94"> 324</text:span></text:p>
              </text:list-item>
            </text:list>
          </text:list-item>
        </text:list>
      </text:section>
      <text:list xml:id="list113144676726755" text:continue-list="list113144644965655" text:style-name="Num_5f_Exo">
        <text:list-item>
          <text:h text:style-name="P48" text:outline-level="1"><text:soft-page-break/><text:span text:style-name="Bold_5f_niv1"><text:span text:style-name="T169">Avec un ordre de grandeur :</text:span></text:span></text:h>
        </text:list-item>
      </text:list>
      <text:list xml:id="list113144847825210" text:continue-list="list113144288712382" text:style-name="liste_5f_abc">
        <text:list-item text:start-value="1">
          <text:p text:style-name="P64">Détermine un ordre de grandeur de chacun des nombres suivants.</text:p>
        </text:list-item>
      </text:list>
      <text:p text:style-name="P33"><text:span text:style-name="T139">A</text:span><text:span text:style-name="T138"> </text:span><text:span text:style-name="_5f_opensymbol"><text:span text:style-name="T92"></text:span></text:span><text:span text:style-name="T138"> </text:span><text:span text:style-name="T133">3,15</text:span><text:span text:style-name="T138"> </text:span><text:span text:style-name="_5f_opensymbol"><text:span text:style-name="T80">×</text:span></text:span><text:span text:style-name="T138"> </text:span><text:span text:style-name="T133">95,2</text:span><text:span text:style-name="T138"> </text:span><text:span text:style-name="_5f_opensymbol"><text:span text:style-name="T81">−</text:span></text:span><text:span text:style-name="T138"> </text:span><text:span text:style-name="T133">4,22</text:span><text:span text:style-name="T138"> </text:span></text:p>
      <text:p text:style-name="P3"><text:span text:style-name="_5f_opensymbol"><text:span text:style-name="T119">A </text:span></text:span><text:span text:style-name="_5f_opensymbol"><text:span text:style-name="T134">≈</text:span></text:span><text:span text:style-name="T140"> </text:span><text:span text:style-name="T141">3</text:span><text:span text:style-name="_5f_opensymbol"><text:span text:style-name="T85">×</text:span></text:span><text:span text:style-name="T142"> 9</text:span><text:span text:style-name="T141">5</text:span><text:span text:style-name="T142"> </text:span><text:span text:style-name="_5f_opensymbol"><text:span text:style-name="T86">−</text:span></text:span><text:span text:style-name="T142"> </text:span><text:span text:style-name="T141">4 </text:span><text:span text:style-name="_5f_opensymbol"><text:span text:style-name="T134">≈ </text:span></text:span><text:span text:style-name="_5f_opensymbol"><text:span text:style-name="T120">281</text:span></text:span><text:span text:style-name="T142"> </text:span><text:span text:style-name="_5f_Consigne"><text:span text:style-name="T128"><text:s/></text:span></text:span><text:span text:style-name="_5f_Consigne"><text:span text:style-name="T109">A</text:span></text:span><text:span text:style-name="_5f_Consigne"><text:span text:style-name="T110"> </text:span></text:span><text:span text:style-name="_5f_Consigne"><text:span text:style-name="T128">= </text:span></text:span><text:span text:style-name="_5f_Consigne"><text:span text:style-name="T127">295,66</text:span></text:span></text:p>
      <text:p text:style-name="P3"><text:span text:style-name="T139">B</text:span><text:span text:style-name="T138"> </text:span><text:span text:style-name="_5f_opensymbol"><text:span text:style-name="T92">=</text:span></text:span><text:span text:style-name="T137"> 40 129,5  103,2 </text:span><text:span text:style-name="_5f_opensymbol"><text:span text:style-name="T78">×</text:span></text:span><text:span text:style-name="T137"> 98,017 </text:span><text:span text:style-name="_5f_Consigne"><text:span text:style-name="T129"> </text:span></text:span></text:p>
      <text:p text:style-name="P3"><text:span text:style-name="_5f_opensymbol"><text:span text:style-name="T136">B</text:span></text:span><text:span text:style-name="_5f_opensymbol"><text:span text:style-name="T121"> </text:span></text:span><text:span text:style-name="_5f_opensymbol"><text:span text:style-name="T135">≈</text:span></text:span><text:span text:style-name="_5f_Consigne"><text:span text:style-name="T130"> </text:span></text:span><text:span text:style-name="_5f_Consigne"><text:span text:style-name="T131">40 000+100</text:span></text:span><text:span text:style-name="_5f_opensymbol"><text:span text:style-name="T79">×</text:span></text:span><text:span text:style-name="_5f_opensymbol"><text:span text:style-name="T33">100 </text:span></text:span><text:span text:style-name="_5f_opensymbol"><text:span text:style-name="T135">≈ </text:span></text:span><text:span text:style-name="_5f_Consigne"><text:span text:style-name="T131">50 000 </text:span></text:span><text:span text:style-name="_5f_Consigne"><text:span text:style-name="T128"><text:s text:c="2"/></text:span></text:span><text:span text:style-name="_5f_Consigne"><text:span text:style-name="T109">B</text:span></text:span><text:span text:style-name="_5f_Consigne"><text:span text:style-name="T110"> </text:span></text:span><text:span text:style-name="_5f_Consigne"><text:span text:style-name="T128">= 50 244,8544</text:span></text:span></text:p>
      <text:p text:style-name="P3"><text:span text:style-name="T139">C</text:span><text:span text:style-name="T138"> </text:span><text:span text:style-name="_5f_opensymbol"><text:span text:style-name="T92">=</text:span></text:span><text:span text:style-name="T138"> 103,7272 </text:span><text:span text:style-name="_5f_opensymbol"><text:span text:style-name="T80">÷</text:span></text:span><text:span text:style-name="T138"> 9,86 </text:span><text:span text:style-name="_5f_opensymbol"><text:span text:style-name="T80">×</text:span></text:span><text:span text:style-name="T138"> 489,7 </text:span></text:p>
      <text:p text:style-name="P3"><text:span text:style-name="_5f_opensymbol"><text:span text:style-name="T171">C</text:span></text:span><text:span text:style-name="_5f_opensymbol"><text:span text:style-name="T135"> ≈</text:span></text:span><text:span text:style-name="_5f_Consigne"><text:span text:style-name="T111"> </text:span></text:span><text:span text:style-name="_5f_Consigne"><text:span text:style-name="T112">100</text:span></text:span><text:span text:style-name="_5f_opensymbol"><text:span text:style-name="T87">÷</text:span></text:span><text:span text:style-name="_5f_opensymbol"><text:span text:style-name="T124"> 10</text:span></text:span><text:span text:style-name="_5f_opensymbol"><text:span text:style-name="T89">×</text:span></text:span><text:span text:style-name="_5f_Consigne"><text:span text:style-name="T112"> 500 </text:span></text:span><text:span text:style-name="_5f_opensymbol"><text:span text:style-name="T135">≈ </text:span></text:span><text:span text:style-name="_5f_Consigne"><text:span text:style-name="T112">5 000</text:span></text:span><text:span text:style-name="_5f_Consigne"><text:span text:style-name="T128"> <text:s/></text:span></text:span><text:span text:style-name="_5f_Consigne"><text:span text:style-name="T109">C</text:span></text:span><text:span text:style-name="_5f_Consigne"><text:span text:style-name="T110"> </text:span></text:span><text:span text:style-name="_5f_Consigne"><text:span text:style-name="T128">= 5 151,644</text:span></text:span></text:p>
      <text:p text:style-name="P3"><text:span text:style-name="T139">D</text:span><text:span text:style-name="T138"> </text:span><text:span text:style-name="_5f_opensymbol"><text:span text:style-name="T92">=</text:span></text:span><text:span text:style-name="T138"> 8 109,8 </text:span><text:span text:style-name="_5f_opensymbol"><text:span text:style-name="T81">−</text:span></text:span><text:span text:style-name="T138"> 3,204 </text:span><text:span text:style-name="_5f_opensymbol"><text:span text:style-name="T80">×</text:span></text:span><text:span text:style-name="T138"> 324,48 </text:span></text:p>
      <text:p text:style-name="P3"><text:span text:style-name="_5f_opensymbol"><text:span text:style-name="T121">D</text:span></text:span><text:span text:style-name="_5f_opensymbol"><text:span text:style-name="T135"> ≈</text:span></text:span><text:span text:style-name="_5f_Consigne"><text:span text:style-name="T111"> </text:span></text:span><text:span text:style-name="_5f_Consigne"><text:span text:style-name="T112">8 000</text:span></text:span><text:span text:style-name="_5f_opensymbol"><text:span text:style-name="T87">−</text:span></text:span><text:span text:style-name="_5f_Consigne"><text:span text:style-name="T113">3</text:span></text:span><text:span text:style-name="_5f_opensymbol"><text:span text:style-name="T89">×</text:span></text:span><text:span text:style-name="_5f_Consigne"><text:span text:style-name="T112"> 300 </text:span></text:span><text:span text:style-name="_5f_opensymbol"><text:span text:style-name="T135">≈</text:span></text:span><text:span text:style-name="_5f_Consigne"><text:span text:style-name="T112"> </text:span></text:span><text:span text:style-name="_5f_Consigne"><text:span text:style-name="T115">7 1</text:span></text:span><text:span text:style-name="_5f_Consigne"><text:span text:style-name="T112">00</text:span></text:span><text:span text:style-name="_5f_Consigne"><text:span text:style-name="T128"> <text:s/></text:span></text:span><text:span text:style-name="_5f_Consigne"><text:span text:style-name="T109">D</text:span></text:span><text:span text:style-name="_5f_Consigne"><text:span text:style-name="T110"> </text:span></text:span><text:span text:style-name="_5f_Consigne"><text:span text:style-name="T128">= 7 070,16608</text:span></text:span></text:p>
      <text:p text:style-name="P3"><text:span text:style-name="T139">E</text:span><text:span text:style-name="T138"> </text:span><text:span text:style-name="_5f_opensymbol"><text:span text:style-name="T92">=</text:span></text:span><text:span text:style-name="T138"> 17,025  49,892 </text:span><text:span text:style-name="_5f_opensymbol"><text:span text:style-name="T80">×</text:span></text:span><text:span text:style-name="T138"> 2 015,8 </text:span></text:p>
      <text:p text:style-name="P3"><text:span text:style-name="_5f_opensymbol"><text:span text:style-name="T122">E</text:span></text:span><text:span text:style-name="_5f_opensymbol"><text:span text:style-name="T123"> </text:span></text:span><text:span text:style-name="_5f_opensymbol"><text:span text:style-name="T171">≈</text:span></text:span><text:span text:style-name="_5f_Consigne"><text:span text:style-name="T111"> </text:span></text:span><text:span text:style-name="_5f_Consigne"><text:span text:style-name="T112">20 +50 </text:span></text:span><text:span text:style-name="_5f_opensymbol"><text:span text:style-name="T89">×</text:span></text:span><text:span text:style-name="_5f_Consigne"><text:span text:style-name="T112"> 2 000 </text:span></text:span><text:span text:style-name="_5f_opensymbol"><text:span text:style-name="T135">≈ </text:span></text:span><text:span text:style-name="_5f_Consigne"><text:span text:style-name="T112">100 000</text:span></text:span><text:span text:style-name="_5f_Consigne"><text:span text:style-name="T128"> <text:s/></text:span></text:span><text:span text:style-name="_5f_Consigne"><text:span text:style-name="T109">E</text:span></text:span><text:span text:style-name="_5f_Consigne"><text:span text:style-name="T110"> </text:span></text:span><text:span text:style-name="_5f_Consigne"><text:span text:style-name="T128">= 100 589,3186</text:span></text:span></text:p>
      <text:p text:style-name="P3"><text:span text:style-name="T139">F</text:span><text:span text:style-name="T138"> </text:span><text:span text:style-name="_5f_opensymbol"><text:span text:style-name="T92">=</text:span></text:span><text:span text:style-name="T138"> 9 036,9 </text:span><text:span text:style-name="_5f_opensymbol"><text:span text:style-name="T80">÷</text:span></text:span><text:span text:style-name="T138"> (101,19 </text:span><text:span text:style-name="_5f_opensymbol"><text:span text:style-name="T81">−</text:span></text:span><text:span text:style-name="T138"> 0,78) </text:span></text:p>
      <text:p text:style-name="P3"><text:span text:style-name="_5f_opensymbol"><text:span text:style-name="T123">F</text:span></text:span><text:span text:style-name="_5f_opensymbol"><text:span text:style-name="T171"> </text:span></text:span><text:span text:style-name="_5f_opensymbol"><text:span text:style-name="T135">≈ </text:span></text:span><text:span text:style-name="_5f_Consigne"><text:span text:style-name="T112">9 000</text:span></text:span><text:span text:style-name="_5f_opensymbol"><text:span text:style-name="T89">÷(</text:span></text:span><text:span text:style-name="_5f_Consigne"><text:span text:style-name="T112">100</text:span></text:span><text:span text:style-name="_5f_opensymbol"><text:span text:style-name="T87">−</text:span></text:span><text:span text:style-name="_5f_Consigne"><text:span text:style-name="T114">0</text:span></text:span><text:span text:style-name="_5f_Consigne"><text:span text:style-name="T112">) </text:span></text:span><text:span text:style-name="_5f_opensymbol"><text:span text:style-name="T135">≈ </text:span></text:span><text:span text:style-name="_5f_Consigne"><text:span text:style-name="T112">90 </text:span></text:span><text:span text:style-name="_5f_Consigne"><text:span text:style-name="T128"><text:s text:c="2"/></text:span></text:span><text:span text:style-name="_5f_Consigne"><text:span text:style-name="T109">F</text:span></text:span><text:span text:style-name="_5f_Consigne"><text:span text:style-name="T110"> </text:span></text:span><text:span text:style-name="_5f_Consigne"><text:span text:style-name="T128">= 89,632506722438</text:span></text:span></text:p>
      <text:list xml:id="list113145284895046" text:continue-numbering="true" text:style-name="liste_5f_abc">
        <text:list-item>
          <text:p text:style-name="P49"><text:span text:style-name="T125">Avec ta calculatrice, trouve </text:span><text:span text:style-name="T126">la valeur exacte</text:span><text:span text:style-name="T125"> </text:span><text:span text:style-name="_5f_pointillés_20_gris"><text:span text:style-name="T116">de</text:span></text:span><text:span text:style-name="_5f_pointillés_20_gris"><text:span text:style-name="T132"> </text:span></text:span><text:span text:style-name="_5f_pointillés_20_gris"><text:span text:style-name="T116">chacun de ces nombres afin de vérifier.</text:span></text:span></text:p>
        </text:list-item>
      </text:list>
      <text:p text:style-name="P4"><text:span text:style-name="_5f_pointillés_20_gris"><text:span text:style-name="T116"/></text:span></text:p>
      <text:list xml:id="list113144678604094" text:continue-list="list113144676726755" text:style-name="Num_5f_Exo">
        <text:list-item>
          <text:h text:style-name="P40" text:outline-level="1"> Calcule en détaillant les étapes : </text:h>
        </text:list-item>
      </text:list>
      <text:section text:style-name="Sect3" text:name="Section6">
        <text:list xml:id="list2564576650" text:style-name="_5f_Numérotation_20_des_20_exercices_20_livrets">
          <text:list-header>
            <text:p text:style-name="P50"><text:span text:style-name="_5f_pointillés_20_gris"><text:span text:style-name="T117">G </text:span></text:span><text:span text:style-name="_5f_opensymbol"><text:span text:style-name="T92">=</text:span></text:span><text:span text:style-name="_5f_pointillés_20_gris"><text:span text:style-name="T117"><draw:frame draw:style-name="fr5" draw:name="Objet1" text:anchor-type="as-char" svg:width="1.095cm" svg:height="0.87cm" draw:z-index="7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/text:p>
          </text:list-header>
        </text:list>
        <text:p text:style-name="P38"><text:span text:style-name="_5f_Consigne"><text:span text:style-name="T19">G </text:span></text:span><text:span text:style-name="_5f_opensymbol"><text:span text:style-name="T92">=</text:span></text:span><text:span text:style-name="_5f_opensymbol"><text:span text:style-name="T88"><draw:frame draw:style-name="fr4" draw:name="Objet3" text:anchor-type="as-char" svg:width="0.492cm" svg:height="0.87cm" draw:z-index="8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/text:p>
        <text:p text:style-name="P38"><text:span text:style-name="_5f_Consigne"><text:span text:style-name="T19">G </text:span></text:span><text:span text:style-name="_5f_opensymbol"><text:span text:style-name="T92">=</text:span></text:span><text:span text:style-name="_5f_Consigne"><text:span text:style-name="T20"> </text:span></text:span><text:span text:style-name="_5f_Consigne"><text:span text:style-name="T34">4</text:span></text:span></text:p>
        <text:list xml:id="list113145640634576" text:continue-numbering="true" text:style-name="_5f_Numérotation_20_des_20_exercices_20_livrets">
          <text:list-header>
            <text:p text:style-name="P51"><text:span text:style-name="_5f_pointillés_20_gris"><text:span text:style-name="T118">H</text:span></text:span><text:span text:style-name="_5f_pointillés_20_gris"><text:span text:style-name="T117">= </text:span></text:span><text:span text:style-name="_5f_pointillés_20_gris"><text:span text:style-name="T117"><draw:frame draw:style-name="fr5" draw:name="Objet2" text:anchor-type="as-char" svg:width="1.147cm" svg:height="0.87cm" draw:z-index="9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/text:p>
          </text:list-header>
        </text:list>
        <text:p text:style-name="P38"><text:span text:style-name="_5f_Consigne"><text:span text:style-name="T19">H </text:span></text:span><text:span text:style-name="_5f_opensymbol"><text:span text:style-name="T92">=</text:span></text:span><text:span text:style-name="_5f_Consigne"><text:span text:style-name="T107"> </text:span></text:span><text:span text:style-name="_5f_Consigne"><text:span text:style-name="T107"><draw:frame draw:style-name="fr4" draw:name="Objet4" text:anchor-type="as-char" svg:width="0.494cm" svg:height="0.873cm" draw:z-index="10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/text:p>
        <text:p text:style-name="P38"><text:span text:style-name="_5f_Consigne"><text:span text:style-name="T28">H </text:span></text:span><text:span text:style-name="_5f_opensymbol"><text:span text:style-name="T73">=</text:span></text:span><text:span text:style-name="_5f_Consigne"><text:span text:style-name="T100">3</text:span></text:span><text:span text:style-name="_5f_Consigne"><text:span text:style-name="T108"> </text:span>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3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6" svg:font-family="'Bitstream Vera Sans'" style:font-pitch="variable"/>
    <style:font-face style:name="OpenSymbol2" svg:font-family="OpenSymbol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06cm" draw:dots2="1" draw:dots2-length="0.006cm" draw:distance="0.006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26" draw:display-name="Dashed (var) 6326" draw:style="rect" draw:dots1="1" draw:dots1-length="0.011cm" draw:dots2="1" draw:dots2-length="0.011cm" draw:distance="0.011cm"/>
    <draw:stroke-dash draw:name="Dashed_20__28_var_29__20_6327" draw:display-name="Dashed (var) 6327" draw:style="rect" draw:dots1="1" draw:dots1-length="0.011cm" draw:dots2="1" draw:dots2-length="0.011cm" draw:distance="0.011cm"/>
    <draw:stroke-dash draw:name="Dashed_20__28_var_29__20_6328" draw:display-name="Dashed (var) 6328" draw:style="rect" draw:dots1="1" draw:dots1-length="0.011cm" draw:dots2="1" draw:dots2-length="0.011cm" draw:distance="0.011cm"/>
    <draw:stroke-dash draw:name="Dashed_20__28_var_29__20_6329" draw:display-name="Dashed (var) 6329" draw:style="rect" draw:dots1="1" draw:dots1-length="0.011cm" draw:dots2="1" draw:dots2-length="0.011cm" draw:distance="0.011cm"/>
    <draw:stroke-dash draw:name="Dashed_20__28_var_29__20_6330" draw:display-name="Dashed (var) 6330" draw:style="rect" draw:dots1="1" draw:dots1-length="0.011cm" draw:dots2="1" draw:dots2-length="0.011cm" draw:distance="0.011cm"/>
    <draw:stroke-dash draw:name="Dashed_20__28_var_29__20_6331" draw:display-name="Dashed (var) 6331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06cm" draw:dots2="1" draw:dots2-length="0.006cm" draw:distance="0.006cm"/>
    <draw:stroke-dash draw:name="Dashed_20__28_var_29__20_6352" draw:display-name="Dashed (var) 6352" draw:style="rect" draw:dots1="1" draw:dots1-length="0.006cm" draw:dots2="1" draw:dots2-length="0.006cm" draw:distance="0.006cm"/>
    <draw:stroke-dash draw:name="Dashed_20__28_var_29__20_6353" draw:display-name="Dashed (var) 6353" draw:style="rect" draw:dots1="1" draw:dots1-length="0.006cm" draw:dots2="1" draw:dots2-length="0.006cm" draw:distance="0.006cm"/>
    <draw:stroke-dash draw:name="Dashed_20__28_var_29__20_6354" draw:display-name="Dashed (var) 6354" draw:style="rect" draw:dots1="1" draw:dots1-length="0.006cm" draw:dots2="1" draw:dots2-length="0.006cm" draw:distance="0.006cm"/>
    <draw:stroke-dash draw:name="Dashed_20__28_var_29__20_6355" draw:display-name="Dashed (var) 6355" draw:style="rect" draw:dots1="1" draw:dots1-length="0.006cm" draw:dots2="1" draw:dots2-length="0.006cm" draw:distance="0.006cm"/>
    <draw:stroke-dash draw:name="Dashed_20__28_var_29__20_6356" draw:display-name="Dashed (var) 6356" draw:style="rect" draw:dots1="1" draw:dots1-length="0.006cm" draw:dots2="1" draw:dots2-length="0.006cm" draw:distance="0.006cm"/>
    <draw:stroke-dash draw:name="Dashed_20__28_var_29__20_6357" draw:display-name="Dashed (var) 6357" draw:style="rect" draw:dots1="1" draw:dots1-length="0.006cm" draw:dots2="1" draw:dots2-length="0.006cm" draw:distance="0.006cm"/>
    <draw:stroke-dash draw:name="Dashed_20__28_var_29__20_6358" draw:display-name="Dashed (var) 6358" draw:style="rect" draw:dots1="1" draw:dots1-length="0.006cm" draw:dots2="1" draw:dots2-length="0.006cm" draw:distance="0.006cm"/>
    <draw:stroke-dash draw:name="Dashed_20__28_var_29__20_6359" draw:display-name="Dashed (var) 6359" draw:style="rect" draw:dots1="1" draw:dots1-length="0.006cm" draw:dots2="1" draw:dots2-length="0.006cm" draw:distance="0.006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Dot" draw:style="rect" draw:dots1="1" draw:dots1-length="32%" draw:distance="32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Num_5f_Exo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4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1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729fcf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pahe_20_réponse_20_élève_20_livret" style:display-name="_paragrpahe réponse élève livret" style:family="paragraph" style:parent-style-name="_5f_paragraphre_20_fiche_20__20_livret" style:master-page-name="">
      <style:paragraph-properties fo:margin-top="0cm" fo:margin-bottom="0cm" style:contextual-spacing="false" style:line-height-at-least="0.6cm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2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fo:color="#000000" loext:opacity="100%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1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2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master-page-name="">
      <style:paragraph-properties fo:margin-top="0.199cm" fo:margin-bottom="0.199cm" style:contextual-spacing="false" style:page-number="auto"/>
    </style:style>
    <style:style style:name="_5f_Exo_5f_Num" style:display-name="_Exo_Num" style:family="paragraph" style:parent-style-name="Standard" style:default-outline-level="1" style:list-style-name="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FILET_5f_POINTILLES" style:display-name="FILET_POINTILLES" style:family="paragraph" style:parent-style-name="Standard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_5f_abcd" style:display-name="_num_abcd" style:family="paragraph" style:parent-style-name="Standard" style:default-outline-level="" style:master-page-name="">
      <style:paragraph-properties fo:margin-top="0.199cm" fo:margin-bottom="0.101cm" style:contextual-spacing="false" fo:text-align="justify" style:justify-single-word="false" style:page-number="auto">
        <style:tab-stops>
          <style:tab-stop style:position="0.499cm"/>
          <style:tab-stop style:position="9.2cm" style:type="right" style:leader-style="dotted" style:leader-text="."/>
        </style:tab-stops>
      </style:paragraph-properties>
      <style:text-properties fo:color="#000000" loext:opacity="100%" fo:font-style="normal"/>
    </style:style>
    <style:style style:name="_5f_Txt_5f_Puce" style:display-name="_Txt_Puce" style:family="paragraph" style:parent-style-name="Standard">
      <loext:graphic-properties draw:fill="none" draw:fill-color="#729fcf"/>
      <style:paragraph-properties fo:margin-left="0cm" fo:margin-right="0cm" fo:text-indent="0cm" style:auto-text-indent="false" fo:background-color="transparent">
        <style:tab-stops>
          <style:tab-stop style:position="9.2cm" style:type="right" style:leader-style="dotted" style:leader-text="."/>
        </style:tab-stops>
      </style:paragraph-properties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margin-left="3.099cm" fo:margin-right="0cm" fo:text-align="center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réponse_20_élève_20_livret" style:display-name="_paragraphe réponse élève livret" style:family="paragraph" style:parent-style-name="Standard" style:master-page-name="">
      <style:paragraph-properties fo:margin-top="0cm" fo:margin-bottom="0cm" style:contextual-spacing="false" style:line-height-at-least="0.6cm" style:page-number="auto"/>
      <style:text-properties style:use-window-font-color="true" loext:opacity="0%"/>
    </style:style>
    <style:style style:name="_5f_Titre_20_d_27_exercices_20_livret_20_sans_20_titre_20_avec_20_num_20_exo" style:display-name="_Titre d'exercices livret sans titre avec num exo" style:family="paragraph" style:parent-style-name="Standard">
      <style:text-properties fo:color="#000000" loext:opacity="100%" fo:font-style="normal" fo:font-weight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4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Paragraphe_20_énoncé_20_après_20_numéro_20_question" style:display-name="_Paragraphe énoncé après numéro question" style:family="paragraph" style:parent-style-name="Standard" style:master-page-name="">
      <style:paragraph-properties fo:margin-top="0.199cm" fo:margin-bottom="0.199cm" style:contextual-spacing="false" style:page-number="auto"/>
    </style:style>
    <style:style style:name="_5f_Numéros_20_exercices_20_livret" style:display-name="_Numéros exercices livret" style:family="text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4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1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1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_5f_Niveau_5f_jaune" style:display-name="_Niveau_jaun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Zeichenformat" style:family="text"/>
    <style:style style:name="Puce_5f_enonce1" style:display-name="Puce_enonce1" style:family="text">
      <style:text-properties fo:color="#e8c32a" loext:opacity="100%" style:font-name="Bitstream Vera Sans1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once_5f_Niv2" style:display-name="Enonce_Niv2" style:family="text" style:parent-style-name="Enonce_5f_Niv1">
      <style:text-properties fo:color="#ffffff" loext:opacity="100%" style:font-name="Bitstream Vera Sans2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2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Bold_5f_niv1" style:display-name="Bold_niv1" style:family="text">
      <style:text-properties fo:color="#e8c32a" loext:opacity="100%" style:font-name="Bitstream Vera Sans1" fo:font-family="'Bitstream Vera Sans'" style:font-style-name="Roman" style:font-family-generic="swiss" style:font-pitch="variable" fo:font-size="10pt" fo:font-weight="bold" style:font-size-asian="10.5pt"/>
    </style:style>
    <style:style style:name="Bold" style:family="text">
      <style:text-properties style:font-name="Bitstream Vera Sans1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Numéros_20_de_20_s_27_entraîner" style:display-name="-Numéros de s'entraîner" style:family="text">
      <style:text-properties fo:color="#ffffff" loext:opacity="100%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Bold_5f_niv2" style:display-name="Bold_niv2" style:family="text">
      <style:text-properties fo:color="#d3802b" loext:opacity="100%" style:font-name="Bitstream Vera Sans1" fo:font-family="'Bitstream Vera Sans'" style:font-style-name="Roman" style:font-family-generic="swiss" style:font-pitch="variable" fo:font-size="9pt" fo:font-weight="bold" style:font-size-asian="10.5pt" style:font-weight-asian="bold" style:font-weight-complex="bold" loext:shadow="none"/>
    </style:style>
    <style:style style:name="Bold_5f_niv3" style:display-name="Bold_niv3" style:family="text" style:parent-style-name="Bold_5f_niv2">
      <style:text-properties fo:color="#c74028" loext:opacity="100%" style:font-name="Bitstream Vera Sans1" fo:font-family="'Bitstream Vera Sans'" style:font-style-name="Roman" style:font-family-generic="swiss" style:font-pitch="variable" fo:font-size="9pt" fo:font-weight="bold" fo:background-color="transparent" style:font-size-asian="10.5pt" style:font-weight-asian="bold" style:font-weight-complex="bold" loext:shadow="none"/>
    </style:style>
    <style:style style:name="niv1" style:family="text">
      <style:text-properties fo:color="#ffffff" loext:opacity="100%" style:font-name="Bitstream Vera Sans1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_5f_Niveau_5f_orange" style:display-name="_Niveau_orang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Coul" style:family="text">
      <style:text-properties fo:color="#7fb241" loext:opacity="100%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coul_5f_orange_5f_niv2" style:display-name="coul_orange_niv2" style:family="text">
      <style:text-properties fo:color="#d3802b" loext:opacity="100%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Num_5f_T2" style:display-name="Num_T2" style:family="text">
      <style:text-properties fo:color="#9d0f89" loext:opacity="100%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knumerotitreA" style:family="text">
      <style:text-properties fo:color="#000000" loext:opacity="100%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uce_5f_enonce2" style:display-name="Puce_enonce2" style:family="text">
      <style:text-properties fo:color="#d3802b" loext:opacity="100%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_2d_Numéros_20_de_20_méthodes" style:display-name="-Numéros de méthodes" style:family="text">
      <style:text-properties fo:color="#ffffff" loext:opacity="100%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_5f_Numéros_20_second_20_de_20_méthode" style:display-name="_Numéros second de méthode" style:family="text">
      <style:text-properties fo:color="#ffffff" loext:opacity="100%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Consigne" style:family="text">
      <style:text-properties style:use-window-font-color="true" loext:opacity="0%" style:font-name="Bitstream Vera Sans" fo:font-family="'Bitstream Vera Sans'" style:font-style-name="Oblique" style:font-family-generic="swiss" style:font-pitch="variable" fo:font-size="11pt" fo:font-style="italic" style:text-underline-style="none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4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2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Character_5f_20_5f_style" style:display-name="Character_20_style" style:family="text"/>
    <style:style style:name="livret" style:family="text"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_5f_Correction_5f_symboles" style:display-name="_Correction_symboles" style:family="text" style:parent-style-name="_5f_Correction_5f_surligné">
      <style:text-properties style:font-name="OpenSymbol2" fo:font-family="OpenSymbol" style:font-pitch="variable" fo:font-size="10pt" fo:font-style="normal" fo:background-color="#ffff00" style:font-name-asian="OpenSymbol1" style:font-family-asian="OpenSymbol" style:font-pitch-asian="variable" style:font-charset-asian="x-symbol" style:font-style-asian="normal" style:font-name-complex="OpenSymbol1" style:font-family-complex="OpenSymbol" style:font-pitch-complex="variable" style:font-charset-complex="x-symbol" style:font-style-complex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00" style:background-transparency="0%" draw:fill="solid" draw:fill-color="#ffff00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3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3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3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3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3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3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3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3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3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3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3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3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3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3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3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3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3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3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3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3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3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3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3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3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3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3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3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3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3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3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>
      <style:text-properties fo:font-style="normal" fo:font-weight="bold" officeooo:paragraph-rsid="0027bcad" style:font-style-asian="normal" style:font-weight-asian="bold" style:font-style-complex="normal" style:font-weight-complex="bold"/>
    </style:style>
    <style:style style:name="MP23" style:family="paragraph">
      <style:paragraph-properties fo:text-align="center"/>
    </style:style>
    <style:style style:name="MP24" style:family="paragraph">
      <loext:graphic-properties draw:fill="none" draw:fill-color="#ffffff"/>
      <style:paragraph-properties fo:text-align="center" style:writing-mode="lr-tb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MP25" style:family="paragraph">
      <loext:graphic-properties draw:fill="solid" draw:fill-color="#d7e12c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paragraph-rsid="002556d8"/>
    </style:style>
    <style:style style:name="MP30" style:family="paragraph" style:parent-style-name="Header">
      <style:text-properties fo:font-size="14pt" style:font-size-asian="14pt" style:font-size-complex="14pt"/>
    </style:style>
    <style:style style:name="M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1f37b8" style:font-size-asian="20pt" style:font-size-complex="20pt"/>
    </style:style>
    <style:style style:name="MT7" style:family="text">
      <style:text-properties officeooo:rsid="001fad5a" style:font-size-asian="20pt" style:font-size-complex="20pt"/>
    </style:style>
    <style:style style:name="MT8" style:family="text">
      <style:text-properties officeooo:rsid="0044d1b8" style:font-size-asian="20pt" style:font-size-complex="20pt"/>
    </style:style>
    <style:style style:name="MT9" style:family="text">
      <style:text-properties officeooo:rsid="0027bca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0">N4 : Fractions</text:p>
              </table:table-cell>
              <table:table-cell table:style-name="Tableau18.A1" office:value-type="string">
                <text:p text:style-name="MP30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1">Série 1 : Fractions et parts</text:p>
            </table:table-cell>
            <table:table-cell table:style-name="Tableau18.A1" office:value-type="string">
              <text:p text:style-name="MP31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2_20_une_20_colonne_20_impaire_20__28_G_29_" style:display-name="_Fiche éditeur série 2 une colonne impaire (G)" style:page-layout-name="Mpm18" draw:style-name="Mdp1">
      <style:header>
        <text:p text:style-name="MP22"><draw:frame text:anchor-type="paragraph" draw:z-index="3" draw:name="Forme1" draw:style-name="Mgr1" draw:text-style-name="MP24" svg:width="2.703cm" svg:height="0.715cm" draw:transform="rotate (0.0872664625997165) translate (-0.172861111111111cm 0.218722222222222cm)"><draw:text-box><text:p text:style-name="MP23"><text:span text:style-name="MT5">Série 3</text:span></text:p></draw:text-box></draw:frame><draw:path text:anchor-type="paragraph" draw:z-index="1" draw:name="Forme2" draw:style-name="Mgr2" draw:text-style-name="MP25" svg:width="4.329cm" svg:height="2.24cm" svg:x="-1.499cm" svg:y="-1cm" svg:viewBox="0 0 4330 2241" svg:d="M0 2241l3984-288c209-15 363-168 345-342l-170-1611h-4159z"><text:p/></draw:path><draw:line text:anchor-type="paragraph" draw:z-index="5" draw:name="Forme3" draw:style-name="Mgr3" draw:text-style-name="MP23" svg:x1="16.872cm" svg:y1="0.36cm" svg:x2="20.497cm" svg:y2="0.36cm"><text:p/></draw:line><text:span text:style-name="MT6">Calculer une expression </text:span><text:span text:style-name="MT7">sans </text:span><text:span text:style-name="MT6">parenthèse</text:span><text:span text:style-name="MT8">s</text:span></text:p>
      </style:header>
      <style:footer>
        <text:p text:style-name="MP26"><draw:frame draw:style-name="Mfr1" draw:name="Cadre1" text:anchor-type="paragraph" svg:y="-0.06cm" draw:z-index="11"><draw:text-box fo:min-height="0.499cm" fo:min-width="3cm"><draw:frame draw:style-name="Mfr2" draw:name="Cadre2" text:anchor-type="frame" svg:x="0.45cm" svg:y="0.079cm" svg:width="0.817cm" draw:z-index="13"><draw:text-box fo:min-height="0.355cm"><text:p text:style-name="MP27"><draw:g text:anchor-type="paragraph" draw:z-index="15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8</text:page-number></text:p></draw:text-box></draw:frame><text:p text:style-name="MP29">Nombres <text:span text:style-name="MT9">décimaux</text:span> • A<text:span text:style-name="MT9">1</text:span></text:p></draw:text-box></draw:frame></text:p>
      </style:footer>
    </style:master-page>
    <style:master-page style:name="First_20_Page" style:display-name="First Page" style:page-layout-name="Mpm19" style:next-style-name="Standard"/>
    <style:master-page style:name="Envelope" style:page-layout-name="Mpm20"/>
    <style:master-page style:name="Index" style:page-layout-name="Mpm19"/>
    <style:master-page style:name="Footnote" style:page-layout-name="Mpm21"/>
    <style:master-page style:name="Landscape" style:page-layout-name="Mpm2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05T11:31:43.571000000</dc:date>
    <meta:editing-duration>PT11H32M2S</meta:editing-duration>
    <meta:editing-cycles>95</meta:editing-cycles>
    <meta:generator>LibreOffice/7.1.1.2$Windows_X86_64 LibreOffice_project/fe0b08f4af1bacafe4c7ecc87ce55bb426164676</meta:generator>
    <dc:subject>diviser</dc:subject>
    <dc:title>A3_3 série 1 </dc:title>
    <meta:document-statistic meta:table-count="1" meta:image-count="0" meta:object-count="4" meta:page-count="2" meta:paragraph-count="149" meta:word-count="915" meta:character-count="3492" meta:non-whitespace-character-count="2313"/>
  </office:meta>
</office:document-meta>
</file>

<file path=Object 1/content.xml><?xml version="1.0" encoding="utf-8"?>
<math xmlns="http://www.w3.org/1998/Math/MathML" display="block">
  <semantics>
    <mfrac>
      <mrow>
        <mn>5</mn>
        <mrow>
          <mspace width="0.5em"/>
          <mo stretchy="false">+</mo>
          <mspace width="0.5em"/>
        </mrow>
        <mn>3</mn>
      </mrow>
      <mn>2</mn>
    </mfrac>
    <annotation encoding="StarMath 5.0">{5 ` + `3} over {2} </annotation>
  </semantics>
</math>
</file>

<file path=Object 2/content.xml><?xml version="1.0" encoding="utf-8"?>
<math xmlns="http://www.w3.org/1998/Math/MathML" display="block">
  <semantics>
    <mfrac>
      <mn>8</mn>
      <mn>2</mn>
    </mfrac>
    <annotation encoding="StarMath 5.0"> {8} over {2} 
</annotation>
  </semantics>
</math>
</file>

<file path=Object 3/content.xml><?xml version="1.0" encoding="utf-8"?>
<math xmlns="http://www.w3.org/1998/Math/MathML" display="block">
  <semantics>
    <mfrac>
      <mn>9</mn>
      <mrow>
        <mn>4</mn>
        <mrow>
          <mspace width="0.5em"/>
          <mo stretchy="false">−</mo>
          <mspace width="0.5em"/>
        </mrow>
        <mn>1</mn>
      </mrow>
    </mfrac>
    <annotation encoding="StarMath 5.0">{9} over {4 `- `1} </annotation>
  </semantics>
</math>
</file>

<file path=Object 4/content.xml><?xml version="1.0" encoding="utf-8"?>
<math xmlns="http://www.w3.org/1998/Math/MathML" display="block">
  <semantics>
    <mfrac>
      <mn>9</mn>
      <mn>3</mn>
    </mfrac>
    <annotation encoding="StarMath 5.0">{9} over {3} </annotation>
  </semantics>
</math>
</file>